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623cm" fo:min-width="9.0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78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osifont1" fo:font-size="15.1000003814697pt" style:font-size-asian="15.1000003814697pt" style:font-name-complex="osifont1" style:font-size-complex="15.1000003814697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10.724cm" svg:height="0.233cm" svg:x="14.816cm" svg:y="19.688cm" svg:viewBox="0 0 10725 234" svg:d="M83 28v154h-24v-154h-59v-19h142v19zM186 72c5-9 10-15 17-19 6-4 15-6 25-6 14 0 25 3 32 10 6 7 10 19 10 36v89h-22v-85c0-9-1-16-3-20-1-5-4-8-8-10s-10-3-16-3c-11 0-19 3-25 10s-10 17-10 29v79h-22v-182h22v47c0 5 0 10 0 15 0 6-1 9-1 10zM304 21v-21h22v21zM304 182v-133h22v133zM458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7 10c1 4 2 8 2 14zM637 161c-4 8-9 14-16 18s-15 5-25 5c-17 0-29-5-37-16-8-12-12-30-12-52 0-46 17-69 49-69 10 0 18 1 25 5s12 10 16 17v-14-55h22v155c0 14 0 23 1 27h-21c0-1-1-4-1-9s0-9 0-12zM570 115c0 18 3 32 8 41 5 8 13 11 24 11 12 0 21-4 27-12 5-10 8-23 8-42 0-17-3-30-8-38-6-8-15-12-27-12-11 0-19 4-24 12s-8 21-8 40zM694 182v-102c0-10 0-20-1-31h21c1 15 1 24 1 27h1c3-11 7-19 12-23 4-4 11-6 19-6 3 0 6 0 9 1v20c-3-1-7-1-12-1-9 0-16 4-21 11-4 8-7 20-7 34v70zM810 184c-13 0-23-3-30-10s-10-17-10-30c0-14 4-24 13-31 9-8 24-12 44-12l30-1v-7c0-10-3-18-7-23-5-4-12-7-22-7s-17 2-21 5c-5 4-7 9-8 16l-23-2c4-24 21-35 53-35 16 0 29 3 37 11 9 8 13 19 13 33v58c0 6 1 11 2 15 2 3 5 4 10 4 2 0 5 0 7 0v13c-5 2-11 2-17 2-8 0-14-2-17-6-4-4-6-11-7-20-6 10-13 17-20 21s-16 6-27 6zM815 168c8 0 15-2 21-6 7-3 12-8 15-16 4-6 6-13 6-19v-11h-24c-11 1-19 2-24 4-5 1-9 4-12 9-3 4-4 9-4 16 0 8 1 13 5 17s10 6 17 6zM1043 182h-26l-23-94-4-21c-1 4-2 9-4 16-1 7-10 39-25 99h-25l-37-133h22l22 90c1 2 2 11 5 25l2-9 28-106h23l23 91 6 24 4-18 25-97h21zM1096 21v-21h22v21zM1096 182v-133h22v133zM1235 182v-85c0-8-1-15-3-20-1-5-4-8-8-10s-9-3-16-3c-11 0-19 3-25 10-6 8-10 18-10 31v77h-21v-105c0-15-1-25-1-28h21c0 0 0 1 0 3s0 4 0 6c0 3 0 7 0 14h1c5-10 11-16 17-20 7-4 15-5 25-5 15 0 25 3 32 10 7 8 10 19 10 36v89zM1342 234c-14 0-26-3-34-9-9-5-14-13-17-24l22-3c2 6 5 11 10 14 5 4 11 5 20 5 21 0 32-13 32-38v-22c-4 9-10 15-17 20-7 4-16 6-25 6-16 0-28-5-36-16s-11-29-11-52 4-40 12-51c8-12 20-17 37-17 10 0 18 2 25 6 6 5 12 11 15 19h1c0-3 0-7 0-13s1-9 1-10h21c0 4-1 13-1 27v102c0 37-18 56-55 56zM1375 115c0-11-1-20-4-28s-7-13-12-18c-6-4-12-6-18-6-12 0-20 4-25 12-5 9-8 22-8 40s3 31 8 40c4 8 13 12 24 12 7 0 13-2 19-6 5-4 9-10 12-19 3-7 4-17 4-27zM1502 21v-21h22v21zM1502 182v-133h22v133zM1656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6 10c2 4 3 8 3 14zM1863 115c0 23-5 41-15 53-10 11-25 16-44 16s-34-5-44-17-15-30-15-52c0-46 20-68 60-68 20 0 35 5 44 16 10 11 14 29 14 52zM1840 115c0-18-2-32-8-40-5-8-14-12-27-12s-22 4-28 12c-6 9-9 22-9 40 0 17 3 30 9 40 6 9 15 13 27 13 13 0 22-4 28-12 6-10 8-23 8-41zM1913 49v84c0 8 1 16 3 21 1 5 4 8 8 10s9 3 16 3c11 0 19-3 25-10 6-8 10-19 10-32v-76h22v105c0 15 0 25 0 28h-20c-1 0-1-2-1-3 0-2 0-4 0-6 0-3 0-7 0-14h-1c-5 10-11 16-17 20-7 4-15 5-25 5-15 0-25-3-32-10-7-8-10-19-10-37v-88zM2032 182v-102c0-10 0-20-1-31h21c1 15 1 24 1 27h1c3-11 7-19 12-23 4-4 11-6 19-6 3 0 6 0 9 1v20c-3-1-7-1-12-1-9 0-16 4-21 11-5 8-7 20-7 34v70zM2296 114c0 47-16 70-49 70-20 0-34-7-41-22 0 0 0 7 0 20v52h-22v-158c0-14 0-23-1-27h22c0 0 0 1 0 3s0 6 1 10c0 4 0 7 0 8 4-8 9-14 16-18 6-3 15-5 25-5 16 0 29 5 37 16s12 28 12 51zM2273 115c0-19-3-32-8-40-5-7-13-11-23-11-9 0-16 1-21 5s-9 9-11 17c-3 8-4 18-4 31 0 17 3 30 8 39 6 8 15 12 27 12 11 0 19-4 24-12 5-9 8-22 8-41zM2325 182v-102c0-10-1-20-1-31h21c0 15 0 24 0 27h1c3-11 8-19 12-23 5-4 11-6 19-6 3 0 6 0 9 1v20c-3-1-7-1-11-1-10 0-17 4-21 11-5 8-8 20-8 34v70zM2518 115c0 23-5 41-15 53-10 11-25 16-44 16-20 0-34-5-44-17s-15-30-15-52c0-46 20-68 59-68 20 0 35 5 45 16 9 11 14 29 14 52zM2495 115c0-18-3-32-8-40s-15-12-27-12c-13 0-22 4-28 12-6 9-9 22-9 40 0 17 3 30 9 40 5 9 14 13 26 13 14 0 23-4 29-12 5-10 8-23 8-41zM2658 114c0 47-16 70-48 70-21 0-34-7-41-22h-1c0 0 0 7 0 20v52h-22v-158c0-14 0-23 0-27h21c0 0 0 1 0 3s1 6 1 10 0 7 0 8h1c4-8 9-14 15-18 7-3 15-5 26-5 16 0 28 5 36 16s12 28 12 51zM2635 115c0-19-2-32-7-40-5-7-13-11-24-11-9 0-16 1-21 5-4 4-8 9-11 17-2 8-4 18-4 31 0 17 3 30 9 39 5 8 14 12 27 12 11 0 19-4 24-12 5-9 7-22 7-41zM2703 120c0 15 3 26 10 36 6 8 15 12 27 12 10 0 17-2 23-6s10-8 12-15l19 6c-8 21-26 31-54 31-19 0-34-5-45-17-10-12-15-30-15-53 0-22 5-38 15-50 11-12 25-17 44-17 39 0 58 23 58 70v3zM2775 103c-2-14-5-24-11-31-6-6-14-9-25-9s-19 3-25 10c-7 8-10 17-11 30zM2827 182v-102c0-10 0-20-1-31h21c0 15 1 24 1 27 4-11 8-19 12-23 5-4 11-6 20-6 3 0 6 0 9 1v20c-3-1-7-1-12-1-9 0-16 4-21 11-5 8-7 20-7 34v70zM2960 181c-8 2-15 3-23 3-17 0-26-10-26-30v-89h-15v-16h16l6-30h15v30h24v16h-24v84c0 7 1 11 3 14 2 2 6 4 11 4 3 0 7-1 13-2zM2985 234c-6 0-11-1-15-1v-17c3 1 7 1 10 1 14 0 25-10 33-30l2-6-52-132h23l28 73c0 1 1 2 1 4 1 2 3 7 6 16 3 10 4 15 5 16l8-25 29-84h23l-50 133c-6 14-11 25-16 31-4 7-10 12-15 16-6 3-13 5-20 5zM3134 157v19c0 8-1 16-3 21-1 6-3 12-7 17h-15c8-11 12-22 12-32h-11v-25zM3110 74v-25h24v25zM3243 21v-21h22v21zM3243 182v-133h22v133zM3349 181c-7 2-14 3-22 3-17 0-26-10-26-30v-89h-15v-16h16l6-30h15v30h24v16h-24v84c0 7 1 11 3 14 2 2 6 4 11 4 3 0 7-1 12-2zM3455 114c0 18 3 31 9 40 5 9 13 13 25 13 7 0 14-2 19-6s9-11 10-21l22 2c-2 13-7 24-16 31-9 8-21 11-35 11-18 0-32-5-42-17s-15-30-15-52 5-39 15-51 24-17 42-17c13 0 25 3 34 10 8 7 14 17 16 29l-22 2c-1-8-4-13-9-18-5-4-11-6-20-6-11 0-20 4-25 11-5 8-8 21-8 39zM3597 184c-13 0-23-3-30-10-6-7-10-17-10-30 0-14 5-24 14-31 9-8 23-12 43-12l30-1v-7c0-10-2-18-7-23-4-4-12-7-21-7-10 0-17 2-22 5-4 4-7 9-8 16l-23-2c4-24 22-35 53-35 17 0 29 3 38 11 8 8 12 19 12 33v58c0 6 1 11 3 15 1 3 5 4 9 4 3 0 5 0 8 0v13c-6 2-12 2-17 2-8 0-14-2-18-6s-6-11-6-20h-1c-6 10-12 17-20 21-7 4-16 6-27 6zM3602 168c8 0 15-2 22-6 6-3 11-8 14-16 4-6 6-13 6-19v-11h-24c-10 1-18 2-24 4-5 1-9 4-12 9-3 4-4 9-4 16 0 8 2 13 6 17s9 6 16 6zM3787 182v-85c0-8-1-15-2-20-2-5-5-8-8-10-4-2-10-3-17-3-11 0-19 3-25 10-6 8-9 18-9 31v77h-22v-105c0-15 0-25-1-28h21c0 0 0 1 0 3s0 4 0 6c1 3 1 7 1 14 5-10 11-16 18-20 6-4 15-5 24-5 15 0 26 3 32 10 7 8 10 19 10 36v89zM3859 63h-17l-3-54h23zM3942 181c-8 2-15 3-23 3-17 0-26-10-26-30v-89h-15v-16h16l6-30h15v30h24v16h-24v84c0 7 1 11 3 14 2 2 6 4 11 4 3 0 7-1 13-2zM4142 114c0 47-16 70-48 70-10 0-18-1-25-5s-12-9-16-17c0 2-1 6-1 11s-1 8-1 9h-21c1-4 1-13 1-27v-155h22v52c0 5 0 11-1 18h1c4-8 9-14 16-18s15-5 25-5c17 0 29 5 37 16 8 12 11 29 11 51zM4119 115c0-18-2-32-7-40-5-7-13-11-24-11-12 0-21 4-27 12-5 9-8 22-8 40s3 31 8 40c6 8 15 12 27 12 11 0 19-4 24-12 5-9 7-22 7-41zM4188 120c0 15 3 26 9 36 6 8 15 12 27 12 10 0 18-2 23-6 6-4 10-8 12-15l19 6c-8 21-26 31-54 31-19 0-34-5-44-17s-15-30-15-53c0-22 5-38 15-50s25-17 44-17c38 0 58 23 58 70v3zM4259 103c-1-14-5-24-11-31-5-6-14-9-25-9-10 0-19 3-25 10-6 8-10 17-10 30zM4381 182v-102c0-10 0-20-1-31h21c1 15 1 24 1 27h1c3-11 7-19 12-23 4-4 11-6 19-6 3 0 6 0 9 1v20c-3-1-7-1-12-1-9 0-16 4-21 11-5 8-7 20-7 34v70zM4480 120c0 15 3 26 9 36 7 8 16 12 28 12 9 0 17-2 23-6 5-4 9-8 11-15l20 6c-8 21-26 31-54 31-20 0-35-5-45-17s-15-30-15-53c0-22 5-38 15-50s25-17 44-17c39 0 58 23 58 70v3zM4551 103c-1-14-4-24-10-31-6-6-14-9-25-9s-20 3-26 10c-6 8-9 17-10 30zM4715 114c0 47-16 70-49 70-20 0-34-7-41-22 0 0 0 7 0 20v52h-22v-158c0-14 0-23-1-27h22c0 0 0 1 0 3s0 6 0 10c1 4 1 7 1 8 4-8 9-14 16-18 6-3 15-5 25-5 16 0 29 5 37 16s12 28 12 51zM4692 115c0-19-3-32-8-40-5-7-13-11-23-11-9 0-16 1-21 5s-9 9-11 17c-3 8-4 18-4 31 0 17 3 30 8 39 6 8 15 12 27 12 11 0 19-4 24-12 5-9 8-22 8-41zM4743 182v-102c0-10 0-20 0-31h20c1 15 1 24 1 27h1c3-11 7-19 12-23s11-6 19-6c3 0 6 0 9 1v20c-3-1-7-1-12-1-9 0-16 4-20 11-5 8-8 20-8 34v70zM4937 115c0 23-5 41-15 53-10 11-25 16-44 16-20 0-34-5-44-17s-15-30-15-52c0-46 20-68 59-68 20 0 35 5 45 16 9 11 14 29 14 52zM4914 115c0-18-3-32-8-40-6-8-15-12-27-12-13 0-23 4-28 12-6 9-9 22-9 40 0 17 3 30 9 40 5 9 14 13 26 13 13 0 23-4 29-12 5-10 8-23 8-41zM5049 161c-4 8-10 14-16 18-7 4-15 5-25 5-17 0-29-5-37-16-8-12-12-30-12-52 0-46 16-69 49-69 10 0 18 1 25 5 6 4 12 10 16 17v-14-55h22v155c0 14 0 23 0 27h-21c0-1 0-4 0-9-1-5-1-9-1-12zM4982 115c0 18 3 32 7 41 5 8 13 11 24 11 13 0 22-4 27-12 6-10 9-23 9-42 0-17-3-30-9-38-5-8-14-12-27-12-11 0-19 4-24 12-4 8-7 21-7 40zM5127 49v84c0 8 1 16 2 21 2 5 5 8 9 10 3 2 9 3 16 3 11 0 19-3 25-10 6-8 9-19 9-32v-76h22v105c0 15 0 25 1 28h-21c0 0 0-2 0-3 0-2 0-4 0-6-1-3-1-7-1-14-5 10-11 16-18 20-6 4-15 5-24 5-15 0-26-3-32-10-7-8-10-19-10-37v-88zM5262 114c0 18 3 31 8 40 6 9 14 13 25 13 8 0 15-2 20-6s8-11 10-21l22 2c-2 13-7 24-16 31-10 8-21 11-35 11-19 0-33-5-42-17-10-12-15-30-15-52s5-39 15-51c9-12 23-17 42-17 13 0 24 3 33 10s15 17 17 29l-23 2c-1-8-4-13-8-18-5-4-11-6-20-6-12 0-20 4-25 11-5 8-8 21-8 39zM5387 120c0 15 3 26 9 36 7 8 16 12 28 12 9 0 17-2 23-6s9-8 11-15l20 6c-8 21-26 31-54 31-20 0-34-5-45-17-10-12-15-30-15-53 0-22 5-38 15-50 11-12 25-17 44-17 39 0 58 23 58 70v3zM5459 103c-2-14-5-24-11-31-6-6-14-9-25-9s-19 3-26 10c-6 8-9 17-10 30zM5594 161c-5 8-10 14-17 18-6 4-15 5-25 5-16 0-29-5-36-16-8-12-12-30-12-52 0-46 16-69 48-69 10 0 19 1 25 5 7 4 12 10 17 17v-14-55h21v155c0 14 1 23 1 27h-21c0-1 0-4-1-9 0-5 0-9 0-12zM5527 115c0 18 2 32 7 41 5 8 13 11 24 11 12 0 21-4 27-12 6-10 9-23 9-42 0-17-3-30-9-38s-14-12-27-12c-11 0-19 4-24 12s-7 21-7 40zM5832 115c0 23-5 41-16 53-10 11-24 16-44 16-19 0-34-5-44-17-9-12-14-30-14-52 0-46 19-68 59-68 20 0 35 5 44 16 10 11 15 29 15 52zM5809 115c0-18-3-32-8-40-6-8-15-12-28-12s-22 4-28 12c-5 9-8 22-8 40 0 17 3 30 8 40 6 9 15 13 27 13 13 0 23-4 28-12 6-10 9-23 9-41zM5860 182v-102c0-10 0-20 0-31h20c1 15 1 24 1 27h1c3-11 7-19 12-23s11-6 19-6c3 0 6 0 9 1v20c-3-1-7-1-11-1-10 0-17 4-21 11-5 8-8 20-8 34v70zM6029 114c0 18 3 31 8 40 6 9 14 13 25 13 8 0 15-2 20-6s9-11 10-21l22 2c-2 13-7 24-16 31-9 8-21 11-35 11-18 0-32-5-42-17s-15-30-15-52 5-39 15-51 24-17 42-17c13 0 25 3 33 10 9 7 15 17 17 29l-22 2c-1-8-4-13-9-18-5-4-11-6-20-6-11 0-20 4-25 11-5 8-8 21-8 39zM6249 115c0 23-5 41-15 53-10 11-25 16-45 16-19 0-33-5-43-17s-15-30-15-52c0-46 20-68 59-68 20 0 35 5 45 16 9 11 14 29 14 52zM6226 115c0-18-3-32-8-40-6-8-15-12-27-12-13 0-23 4-28 12-6 9-9 22-9 40 0 17 3 30 9 40 5 9 14 13 26 13 13 0 23-4 28-12 6-10 9-23 9-41zM6354 182v-85c0-12-2-21-5-26-4-5-10-7-19-7s-17 3-22 10c-6 7-8 18-8 31v77h-22v-105c0-15 0-25-1-28h21c0 0 0 1 0 3s0 4 0 6c0 3 1 7 1 14 5-10 10-16 16-20 7-4 14-5 23-5 10 0 18 2 23 6 6 3 10 10 13 19 5-9 10-16 16-20 7-4 15-5 24-5 13 0 23 3 29 10 6 8 9 20 9 36v89h-22v-85c0-12-1-21-5-26-3-5-10-7-19-7s-17 3-22 10-8 17-8 31v77zM6562 182v-85c0-12-2-21-6-26-3-5-9-7-19-7-9 0-16 3-22 10-5 7-8 18-8 31v77h-22v-105c0-15 0-25-1-28h21c0 0 0 1 0 3 1 2 1 4 1 6 0 3 0 7 0 14h1c4-10 10-16 16-20s13-5 22-5c10 0 18 2 24 6 6 3 10 10 12 19 5-9 10-16 17-20 6-4 14-5 23-5 14 0 23 3 29 10 7 8 10 20 10 36v89h-22v-85c0-12-2-21-5-26-4-5-10-7-19-7-10 0-17 3-23 10-5 7-8 17-8 31v77zM6714 49v84c0 8 0 16 2 21s5 8 8 10c4 2 10 3 17 3 10 0 19-3 25-10 6-8 9-19 9-32v-76h22v105c0 15 0 25 1 28h-21c0 0 0-2 0-3 0-2 0-4-1-6 0-3 0-7 0-14-5 10-11 16-18 20s-15 5-25 5c-14 0-25-3-31-10-7-8-10-19-10-37v-88zM6916 182v-85c0-8-1-15-3-20-1-5-4-8-8-10s-9-3-16-3c-11 0-19 3-25 10-6 8-9 18-9 31v77h-22v-105c0-15-1-25-1-28h21c0 0 0 1 0 3s0 4 0 6c0 3 0 7 1 14 5-10 11-16 17-20 7-4 15-5 25-5 15 0 25 3 32 10 7 8 10 19 10 36v89zM6972 21v-21h22v21zM6972 182v-133h22v133zM7044 114c0 18 2 31 8 40s14 13 25 13c8 0 14-2 20-6 5-4 8-11 9-21l23 2c-2 13-8 24-17 31-9 8-20 11-34 11-19 0-33-5-43-17-9-12-14-30-14-52s5-39 14-51c10-12 24-17 42-17 14 0 25 3 34 10s15 17 17 29l-23 2c-1-8-4-13-8-18-5-4-12-6-20-6-12 0-20 4-25 11-6 8-8 21-8 39zM7186 184c-14 0-24-3-30-10-7-7-10-17-10-30 0-14 4-24 13-31 9-8 24-12 44-12l29-1v-7c0-10-2-18-6-23-5-4-12-7-22-7s-17 2-21 5c-5 4-8 9-8 16l-23-2c3-24 21-35 53-35 16 0 29 3 37 11s13 19 13 33v58c0 6 0 11 2 15 2 3 5 4 10 4 2 0 4 0 7 0v13c-5 2-11 2-17 2-8 0-14-2-18-6-3-4-5-11-6-20h-1c-5 10-12 17-19 21-8 4-17 6-27 6zM7191 168c8 0 15-2 21-6 6-3 11-8 15-16 4-6 5-13 5-19v-11h-24c-10 1-18 2-23 4-5 1-10 4-12 9-3 4-5 9-5 16 0 8 2 13 6 17s9 6 17 6zM7343 181c-8 2-15 3-23 3-17 0-26-10-26-30v-89h-15v-16h16l6-30h15v30h24v16h-24v84c0 7 1 11 3 14 2 2 6 4 11 4 3 0 7-1 13-2zM7379 120c0 15 3 26 9 36 6 8 16 12 28 12 9 0 17-2 22-6 6-4 10-8 12-15l19 6c-8 21-25 31-53 31-20 0-35-5-45-17s-15-30-15-53c0-22 5-38 15-50s25-17 44-17c38 0 58 23 58 70v3zM7450 103c-1-14-5-24-10-31-6-6-15-9-26-9-10 0-19 3-25 10-6 8-10 17-10 30zM7585 161c-4 8-9 14-16 18s-15 5-25 5c-17 0-29-5-37-16-8-12-12-30-12-52 0-46 17-69 49-69 10 0 18 1 25 5s12 10 16 17v-14-55h22v155c0 14 0 23 1 27h-21c0-1-1-4-1-9s0-9 0-12zM7518 115c0 18 3 32 8 41 5 8 13 11 24 11 12 0 21-4 27-12 5-10 8-23 8-42 0-17-3-30-8-38-6-8-15-12-27-12-11 0-19 4-24 12s-8 21-8 40zM7838 182h-25l-23-94-5-21c-1 4-2 9-3 16-2 7-10 39-25 99h-26l-36-133h21l23 90c0 2 2 11 5 25l2-9 27-106h24l23 91 6 24 3-18 25-97h22zM7891 21v-21h22v21zM7891 182v-133h22v133zM7997 181c-7 2-14 3-22 3-17 0-26-10-26-30v-89h-15v-16h16l6-30h15v30h24v16h-24v84c0 7 1 11 3 14 2 2 6 4 11 4 3 0 7-1 12-2zM8038 72c5-9 11-15 17-19 7-4 15-6 26-6 14 0 25 3 31 10 7 7 10 19 10 36v89h-22v-85c0-9 0-16-2-20-2-5-5-8-9-10-3-2-9-3-16-3-10 0-18 3-25 10-6 7-9 17-9 29v79h-22v-182h22v47c0 5 0 10 0 15-1 6-1 9-1 10zM8268 115c0 23-5 41-15 53-10 11-25 16-44 16-20 0-34-5-44-17s-15-30-15-52c0-46 20-68 59-68 21 0 35 5 45 16 9 11 14 29 14 52zM8245 115c0-18-3-32-8-40s-15-12-27-12c-13 0-22 4-28 12-6 9-9 22-9 40 0 17 3 30 9 40 5 9 14 13 26 13 14 0 23-4 29-12 5-10 8-23 8-41zM8318 49v84c0 8 1 16 2 21 2 5 5 8 9 10 3 2 9 3 16 3 11 0 19-3 25-10 6-8 9-19 9-32v-76h22v105c0 15 1 25 1 28h-21c0 0 0-2 0-3 0-2 0-4 0-6 0-3-1-7-1-14-5 10-11 16-18 20-6 4-14 5-24 5-15 0-25-3-32-10-7-8-10-19-10-37v-88zM8487 181c-7 2-14 3-22 3-18 0-26-10-26-30v-89h-16v-16h16l7-30h15v30h24v16h-24v84c0 7 1 11 3 14 2 2 5 4 10 4 3 0 8-1 13-2zM8688 115c0 23-5 41-15 53-10 11-25 16-45 16-19 0-33-5-43-17s-15-30-15-52c0-46 20-68 59-68 20 0 35 5 45 16 9 11 14 29 14 52zM8665 115c0-18-3-32-8-40-6-8-15-12-27-12-13 0-23 4-28 12-6 9-9 22-9 40 0 17 3 30 9 40 5 9 14 13 26 13 13 0 23-4 28-12 6-10 9-23 9-41zM8738 49v84c0 8 1 16 2 21 2 5 5 8 8 10 4 2 10 3 17 3 11 0 19-3 25-10 6-8 9-19 9-32v-76h22v105c0 15 0 25 1 28h-21c0 0 0-2 0-3 0-2 0-4 0-6-1-3-1-7-1-14-5 10-11 16-18 20-6 4-15 5-24 5-15 0-26-3-32-10-7-8-10-19-10-37v-88zM8857 182v-102c0-10-1-20-1-31h21c0 15 1 24 1 27 4-11 8-19 12-23 5-4 11-6 20-6 2 0 5 0 8 1v20c-2-1-6-1-11-1-9 0-16 4-21 11-5 8-7 20-7 34v70zM9135 182h-25l-24-94-4-21c-1 4-2 9-3 16-2 7-10 39-25 99h-26l-37-133h22l22 90c1 2 3 11 6 25l2-9 27-106h24l23 91 6 24 3-18 25-97h22zM9189 182v-102c0-10 0-20-1-31h21c1 15 1 24 1 27h1c3-11 7-19 12-23 4-4 11-6 19-6 3 0 6 0 9 1v20c-3-1-7-1-12-1-9 0-16 4-21 11-5 8-7 20-7 34v70zM9271 21v-21h22v21zM9271 182v-133h22v133zM9377 181c-7 2-15 3-22 3-18 0-27-10-27-30v-89h-15v-16h16l7-30h14v30h25v16h-25v84c0 7 1 11 3 14 2 2 6 4 11 4 3 0 7-1 13-2zM9447 181c-8 2-15 3-22 3-18 0-27-10-27-30v-89h-15v-16h16l6-30h15v30h25v16h-25v84c0 7 1 11 3 14 2 2 6 4 11 4 3 0 7-1 13-2zM9483 120c0 15 3 26 9 36 6 8 16 12 28 12 9 0 17-2 23-6 5-4 9-8 11-15l19 6c-7 21-25 31-53 31-20 0-35-5-45-17s-15-30-15-53c0-22 5-38 15-50s25-17 44-17c39 0 58 23 58 70v3zM9554 103c-1-14-4-24-10-31-6-6-15-9-26-9-10 0-19 3-25 10-6 8-9 17-10 30zM9690 182v-85c0-8-1-15-3-20s-4-8-8-10-9-3-17-3c-10 0-18 3-25 10-6 8-9 18-9 31v77h-22v-105c0-15 0-25 0-28h20c0 0 1 1 1 3s0 4 0 6c0 3 0 7 0 14h1c5-10 11-16 17-20 7-4 15-5 25-5 14 0 25 3 32 10 6 8 10 19 10 36v89zM9832 114c0 18 3 31 9 40 5 9 14 13 25 13 8 0 14-2 19-6 6-4 9-11 10-21l22 2c-1 13-7 24-16 31-9 8-21 11-35 11-18 0-32-5-42-17s-14-30-14-52 4-39 14-51 24-17 42-17c14 0 25 3 34 10s14 17 17 29l-23 2c-1-8-4-13-9-18-4-4-11-6-19-6-12 0-20 4-26 11-5 8-8 21-8 39zM10052 115c0 23-5 41-15 53-10 11-25 16-44 16s-34-5-44-17-15-30-15-52c0-46 20-68 60-68 20 0 35 5 44 16 10 11 14 29 14 52zM10029 115c0-18-2-32-8-40-5-8-14-12-27-12s-22 4-28 12c-6 9-9 22-9 40 0 17 3 30 9 40 6 9 14 13 27 13s22-4 28-12c6-10 8-23 8-41zM10165 182v-85c0-8-1-15-3-20s-4-8-8-10-9-3-17-3c-10 0-19 3-25 10-6 8-9 18-9 31v77h-22v-105c0-15 0-25-1-28h21c0 0 0 1 0 3 1 2 1 4 1 6 0 3 0 7 0 14h1c5-10 10-16 17-20s15-5 25-5c14 0 25 3 32 10 6 8 10 19 10 36v89zM10320 145c0 13-5 23-14 29-10 7-23 10-40 10-16 0-29-2-38-8-9-5-15-14-17-25l19-5c2 8 6 13 12 17 6 3 14 5 24 5 11 0 19-2 25-5 5-4 7-9 7-17 0-5-1-9-5-12-4-4-9-6-17-9l-16-4c-13-3-22-6-27-9s-9-7-12-12c-3-4-5-10-5-16 0-12 4-21 13-28 8-6 21-9 37-9 15 0 27 2 35 8 9 5 14 13 16 24l-19 3c-2-6-5-11-10-14-6-3-13-4-22-4-10 0-17 1-22 4-4 3-7 8-7 14 0 3 1 7 3 9s5 4 9 6 12 4 24 7 20 6 25 8c5 3 9 6 12 9s6 6 7 10c2 4 3 8 3 14zM10362 120c0 15 4 26 10 36 6 8 15 12 27 12 10 0 17-2 23-6s10-8 12-15l19 6c-8 21-26 31-54 31-19 0-34-5-44-17-11-12-16-30-16-53 0-22 5-38 16-50 10-12 24-17 43-17 39 0 59 23 59 70v3zM10434 103c-1-14-5-24-11-31-6-6-14-9-25-9s-19 3-25 10c-6 8-10 17-10 30zM10569 182v-85c0-8-1-15-2-20-2-5-5-8-8-10-4-2-10-3-17-3-10 0-19 3-25 10-6 8-9 18-9 31v77h-22v-105c0-15 0-25-1-28h21c0 0 0 1 0 3s0 4 1 6c0 3 0 7 0 14 5-10 11-16 18-20 6-4 15-5 25-5 14 0 25 3 31 10 7 8 10 19 10 36v89zM10676 181c-7 2-14 3-22 3-18 0-26-10-26-30v-89h-16v-16h16l7-30h15v30h24v16h-24v84c0 7 1 11 3 14 2 2 5 4 11 4 2 0 7-1 12-2zM10701 182v-27h24v27z">
          <text:p/>
        </draw:path>
        <draw:path draw:style-name="gr2" draw:text-style-name="P2" draw:layer="layout" svg:width="10.726cm" svg:height="0.235cm" svg:x="14.815cm" svg:y="19.687cm" svg:viewBox="0 0 10727 236" svg:d="M85 29v154 1h-1-24-1v-1-154h1v1h-59-1v-1-19-1h1 142 1v1 19 1h-1-59v-1zM84 28h59v1h-2v-19h2v1h-142v-1h2v19h-2v-1h59 2v1 154h-2v-1h24v1h-2v-154-1zM186 72c4-9 10-15 17-19 7-5 16-7 26-7 15 0 26 4 33 11 7 8 10 20 10 37v89 1h-1-22-1v-1-85c0-9-1-16-3-20s-4-7-8-9-9-3-15-3c-11 0-18 3-24 10s-9 16-9 28v79 1h-2-22-1v-1-182-1h1 22 2v1 47c0 5-1 10-1 15 0 6 0 9 0 10h-2v-2h1v2zM187 74h-1-1v-2c0 0 0-3 1-9 0-5 0-10 0-15v-47h1v1h-22v-1h2v182h-2v-1h22v1h-1v-79c0-12 3-22 10-30 6-7 15-11 26-11 7 0 12 1 16 4 5 2 8 5 9 10 2 5 3 12 3 21v85h-1v-1h22v1h-1v-89c0-17-4-28-10-35-7-7-17-10-31-10-10 0-18 2-25 6-6 4-11 10-16 18v1zM304 22v-21-1h1 22 1v1 21 1h-1-22-1zM305 21h22v1h-2v-21h2v1h-22v-1h1v21h-1zM304 183v-133-1h1 22 1v1 133 1h-1-22-1zM305 182h22v1h-2v-133h2v1h-22v-1h1v133h-1zM460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3 9 3 3 5 7 7 11 1 4 2 8 2 14zM458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639 161c-4 9-10 16-16 20-7 4-16 6-26 6-17 0-30-6-38-19-8-11-12-28-12-51 0-47 17-71 50-71 10 0 19 2 26 6 6 4 12 10 16 18h-1v-1 1l-1 1v-15-55-1h1 22 1v1 154c0 14 1 24 1 28v1h-1-21-1v-1c-1-1-1-4-1-9-1-6-1-10-1-13h2v1h-1v-1zM638 160h1 1v1c0 3 0 7 0 13 1 5 1 8 1 9h-1v-1h21v1h-1c-1-4-1-14-1-28v-154h1v1h-22v-1h1v55h-1 1l1 14v2h-2-1v-1c-4-8-9-13-16-17-6-3-14-5-24-5-32 0-47 22-47 68 0 22 4 39 11 50 8 12 20 17 36 17 10 0 18-2 24-5 7-4 12-10 16-19zM573 116c0 18 2 31 7 39s12 11 23 11c12 0 20-4 26-12 5-9 8-22 8-40 0-17-3-29-8-37-6-8-14-12-26-12-11 0-18 4-23 12s-7 21-7 39zM570 116c0-19 3-32 8-41 5-8 14-12 25-12 12 0 22 4 28 12 5 9 8 22 8 39 0 19-3 32-8 41-6 9-16 14-28 14s-20-5-25-13-8-22-8-40zM694 183v-102c0-10 0-20-1-31v-1h1 21 1v1c1 15 1 24 1 27h-1v-1h1v1h-2c4-12 8-20 13-24s12-7 20-7c3 0 6 1 9 2h1v1 20 2l-1-1c-3-1-7-1-12-1-9 0-15 4-20 11-4 8-7 19-7 33v70 1h-1-22-1zM695 182h22v1h-1v-70c0-15 2-26 7-34s13-13 22-13c5 0 9 1 12 2v1h-1v-20h1v1c-3-1-6-1-9-1-8 0-14 2-18 6-5 4-9 11-12 22v1h-1-1-1v-1c0-3 0-12-1-27h1v1h-21v-1h2c0 11 0 21 0 31v102h-1zM811 187c-14 0-24-4-31-11-7-8-10-18-10-31 0-14 4-25 14-32 9-8 24-12 44-12l30-1v1h-2v-7c0-10-2-17-6-22-4-4-11-7-21-7-9 0-16 2-20 5-5 3-7 8-8 15v2l-1-1-23-2h-2l1-1c3-24 22-37 54-37 17 0 29 4 38 12s13 19 13 34v57c0 6 1 11 2 14 2 3 5 4 9 4 2 0 4 0 7-1h2v2 14 1h-1c-6 2-12 2-18 2-8 0-14-2-18-6-4-5-6-13-7-22h1v1-1h1c-6 11-13 19-20 23-8 5-17 7-28 7zM811 184c10 0 19-2 26-6 8-4 14-12 20-22v-1h1 1l1 2c0 9 2 16 6 20 3 4 8 6 16 6 6 0 12-1 17-2v1h-1v-14h1l1 1c-3 0-6 1-8 1-5 0-9-2-11-6-2-3-2-9-2-15v-57c0-14-4-25-13-32-8-8-20-11-36-11-31 0-48 11-52 34h-1v-1l23 2v1h-1c0-7 3-13 8-17 5-3 12-5 22-5s18 2 23 7c4 5 7 13 7 24v7 2h-1-30v-1 1c-20 1-34 5-43 12s-13 17-13 30c0 12 3 21 10 29 6 7 16 10 29 10zM816 167c8 0 15-2 21-6 6-3 11-8 14-14 4-6 5-13 5-19v-11h2v1l-24 1c-11 0-18 1-23 3-6 2-9 4-12 8s-4 9-4 16c0 6 2 12 5 15 4 4 9 6 16 6zM816 169c-8 0-13-2-18-6-4-4-6-10-6-17s2-13 5-17 7-8 13-10c5-2 13-3 24-3v1-1h24 1v1 11c0 7-2 14-6 20-3 7-9 12-15 16-6 3-14 5-22 5zM1044 184h-26-1v-1l-23-94-5-21h2 1c-1 4-2 9-4 16-1 7-9 40-24 99l-1 1h-1-25-1v-1l-37-133-1-1h2 22 1v1l22 89-1 1 1-1c1 2 3 10 5 25h-1-1l2-9v-1l28-104v-1h1 23 1l1 1 23 90 5 24h-1-1l4-17 25-97v-1h1 21 2v1l-38 133zM1042 183l38-133h1v1h-21v-1h1l-25 97h-1 1l-4 17-1 5-1-5-6-23h1-1l-23-91h1v1h-23v-1h1l-28 105h-1 1l-2 9-1 6-1-6c-3-14-5-22-5-24l-23-90h2v1h-22v-1h1l37 133h-1v-1h25v1h-1c15-60 23-93 25-99 1-7 3-13 3-16l2-6 1 6 4 20-1 1 1-1 23 95h-1v-1h26v1zM1096 22v-21-1h1 22 1v1 21 1h-1-22-1zM1097 21h22v1h-1v-21h1v1h-22v-1h1v21h-1zM1096 183v-133-1h1 22 1v1 133 1h-1-22-1zM1097 182h22v1h-1v-133h1v1h-22v-1h1v133h-1zM1235 183v-85c0-8-1-15-3-20-2-4-4-7-8-9-3-2-8-3-15-3-11 0-19 3-24 10-6 7-9 17-9 30v77 1h-2-21-2v-1-105c0-15 0-24 0-28l-1-1h2 21 1v1c0 0 0 1 0 3s0 4 0 6c0 3 1 7 1 14h-2v-2h1v2l-1-1c5-9 11-16 18-20s15-6 25-6c15 0 26 4 33 11 7 8 10 20 10 37v89 1h-1-22-1zM1236 182h22v1h-1v-89c0-16-4-28-10-35-7-7-17-10-31-10-10 0-18 2-24 5-6 4-12 10-17 19v1h-1-1-1v-1c0-7 0-11 0-13 0-3 0-5 0-7-1-1-1-2-1-3h2v1h-21v-1h1c1 3 1 13 1 28v105h-1v-1h21v1h-1v-77c0-14 3-24 10-31 6-8 15-12 26-12 7 0 13 1 17 4 4 2 7 6 8 11 2 5 3 12 3 20v85h-1zM1343 236c-15 0-26-3-35-9-9-5-15-14-17-24v-2h1l22-3h1v1c2 6 5 10 10 13 4 3 11 5 19 5 21 0 31-12 31-37v-23h1v2-2l1 1c-4 9-10 16-17 21-8 4-16 6-26 6-17 0-29-5-37-17-8-11-12-29-12-52s5-41 13-52c8-12 21-17 38-17 10 0 18 2 25 6 7 5 13 11 17 19l-2 1v-2h1v2h-2c0-3 1-7 1-13s1-10 1-11h1 21 1v1c0 4 0 13 0 27v102c0 38-20 57-57 57zM1343 234c36 0 54-18 54-55v-102c0-14 0-23 1-27h1v1h-21v-1l1 1c0 0 0 3-1 9 0 6 0 10 0 13v1h-1-1l-1-1c-3-8-8-13-15-18-7-4-15-6-24-6-16 0-28 5-36 16s-12 28-12 51 4 40 11 50c7 12 19 17 35 17 9 0 17-2 24-6 8-5 13-12 17-20v-1h1 2v1 23c0 26-12 39-34 39-9 0-16-1-21-5-5-3-9-8-10-15h1v1l-22 4v-2h1c3 10 8 18 16 23 9 6 20 9 34 9zM1375 116c0-11-1-20-4-27-3-8-7-14-12-18s-11-6-17-6c-11 0-19 4-24 12s-7 21-7 39 2 31 7 38c4 8 12 11 23 11 7 0 13-1 18-5s9-10 12-17c3-8 4-17 4-27zM1378 116c0 11-2 20-5 28-3 7-7 13-13 18-5 4-12 6-19 6-12 0-21-4-26-12-4-9-7-22-7-40s3-32 8-40c5-9 14-13 26-13 6 0 13 2 18 6 6 5 10 11 13 19s5 17 5 28zM1501 22v-21-1h2 22 1v1 21 1h-1-22-2zM1503 21h22v1h-2v-21h2v1h-22v-1h1v21h-1zM1501 183v-133-1h2 22 1v1 133 1h-1-22-2zM1503 182h22v1h-2v-133h2v1h-22v-1h1v133h-1zM1658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2 9 4 3 6 7 8 11 1 4 2 8 2 14zM1656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1866 116c0 23-6 41-16 52-10 13-26 19-45 19-20 0-35-6-45-19-10-12-15-30-15-52 0-46 21-70 61-70 20 0 35 6 45 17 10 12 15 29 15 53zM1863 116c0-23-4-40-14-51-9-11-23-16-43-16-39 0-58 22-58 67 0 22 4 38 14 50 10 13 24 18 43 18s33-5 43-17c10-11 15-28 15-51zM1840 116c0-18-3-31-8-39s-14-12-26-12c-13 0-21 4-27 12-5 8-8 21-8 39 0 17 2 30 8 38 5 9 14 13 26 13 13 0 21-4 27-12 5-8 8-21 8-39zM1843 116c0 18-3 32-9 40-6 9-16 13-29 13s-22-4-28-13-9-23-9-40c0-18 3-32 9-40 6-9 16-13 29-13s23 4 28 12c6 9 9 23 9 41zM1915 50v84c0 8 1 15 3 20 2 4 4 7 8 9 3 2 8 3 15 3 11 0 19-3 24-10 6-7 9-17 9-30v-76-1h2 22 1v1 104c0 15 0 25 0 29l1 1h-2-20-2v-1c0 0 0-1 0-3s0-4 0-6c0-4-1-8-1-15h2v2h-1v-2l1 1c-5 9-11 17-18 21s-15 6-25 6c-15 0-26-4-33-11-7-9-10-21-10-38v-88-1h1 22 1zM1914 51h-22v-1h1v88c0 16 4 28 10 36 7 7 17 10 31 10 10 0 18-2 24-5 6-4 12-11 17-20v-1h1 1 1v1c0 7 0 11 0 14s0 5 1 7c0 1 0 2 0 3h-1v-1h20v1h-1c0-3-1-14-1-29v-104h2v1h-22v-1h1v76c0 14-3 24-10 31-6 8-15 12-26 12-7 0-13-1-17-4-4-2-7-6-8-11-2-5-3-12-3-20v-84h1zM2032 183v-102c0-10 0-20-1-31v-1h1 21 1v1c1 15 1 24 1 27h-1v-1h1v1h-2c4-12 8-20 13-24s11-7 20-7c3 0 6 1 9 2h1v1 20 2l-1-1c-3-1-7-1-12-1-9 0-15 4-20 11-4 8-7 19-7 33v70 1h-1-22-1zM2033 182h22v1h-1v-70c0-15 2-26 7-34s13-13 22-13c5 0 9 1 12 2v1h-1v-20h1v1c-3-1-6-1-9-1-8 0-14 2-18 6-5 4-9 11-12 22v1h-1-1-1v-1c0-3 0-12-1-27h1v1h-21v-1h2c0 11 0 21 0 31v102h-1zM2298 115c0 47-17 72-50 72-20 0-35-8-42-25h1v1-1l1-1c0 1 0 8 0 22v52 1h-1-22-1v-1-158c0-14 0-23-1-27v-1h1 22 1v1c0 0 0 1 0 3s1 5 1 10c0 4 0 7 0 8h-1v-1 1h-1c4-9 10-15 16-19 7-4 16-6 26-6 17 0 29 6 38 17 8 11 12 29 12 52zM2295 115c0-23-3-40-11-50-8-11-20-16-36-16-10 0-18 2-25 5-6 4-11 10-15 18h-1-1v-1c0-1-1-4-1-8s0-7 0-9-1-3-1-4h2v1h-22v-1h2c0 4 0 13 0 27v158h-1v-1h22v1h-1v-52c0-14 0-21-1-21l-1-2h3 1v1c7 16 20 23 40 23 32 0 47-23 47-69zM2272 116c0-18-2-31-7-39-5-7-12-11-22-11-9 0-15 2-20 5-5 4-8 9-11 17-2 7-4 17-4 30 0 17 3 29 8 37 6 8 14 12 26 12 11 0 18-4 23-11 5-8 7-21 7-40zM2275 116c0 19-3 33-8 41s-13 12-25 12-22-4-28-12c-5-9-8-22-8-39 0-13 1-23 4-31 2-8 6-14 11-18s13-6 22-6c11 0 19 5 24 13s8 21 8 40zM2324 183v-102c0-10 0-20 0-31l-1-1h2 21 1v1c0 15 1 24 1 27h-2v-1h1v1h-1c3-12 7-20 12-24s12-7 20-7c3 0 6 1 10 2v1 20 2l-1-1c-3-1-7-1-11-1-9 0-16 4-20 11-5 8-7 19-7 33v70 1h-2-21-2zM2326 182h21v1h-1v-70c0-15 3-26 8-34s12-13 22-13c4 0 9 1 12 2l-1 1h-1v-20h1v1c-3-1-6-1-9-1-8 0-14 2-18 6s-8 11-12 22v1h-1-1-1v-1c0-3 0-12-1-27h2v1h-21v-1h1c1 11 1 21 1 31v102h-1zM2520 116c0 23-5 41-15 52-11 13-26 19-45 19-20 0-35-6-45-19-10-12-15-30-15-52 0-46 20-70 60-70 21 0 36 6 46 17 10 12 14 29 14 53zM2518 116c0-23-5-40-14-51s-24-16-44-16c-39 0-58 22-58 67 0 22 5 38 15 50 10 13 24 18 43 18s33-5 43-17c10-11 15-28 15-51zM2495 116c0-18-3-31-8-39s-14-12-26-12c-13 0-22 4-27 12-6 8-9 21-9 39 0 17 3 30 9 38 5 9 14 13 25 13 13 0 22-4 28-12 5-8 8-21 8-39zM2497 116c0 18-3 32-8 40-6 9-16 13-30 13-12 0-22-4-27-13-6-9-9-23-9-40 0-18 3-32 9-40 6-9 16-13 29-13s22 4 28 12c6 9 8 23 8 41zM2660 115c0 47-16 72-49 72-21 0-35-8-43-25h2v1h-1v-1l1-1c0 1 1 8 1 22v52 1h-2-22-1v-1-158c0-14 0-23-1-27v-1h2 21 1v1c0 0 0 1 1 3 0 2 0 5 0 10 0 4 0 7 0 8h-1v-1h1v1h-1c3-9 9-15 15-19 7-4 16-6 27-6 16 0 29 6 37 17s12 29 12 52zM2658 115c0-23-4-40-12-50-8-11-19-16-35-16-11 0-19 2-25 5-6 4-11 10-15 18h-1-1-1v-1c0-1 0-4 0-8-1-4-1-7-1-9s0-3 0-4h1v1h-21v-1h1c0 4 1 13 1 27v158h-2v-1h22v1h-1v-52c0-14 0-21 0-21l-1-2h2 1l1 1c6 16 20 23 40 23 31 0 47-23 47-69zM2635 116c0-18-3-31-7-39-5-7-13-11-23-11-9 0-15 2-20 5-5 4-8 9-11 17-2 7-3 17-3 30 0 17 2 29 8 37 5 8 13 12 26 12 10 0 18-4 22-11 5-8 8-21 8-40zM2637 116c0 19-2 33-7 41-6 8-14 12-25 12-13 0-23-4-28-12-6-9-9-22-9-39 0-13 1-23 4-31s7-14 12-18 12-6 21-6c11 0 19 5 25 13 5 8 7 21 7 40zM2705 121c0 15 3 26 10 34 6 8 14 12 26 12 9 0 17-2 22-6 6-4 9-8 11-14l1-1 1 1 19 5h1v2c-8 22-27 33-55 33-20 0-35-6-45-19-11-12-16-30-16-53 0-22 5-39 16-51 10-12 25-18 44-18 40 0 60 24 60 72v3 1h-2-94v-1zM2704 119h94v2h-1v-3c0-47-19-69-57-69-19 0-33 5-43 17-10 11-15 28-15 49 0 23 5 40 15 51 10 13 25 18 44 18 28 0 45-10 53-31h1v1l-20-5 1-1h1c-2 6-6 11-12 15s-14 6-24 6c-12 0-22-4-28-13-7-8-10-20-10-35v-2zM2774 104c-1-14-4-24-10-30-5-6-13-9-24-9s-18 3-25 10c-6 7-9 17-9 29h-2v-1h72v1zM2776 105h-72-1v-1c1-13 4-23 11-30 6-8 15-11 26-11s20 3 26 10c6 6 10 17 11 31v1zM2827 183v-102c0-10-1-20-1-31v-1h1 21 1v1c1 15 1 24 1 27h-1v-1 1h-1c4-12 8-20 12-24 5-4 12-7 21-7 3 0 6 1 9 2h1v1 20 2l-2-1c-3-1-6-1-11-1-9 0-15 4-20 11-5 8-7 19-7 33v70 1h-1-22-1zM2828 182h22v1h-2v-70c0-15 3-26 8-34s12-13 22-13c5 0 9 1 12 2v1h-2v-20h2l-1 1c-3-1-6-1-8-1-8 0-14 2-19 6-4 4-8 11-12 22v1h-1-1v-1c0-3-1-12-1-27h1v1h-21v-1h1c1 11 1 21 1 31v102h-1zM2961 183c-7 2-15 3-23 3-18 0-27-11-27-32v-88h1v1h-15-2v-1-16-1h2 16v1h-1l6-30v-1h1 15 1v1 30h-1v-1h24 2v1 16 1h-2-24v-1h1v83c0 6 1 11 3 13s5 3 10 3c3 0 7 0 12-1l2-1v2 17 1zM2959 182v-17h2v1c-6 1-10 2-13 2-6 0-10-2-12-5-2-2-3-7-3-14v-83-1h1 24v1h-1v-16h1v1h-24-1v-1-30h1v2h-15v-2l2 1-7 29v1h-1-16v-1h1v16h-1v-1h15 1v1 88c0 21 8 30 25 30 8 0 15-1 22-3l1 1zM2986 236c-6 0-11 0-15-1h-1v-1-17-1h1c3 0 7 1 10 1 14 0 24-10 32-30l1 1-1-1 2-5h1l-1 1-53-133v-1h2 23 1v1l28 72v1c0 1 1 2 1 4 1 1 3 7 6 16s5 14 5 15h-1-1l8-24h1-1l29-84v-1h1 23 2v1l-51 133c-6 15-11 25-16 32-4 7-10 12-16 16-6 3-12 5-20 5zM2986 234c7 0 13-2 19-5 6-4 11-8 15-15 5-7 10-17 15-31h2-2l51-133h1v1h-23v-1h1l-29 84-8 24-2 5-1-5c0-1-1-6-4-15-4-9-5-14-6-16-1-1-1-2-1-4h1-1l-28-73h1v1h-23v-1h1l52 132v1l-2 5c-8 20-20 31-34 31-3 0-7 0-10-1v-1h1v17h-1v-2c4 1 9 2 15 2zM3136 157v20c0 8-1 16-2 22-2 6-4 11-8 17h-1-15-2l1-2c8-11 12-21 12-31h1v1h-11-1v-1-26-2h1 24 1zM3135 158h-24v-1h1v26h-1v-1h11 1v1c0 10-4 22-12 33l-1-1v-1h15v1l-1-1c3-5 6-10 7-16 2-6 3-13 3-21v-20h1zM3110 75v-25-1h1 24 1v1 25 2h-1-24-1zM3111 74h24v1h-1v-25h1v1h-24v-1h1v25h-1zM3243 22v-21-1h1 22 2v1 21 1h-2-22-1zM3244 21h22v1h-1v-21h1v1h-22v-1h2v21h-2zM3243 183v-133-1h1 22 2v1 133 1h-2-22-1zM3244 182h22v1h-1v-133h1v1h-22v-1h2v133h-2zM3351 183c-8 2-15 3-23 3-18 0-27-11-27-32v-88h1v1h-15-2v-1-16-1h2 16v1h-2l7-30v-1h1 15 1v1 30h-1v-1h24 1v1 16 1h-1-24v-1h1v83c0 6 1 11 3 13s5 3 10 3c3 0 7 0 12-1l2-1v2 17 1zM3349 182v-17h1l1 1c-6 1-10 2-13 2-6 0-10-2-12-5-2-2-3-7-3-14v-83-1h1 24v1h-1v-16h1v1h-24-1v-1-30h1v2h-15v-2l1 1-6 29v1h-1-16v-1h1v16h-1v-1h15 1v1 88c0 21 8 30 25 30 8 0 15-1 22-3v1zM3457 115c0 18 3 30 9 39 5 8 13 12 24 12 7 0 13-2 18-6s8-10 10-19v-1h1l22 1 1 1v1c-1 13-7 23-16 32-10 8-22 12-36 12-19 0-33-6-43-19-10-12-15-30-15-52 0-23 5-40 15-52s24-18 43-18c14 0 25 4 34 11s15 17 18 30v1h-2l-22 2h-1v-1c-2-7-4-13-9-17-4-4-10-6-19-6-11 0-19 4-24 11-5 8-8 20-8 38zM3455 115c0-18 3-31 8-39s14-12 26-12c9 0 16 2 21 6 5 5 8 11 9 18l-1 1v-2l22-1v1h-1c-2-12-8-21-16-28-9-7-20-10-33-10-18 0-32 5-41 17-10 11-14 28-14 50s4 39 14 50c9 13 23 18 41 18 14 0 25-3 34-11s14-18 16-30h1v1l-22-2v-1h1c-1 9-5 16-10 21-5 4-12 6-20 6-12 0-21-4-27-13-5-9-8-22-8-40zM3598 187c-13 0-24-4-31-11-6-8-10-18-10-31 0-14 5-25 14-32 9-8 24-12 44-12l30-1v1h-1v-7c0-10-2-17-7-22-4-4-11-7-20-7-10 0-17 2-21 5s-7 8-8 15v2l-1-1-23-2h-1v-1c4-24 22-37 54-37 17 0 30 4 38 12 9 8 13 19 13 34v57c0 6 1 11 3 14 1 3 4 4 8 4 2 0 5 0 7-1h2v2 14 1h-1c-6 2-11 2-17 2-9 0-15-2-19-6-4-5-6-13-7-22h2v1h-1v-1h1c-6 11-12 19-20 23-8 5-17 7-28 7zM3598 184c11 0 19-2 27-6 7-4 13-12 19-22v-1h1 1 1v2c0 9 2 16 6 20 3 4 9 6 17 6 5 0 11-1 16-2l1 1h-2v-14h2v1c-3 0-5 1-8 1-5 0-9-2-10-6-2-3-3-9-3-15v-57c0-14-4-25-12-32-8-8-21-11-37-11-31 0-48 11-52 34h-1v-1l23 2v1h-1c1-7 4-13 8-17 5-3 13-5 23-5s17 2 22 7 7 13 7 24v7 2h-1-30v-1 1c-20 1-34 5-42 12-9 7-13 17-13 30 0 12 3 21 9 29 7 7 16 10 29 10zM3603 167c8 0 15-2 21-6 6-3 11-8 14-14 4-6 6-13 6-19v-11h1v1l-24 1c-10 0-18 1-23 3s-9 4-12 8-4 9-4 16c0 6 2 12 6 15 3 4 8 6 15 6zM3603 169c-7 0-13-2-17-6s-6-10-6-17 1-13 4-17 7-8 13-10c5-2 13-3 24-3v1-1h24 1v1 11c0 7-2 14-5 20-4 7-9 12-16 16-6 3-14 5-22 5zM3787 183v-85c0-8-1-15-2-20-2-4-5-7-8-9-4-2-9-3-16-3-10 0-18 3-24 10s-9 17-9 30v77 1h-1-22-1v-1-105c0-15-1-24-1-28v-1h1 21 1v1c0 0 0 1 0 3 1 2 1 4 1 6 0 3 0 7 0 14h-1v-2 2l-1-1c5-9 11-16 18-20s16-6 25-6c15 0 26 4 33 11 7 8 11 20 11 37v89 1h-2-22-1zM3788 182h22v1h-1v-89c0-16-3-28-10-35-6-7-16-10-31-10-9 0-17 2-24 5-6 4-12 10-17 19v1h-1-1v-1c-1-7-1-11-1-13 0-3 0-5 0-7 0-1 0-2 0-3h1v1h-21v-1h1c1 3 1 13 1 28v105h-1v-1h22v1h-1v-77c0-14 3-24 9-31 6-8 15-12 26-12 7 0 13 1 17 4 4 2 7 6 9 11s2 12 2 20v85h-1zM3860 65h-17-1v-1l-3-54v-1h1 23 1v1l-3 54v1zM3859 64l2-54h2v1h-23v-1h1l3 54h-1v-1h17v1zM3943 183c-7 2-15 3-23 3-18 0-27-11-27-32v-88h1v1h-15-1v-1-16-1h1 16v1h-1l6-30v-1h1 15 1v1 30h-1v-1h24 2v1 16 1h-2-24v-1h1v83c0 6 1 11 3 13s5 3 10 3c3 0 7 0 12-1l2-1v2 17 1zM3941 182v-17h2v1c-6 1-10 2-13 2-5 0-10-2-12-5-2-2-3-7-3-14v-83-1h1 24v1h-1v-16h1v1h-24-1v-1-30h1v2h-15v-2l2 1-7 29v1h-1-16v-1h1v16h-1v-1h15 1v1 88c0 21 8 30 25 30 8 0 15-1 22-3l1 1zM4145 115c0 47-17 72-50 72-10 0-19-2-26-6-6-4-12-11-16-19h1v1-1h1c0 2 0 6-1 12 0 5 0 8-1 9v1h-1-21-1v-1c0-4 1-14 1-28v-154-1h1 22 1v1 52c0 5 0 11-1 18h-1v-1h1v1h-1c4-9 9-15 16-19s16-6 26-6c17 0 30 6 38 18 8 11 12 28 12 51zM4142 115c0-22-4-39-11-50-8-11-20-16-36-16-10 0-18 2-24 5-7 4-12 9-16 18h-1-1-1v-1c0-7 1-13 1-18v-52h1v1h-22v-1h1v154c0 14 0 24-1 28h-1v-1h21v1h-1c0-1 0-4 1-9 0-6 0-10 0-12v-2h2 1v1c4 8 9 14 16 18 6 3 14 5 24 5 32 0 47-23 47-69zM4119 116c0-18-2-31-7-39s-12-11-23-11c-12 0-20 4-26 12-5 8-8 21-8 39s3 30 8 38 14 12 26 12c11 0 18-4 23-12s7-21 7-39zM4122 116c0 19-3 32-8 41-5 8-14 12-25 12-13 0-22-4-28-12-6-9-8-22-8-40s2-32 8-40c6-9 16-14 28-14s20 5 25 13 8 22 8 40zM4190 121c0 15 3 26 9 34s15 12 26 12c10 0 17-2 23-6 5-4 9-8 11-14v-1l1 1 20 5h1l-1 2c-8 22-26 33-55 33-19 0-35-6-45-19-11-12-16-30-16-53 0-22 5-39 16-51 10-12 25-18 45-18 39 0 59 24 59 72v3 1h-1-94v-1zM4189 119h94v2h-1v-3c0-47-19-69-57-69-19 0-33 5-43 17-10 11-15 28-15 49 0 23 5 40 15 51 10 13 24 18 43 18 28 0 45-10 53-31h1v1l-19-5v-1h1c-2 6-6 11-12 15s-14 6-24 6c-12 0-22-4-28-13-6-8-10-20-10-35v-2zM4259 104c-1-14-5-24-10-30-6-6-14-9-25-9-10 0-18 3-24 10s-9 17-10 29h-1v-1h71v1zM4260 105h-71-1v-1c0-13 4-23 10-30 6-8 15-11 26-11s20 3 26 10c6 6 10 17 11 31v1zM4381 183v-102c0-10 0-20-1-31v-1h1 21 1v1c1 15 1 24 1 27h-1v-1h1v1h-2c4-12 8-20 13-24s11-7 20-7c3 0 6 1 9 2h1v1 20 2l-1-1c-3-1-7-1-12-1-9 0-15 4-20 11-4 8-7 19-7 33v70 1h-1-22-1zM4382 182h22v1h-1v-70c0-15 2-26 7-34s13-13 22-13c5 0 9 1 12 2v1h-1v-20h1v1c-3-1-6-1-9-1-8 0-14 2-18 6-5 4-9 11-12 22v1h-1-1-1v-1c0-3 0-12-1-27h1v1h-21v-1h2c0 11 0 21 0 31v102h-1zM4482 121c0 15 3 26 9 34s15 12 27 12c9 0 16-2 22-6s9-8 11-14l1-1 1 1 19 5h1v2c-8 22-27 33-55 33-20 0-35-6-46-19-10-12-15-30-15-53 0-22 5-39 15-51 11-12 26-18 45-18 39 0 59 24 59 72v3 1h-1-94v-1zM4481 119h94v2h-1v-3c0-47-19-69-57-69-19 0-33 5-43 17-10 11-15 28-15 49 0 23 5 40 15 51 10 13 24 18 44 18 27 0 45-10 52-31h2l-1 1-19-5v-1h2c-3 6-7 11-13 15s-14 6-23 6c-13 0-22-4-29-13-6-8-9-20-9-35v-2zM4551 104c-1-14-4-24-10-30s-14-9-24-9c-11 0-19 3-25 10s-9 17-10 29h-1v-1h71v1zM4552 105h-71-1v-1c0-13 4-23 10-30 7-8 16-11 27-11s20 3 26 10c6 6 9 17 11 31v1zM4717 115c0 47-17 72-50 72-21 0-35-8-42-25h1v1-1l1-1c0 1 0 8 0 22v52 1h-1-22-1v-1-158c0-14 0-23-1-27v-1h1 22 1v1c0 0 0 1 0 3s1 5 1 10c0 4 0 7 0 8h-1v-1 1h-1c4-9 10-15 16-19 7-4 15-6 26-6 17 0 29 6 38 17 8 11 12 29 12 52zM4714 115c0-23-3-40-11-50-8-11-20-16-36-16-10 0-18 2-25 5-6 4-11 10-15 18h-1-1v-1c0-1-1-4-1-8s0-7 0-9c-1-2-1-3-1-4h2v1h-22v-1h2c0 4 0 13 0 27v158h-1v-1h22v1h-1v-52c0-14 0-21-1-21l-1-2h3 1v1c7 16 20 23 40 23 32 0 47-23 47-69zM4691 116c0-18-2-31-7-39-5-7-12-11-22-11-9 0-15 2-20 5-5 4-8 9-11 17-2 7-4 17-4 30 0 17 3 29 8 37 6 8 14 12 26 12 11 0 18-4 23-11 5-8 7-21 7-40zM4694 116c0 19-3 33-8 41s-14 12-25 12c-12 0-22-4-28-12-5-9-8-22-8-39 0-13 1-23 4-31 2-8 6-14 11-18s13-6 22-6c11 0 19 5 24 13s8 21 8 40zM4743 183v-102c0-10 0-20-1-31v-1h2 20 2v1c0 15 1 24 1 27h-2v-1h1v1h-1c3-12 7-20 12-24s12-7 20-7c3 0 6 1 10 2v1 20 2l-1-1c-3-1-7-1-12-1-8 0-15 4-19 11-5 8-7 19-7 33v70 1h-2-22-1zM4744 182h22v1h-1v-70c0-15 3-26 8-34s12-13 21-13c5 0 10 1 13 2l-1 1h-1v-20h1v1c-3-1-6-1-9-1-8 0-14 2-18 6-5 4-8 11-12 22v1h-1-1-1v-1c0-3 0-12-1-27h1v1h-20v-1h1c0 11 1 21 1 31v102h-2zM4939 116c0 23-5 41-15 52-11 13-26 19-45 19-20 0-35-6-45-19-10-12-15-30-15-52 0-46 20-70 60-70 21 0 36 6 46 17 9 12 14 29 14 53zM4937 116c0-23-5-40-14-51s-24-16-44-16c-39 0-58 22-58 67 0 22 5 38 15 50 9 13 24 18 43 18s33-5 43-17c10-11 15-28 15-51zM4914 116c0-18-3-31-8-39s-14-12-26-12c-13 0-22 4-27 12-6 8-9 21-9 39 0 17 3 30 9 38 5 9 13 13 25 13 13 0 22-4 28-12 5-8 8-21 8-39zM4916 116c0 18-3 32-8 40-6 9-16 13-30 13-12 0-22-4-27-13-6-9-9-23-9-40 0-18 3-32 9-40 6-9 16-13 29-13s22 4 28 12c5 9 8 23 8 41zM5051 161c-4 9-10 16-17 20s-15 6-25 6c-17 0-30-6-38-19-8-11-12-28-12-51 0-47 17-71 50-71 10 0 18 2 25 6s13 10 17 18h-1v-1 1l-1 1-1-15v-55-1h2 22 1v1 154c0 14 0 24 1 28v1h-2-21-1v-1c0-1 0-4-1-9 0-6 0-10 0-13h1v1-1zM5050 160h1v1c0 3 1 7 1 13 0 5 0 8 1 9h-2v-1h21v1h-1c0-4-1-14-1-28v-154h2v1h-22v-1h1v55h-1 1v14 2h-1-1v-1c-4-8-10-13-16-17-6-3-15-5-24-5-32 0-48 22-48 68 0 22 4 39 12 50 7 12 19 17 36 17 9 0 17-2 24-5 6-4 12-10 16-19zM4984 116c0 18 3 31 7 39 5 8 13 11 23 11 12 0 21-4 26-12 6-9 8-22 8-40 0-17-2-29-8-37-5-8-14-12-26-12-10 0-18 4-22 12-5 8-8 21-8 39zM4982 116c0-19 2-32 7-41 6-8 14-12 25-12 13 0 23 4 28 12 6 9 9 22 9 39 0 19-3 32-9 41-5 9-15 14-28 14-11 0-20-5-25-13s-7-22-7-40zM5129 50v84c0 8 1 15 3 20 1 4 4 7 7 9 4 2 9 3 16 3 10 0 18-3 24-10s9-17 9-30v-76-1h1 22 1v1 104c0 15 1 25 1 29v1h-1-21-1v-1c0 0 0-1 0-3s-1-4-1-6c0-4 0-8 0-15h1v2-2l1 1c-5 9-11 17-18 21s-15 6-25 6c-15 0-26-4-33-11-7-9-11-21-11-38v-88-1h2 22 1zM5128 51h-22v-1h1v88c0 16 3 28 10 36 6 7 16 10 31 10 9 0 17-2 24-5 6-4 12-11 17-20v-1h1 1v1c1 7 1 11 1 14s0 5 0 7c0 1 0 2 0 3h-1v-1h21v1h-1c-1-3-1-14-1-29v-104h1v1h-22v-1h1v76c0 14-3 24-9 31-6 8-15 12-26 12-7 0-13-1-17-4-4-2-7-6-9-11s-2-12-2-20v-84h1zM5264 115c0 18 3 30 8 39 6 8 13 12 24 12 8 0 14-2 19-6s8-10 9-19l1-1h1l22 1 1 1v1c-2 13-7 23-17 32-9 8-21 12-35 12-19 0-33-6-43-19-10-12-15-30-15-52 0-23 5-40 15-52s24-18 43-18c13 0 25 4 34 11s15 17 17 30l1 1h-2l-22 2h-2v-1c-1-7-4-13-8-17s-11-6-19-6c-11 0-19 4-24 11-5 8-8 20-8 38zM5262 115c0-18 2-31 8-39 5-8 14-12 26-12 9 0 16 2 21 6 4 5 8 11 9 18l-2 1v-2l23-1v1h-1c-2-12-8-21-16-28-9-7-20-10-33-10-18 0-32 5-41 17-10 11-15 28-15 50s5 39 15 50c9 13 23 18 41 18 14 0 25-3 34-11s14-18 16-30h1v1l-22-2v-1h1c-1 9-5 16-10 21-6 4-13 6-21 6-11 0-20-4-26-13-5-9-8-22-8-40zM5389 121c0 15 3 26 9 34 7 8 15 12 27 12 9 0 17-2 22-6 6-4 9-8 11-14l1-1 1 1 19 5h1v2c-8 22-27 33-55 33-20 0-35-6-46-19-10-12-15-30-15-53 0-22 5-39 15-51 11-12 26-18 45-18 39 0 59 24 59 72v3 1h-1-94v-1zM5388 119h94v2h-1v-3c0-47-19-69-57-69-19 0-33 5-43 17-10 11-15 28-15 49 0 23 5 40 15 51 10 13 25 18 44 18 28 0 45-10 53-31h1l-1 1-19-5v-1h2c-2 6-7 11-13 15-5 4-13 6-23 6-12 0-22-4-29-13-6-8-9-20-9-35v-2zM5458 104c-1-14-4-24-10-30s-14-9-24-9c-11 0-19 3-25 10s-9 17-9 29h-2v-1h72v1zM5460 105h-72-1v-1c1-13 4-23 10-30 7-8 16-11 27-11s20 3 26 10c6 6 10 17 11 31v1zM5596 161c-5 9-10 16-17 20s-16 6-26 6c-17 0-29-6-37-19-8-11-12-28-12-51 0-47 16-71 49-71 11 0 19 2 26 6s12 10 17 18h-1v-1 1l-2 1v-15-55-1h2 21 2v1 154c0 14 0 24 0 28l1 1h-2-21-1v-1c0-1-1-4-1-9 0-6 0-10 0-13h1v1-1zM5595 160h1v1c0 3 0 7 1 13 0 5 0 8 0 9h-1v-1h21v1h-1c-1-4-1-14-1-28v-154h1v1h-21v-1h1v55h-1 1v14 2h-1-1l-1-1c-4-8-9-13-15-17-7-3-15-5-25-5-31 0-47 22-47 68 0 22 4 39 12 50 7 12 19 17 35 17 10 0 18-2 25-5 6-4 11-10 15-19h1zM5529 116c0 18 2 31 7 39s12 11 23 11c12 0 21-4 26-12 6-9 8-22 8-40 0-17-2-29-8-37-5-8-14-12-26-12-11 0-18 4-23 12-4 8-7 21-7 39zM5527 116c0-19 2-32 7-41 5-8 14-12 25-12 13 0 22 4 28 12 6 9 9 22 9 39 0 19-3 32-9 41s-15 14-28 14c-11 0-20-5-25-13s-7-22-7-40zM5834 116c0 23-5 41-16 52-10 13-25 19-45 19-19 0-34-6-44-19-10-12-16-30-16-52 0-46 21-70 61-70 20 0 36 6 45 17 10 12 15 29 15 53zM5831 116c0-23-4-40-14-51-9-11-23-16-43-16-39 0-58 22-58 67 0 22 5 38 14 50 10 13 24 18 43 18s34-5 44-17c10-11 14-28 14-51zM5808 116c0-18-2-31-8-39-5-8-13-12-26-12-12 0-21 4-27 12-5 8-8 21-8 39 0 17 3 30 8 38 6 9 14 13 26 13 13 0 22-4 27-12 6-8 8-21 8-39zM5811 116c0 18-3 32-9 40-6 9-16 13-29 13-12 0-22-4-28-13s-8-23-8-40c0-18 2-32 8-40 6-9 16-13 29-13s23 4 29 12c5 9 8 23 8 41zM5860 183v-102c0-10 0-20 0-31l-1-1h2 20 2v1c0 15 1 24 1 27h-2v-1h1v1h-1c3-12 7-20 12-24s12-7 20-7c3 0 6 1 10 2v1 20 2l-1-1c-3-1-7-1-11-1-9 0-16 4-20 11-5 8-7 19-7 33v70 1h-2-22-1zM5861 182h22v1h-1v-70c0-15 3-26 8-34s12-13 22-13c4 0 9 1 12 2l-1 1h-1v-20h1v1c-3-1-6-1-9-1-8 0-14 2-18 6-5 4-8 11-12 22v1h-1-1-1v-1c0-3 0-12-1-27h1v1h-20v-1h1c0 11 1 21 1 31v102h-2zM6031 115c0 18 3 30 8 39 6 8 14 12 24 12 8 0 14-2 19-6s8-10 10-19v-1h1l22 1 1 1v1c-2 13-7 23-16 32-10 8-22 12-36 12-19 0-33-6-43-19-10-12-15-30-15-52 0-23 5-40 15-52s24-18 43-18c14 0 25 4 34 11s15 17 17 30l1 1h-2l-22 2h-1l-1-1c-1-7-3-13-8-17-4-4-10-6-19-6-11 0-19 4-24 11-5 8-8 20-8 38zM6029 115c0-18 3-31 8-39s14-12 26-12c9 0 16 2 21 6 5 5 8 11 9 18l-1 1v-2l22-1v1h-1c-2-12-8-21-16-28-9-7-20-10-33-10-18 0-32 5-41 17-10 11-15 28-15 50s5 39 15 50c9 13 23 18 41 18 14 0 25-3 34-11s14-18 16-30h1v1l-22-2v-1h1c-1 9-5 16-10 21-6 4-13 6-21 6-11 0-20-4-26-13-5-9-8-22-8-40zM6251 116c0 23-5 41-15 52-11 13-26 19-46 19-19 0-34-6-44-19-10-12-15-30-15-52 0-46 20-70 60-70 21 0 36 6 46 17 9 12 14 29 14 53zM6249 116c0-23-5-40-14-51-10-11-24-16-44-16-39 0-58 22-58 67 0 22 5 38 15 50 9 13 23 18 42 18 20 0 34-5 44-17 10-11 15-28 15-51zM6226 116c0-18-3-31-8-39s-14-12-26-12c-13 0-22 4-27 12-6 8-9 21-9 39 0 17 3 30 9 38 5 9 13 13 25 13 13 0 22-4 27-12 6-8 9-21 9-39zM6228 116c0 18-3 32-8 40-6 9-16 13-30 13-12 0-22-4-27-13-6-9-9-23-9-40 0-18 3-32 9-40 6-9 15-13 29-13 13 0 22 4 28 12 5 9 8 23 8 41zM6354 183v-85c0-12-2-21-5-25-3-5-9-7-18-7s-16 3-21 10-8 17-8 30v77 1h-1-22-1v-1-105c0-15-1-24-1-28v-1h1 21 1v1c0 0 0 1 0 3s1 4 1 6c0 3 0 7 0 14h-1v-2 2l-1-1c5-9 10-16 17-20 6-4 14-6 23-6 10 0 18 2 24 6 6 5 10 11 13 20l-1 1v-2 2l-1-1c4-9 10-16 17-20 6-4 15-6 24-6 14 0 24 4 30 12 6 7 9 19 9 36v89 1h-1-22-1v-1-85c0-12-1-21-5-25-3-5-9-7-18-7s-16 3-21 10-8 17-8 30v77 1h-1-22-1zM6355 182h22v1h-1v-77c0-14 2-24 8-32 5-7 13-11 23-11s16 3 20 8 6 14 6 27v85h-2v-1h22v1h-1v-89c0-16-3-28-9-35s-15-10-28-10c-9 0-17 2-23 5-6 4-11 10-16 19v1h-1-1l-1-1c-2-9-6-15-11-18-6-4-13-6-23-6-9 0-16 2-22 5-6 4-11 10-16 19v1h-1-1v-1c-1-7-1-11-1-13 0-3 0-5 0-7 0-1 0-2 0-3h1v1h-21v-1h1c1 3 1 13 1 28v105h-1v-1h22v1h-2v-77c0-14 3-24 9-31 5-8 13-12 23-12 9 0 16 3 20 8s5 14 5 27v85h-1zM6561 183v-85c0-12-1-21-5-25-3-5-9-7-18-7s-15 3-21 10c-5 7-8 17-8 30v77 1h-1-22-1v-1-105c0-15 0-24-1-28v-1h1 21 1v1c1 0 1 1 1 3s0 4 0 6c0 3 0 7 0 14h-1v-2h1v2l-2-1c5-9 11-16 17-20s14-6 23-6c10 0 19 2 25 6 6 5 10 11 12 20l-1 1v-2 2l-1-1c5-9 11-16 17-20 7-4 15-6 24-6 14 0 24 4 30 12 7 7 10 19 10 36v89 1h-1-22-1v-1-85c0-12-2-21-5-25-4-5-9-7-18-7-10 0-17 3-22 10s-7 17-7 30v77 1h-2-21-2zM6563 182h21v1h-1v-77c0-14 3-24 8-32 6-7 14-11 24-11 9 0 16 3 20 8 3 5 5 14 5 27v85h-1v-1h22v1h-2v-89c0-16-3-28-8-35-6-7-15-10-29-10-9 0-16 2-22 5-7 4-12 10-17 19v1h-1-1v-1c-2-9-6-15-12-18-5-4-13-6-23-6-8 0-16 2-22 5-5 4-11 10-15 19l-1 1h-1-1v-1c0-7 0-11 0-13-1-3-1-5-1-7 0-1 0-2 0-3h1v1h-21v-1h2c0 3 0 13 0 28v105h-1v-1h22v1h-1v-77c0-14 3-24 8-31 6-8 14-12 23-12 10 0 17 3 20 8 4 5 6 14 6 27v85h-1zM6716 50v84c0 8 1 15 2 20 2 4 4 7 8 9s9 3 16 3c10 0 18-3 24-10s9-17 9-30v-76-1h1 22 1v1 104c0 15 0 25 1 29v1h-1-21-1v-1c0 0 0-1-1-3 0-2 0-4 0-6 0-4 0-8 0-15h1v2-2l1 1c-5 9-11 17-18 21s-16 6-26 6c-14 0-25-4-32-11-7-9-11-21-11-38v-88-1h2 22 1zM6715 51h-22v-1h1v88c0 16 3 28 10 36 6 7 16 10 30 10 10 0 18-2 24-5 7-4 13-11 18-20v-1h1 1v1c0 7 1 11 1 14s0 5 0 7c0 1 0 2 0 3h-1v-1h21v1h-2c0-3 0-14 0-29v-104h1v1h-22v-1h1v76c0 14-3 24-9 31-7 8-15 12-26 12-8 0-13-1-17-4-4-2-7-6-9-11s-3-12-3-20v-84h2zM6916 183v-85c0-8-1-15-3-20-1-4-4-7-7-9-4-2-9-3-16-3-11 0-18 3-24 10s-9 17-9 30v77 1h-1-22-2v-1-105c0-15 0-24 0-28l-1-1h2 21 1v1c0 0 0 1 0 3s0 4 0 6c1 3 1 7 1 14h-1v-2 2l-1-1c5-9 11-16 18-20s15-6 25-6c15 0 26 4 33 11 7 8 10 20 10 37v89 1h-1-22-1zM6917 182h22v1h-1v-89c0-16-3-28-10-35-6-7-17-10-31-10-10 0-17 2-24 5-6 4-12 10-17 19v1h-1-2v-1c0-7 0-11 0-13 0-3 0-5 0-7-1-1-1-2-1-3h2v1h-21v-1h1c1 3 1 13 1 28v105h-1v-1h22v1h-2v-77c0-14 3-24 10-31 6-8 15-12 26-12 7 0 13 1 17 4 4 2 7 6 9 11 1 5 2 12 2 20v85h-1zM6972 22v-21-1h1 22 1v1 21 1h-1-22-1zM6973 21h22v1h-1v-21h1v1h-22v-1h1v21h-1zM6972 183v-133-1h1 22 1v1 133 1h-1-22-1zM6973 182h22v1h-1v-133h1v1h-22v-1h1v133h-1zM7046 115c0 18 3 30 8 39 5 8 13 12 24 12 8 0 14-2 19-6s8-10 9-19v-1h1l23 1 1 1v1c-2 13-8 23-17 32-9 8-21 12-35 12-19 0-34-6-44-19-9-12-14-30-14-52 0-23 5-40 14-52 10-12 25-18 43-18 14 0 26 4 35 11s15 17 17 30v1h-1l-23 2h-1v-1c-1-7-4-13-8-17-5-4-11-6-19-6-12 0-19 4-24 11-6 8-8 20-8 38zM7043 115c0-18 3-31 8-39 6-8 15-12 27-12 9 0 16 2 20 6 5 5 8 11 9 18l-1 1v-2l23-1v1h-1c-3-12-8-21-17-28-8-7-19-10-33-10-18 0-31 5-41 17-9 11-14 28-14 50s5 39 14 50c10 13 23 18 42 18 13 0 25-3 34-11 8-8 14-18 15-30h2l-1 1-22-2v-1h2c-2 9-5 16-11 21-5 4-12 6-20 6-11 0-20-4-26-13s-9-22-9-40zM7187 187c-14 0-24-4-31-11-7-8-11-18-11-31 0-14 5-25 14-32 10-8 25-12 45-12l29-1v1h-1v-7c0-10-2-17-6-22-5-4-11-7-21-7s-16 2-21 5c-4 3-6 8-7 15v2l-2-1-23-2h-1v-1c4-24 23-37 55-37 16 0 29 4 38 12 8 8 13 19 13 34v57c0 6 1 11 2 14 2 3 4 4 9 4 2 0 4 0 7-1h1v2 14 1h-1c-5 2-11 2-17 2-8 0-15-2-19-6-3-5-6-13-6-22h1v1h-1v-1h1c-5 11-12 19-20 23-7 5-17 7-27 7zM7187 184c10 0 19-2 26-6s14-12 19-22l1-1h1 1v2c1 9 3 16 6 20 4 4 9 6 17 6 6 0 11-1 17-2v1h-1v-14h1v1c-2 0-5 1-7 1-5 0-9-2-11-6-2-3-3-9-3-15v-57c0-14-4-25-12-32-8-8-20-11-36-11-32 0-49 11-52 34h-1v-1l23 2v1h-2c1-7 4-13 9-17 5-3 12-5 22-5s18 2 22 7c5 5 8 13 8 24v7 2h-2-29v-1 1c-20 1-34 5-43 12s-13 17-13 30c0 12 3 21 10 29 6 7 16 10 29 10zM7192 167c8 0 14-2 20-6 7-3 11-8 15-14 3-6 5-13 5-19v-11h1v1l-24 1c-10 0-18 1-23 3s-9 4-11 8c-3 4-4 9-4 16 0 6 1 12 5 15 4 4 9 6 16 6zM7192 169c-8 0-14-2-18-6s-6-10-6-17 2-13 5-17 7-8 12-10c6-2 14-3 24-3v1-1h24 2v1 11c0 7-2 14-6 20-4 7-9 12-15 16-7 3-14 5-22 5zM7344 183c-7 2-15 3-23 3-18 0-27-11-27-32v-88h1v1h-15-1v-1-16-1h1 16v1h-1l6-30v-1h1 15 1v1 30h-1v-1h24 2v1 16 1h-2-24v-1h1v83c0 6 1 11 3 13s5 3 10 3c3 0 7 0 12-1l2-1v2 17 1zM7342 182v-17h2v1c-6 1-10 2-13 2-5 0-10-2-12-5-2-2-3-7-3-14v-83-1h1 24v1h-1v-16h1v1h-24-1v-1-30h1v2h-15v-2l2 1-7 29v1h-1-16v-1h1v16h-1v-1h15 1v1 88c0 21 8 30 25 30 8 0 15-1 22-3l1 1zM7381 121c0 15 3 26 9 34s15 12 27 12c9 0 16-2 22-6 5-4 9-8 11-14v-1l1 1 20 5h1v2c-9 22-27 33-55 33-20 0-36-6-46-19-10-12-16-30-16-53 0-22 6-39 16-51s25-18 45-18c39 0 59 24 59 72v3 1h-1-94v-1zM7380 119h94v2h-1v-3c0-47-19-69-57-69-19 0-33 5-43 17-10 11-15 28-15 49 0 23 5 40 15 51 10 13 24 18 44 18 27 0 44-10 52-31h1v1l-19-5v-1h1c-2 6-6 11-12 15s-14 6-23 6c-13 0-22-4-29-13-6-8-10-20-10-35v-2zM7450 104c-1-14-5-24-10-30-6-6-14-9-25-9-10 0-18 3-24 10s-9 17-10 29h-1v-1h71v1zM7451 105h-71-1v-1c0-13 4-23 10-30 6-8 15-11 26-11 12 0 20 3 27 10 6 6 9 17 10 31l1 1zM7587 161c-4 9-10 16-16 20-7 4-16 6-26 6-17 0-30-6-38-19-8-11-12-28-12-51 0-47 17-71 50-71 10 0 19 2 26 6 6 4 12 10 16 18h-1v-1 1l-1 1v-15-55-1h1 22 1v1 154c0 14 1 24 1 28v1h-1-21-1v-1c-1-1-1-4-1-9 0-6-1-10-1-13h2v1h-1v-1zM7586 160h1 1v1c0 3 0 7 0 13 1 5 1 8 1 9h-1v-1h21v1h-1c-1-4-1-14-1-28v-154h1v1h-22v-1h1v55h-1 1l1 14v2h-2-1v-1c-4-8-9-13-16-17-6-3-14-5-24-5-32 0-47 22-47 68 0 22 4 39 11 50 8 12 20 17 36 17 10 0 18-2 24-5 7-4 12-10 16-19zM7521 116c0 18 2 31 7 39s12 11 23 11c12 0 20-4 26-12 5-9 8-22 8-40 0-17-3-29-8-37-6-8-14-12-26-12-11 0-18 4-23 12s-7 21-7 39zM7518 116c0-19 3-32 8-41 5-8 14-12 25-12 12 0 22 4 28 12 6 9 8 22 8 39 0 19-2 32-8 41s-16 14-28 14-20-5-25-13-8-22-8-40zM7839 184h-25-1l-1-1-23-94-4-21h1 1c0 4-2 9-3 16-2 7-10 40-25 99v1h-1-26l-1-1-37-133v-1h2 21 1v1l23 89-1 1 1-1c0 2 2 10 5 25h-1-1l2-9v-1l27-104v-1h1 24 1v1l23 90 6 24h-1-2l4-17 25-97 1-1h22 2l-1 1-38 133v1zM7838 183l38-133h1v1h-22v-1h2l-25 97h-2 2l-4 17-1 5-2-5-5-23h1-1l-23-91h1v1h-24v-1h2l-28 105h-1 1l-2 9-1 6-1-6c-3-14-5-22-6-24l-22-90h1v1h-21v-1h1l37 133h-2v-1h26v1h-1c15-60 23-93 25-99 1-7 2-13 3-16l1-6 1 6 5 20-1 1 1-1 23 95h-1v-1h25v1zM7891 22v-21-1h1 22 2v1 21 1h-2-22-1zM7892 21h22v1h-1v-21h1v1h-22v-1h2v21h-2zM7891 183v-133-1h1 22 2v1 133 1h-2-22-1zM7892 182h22v1h-1v-133h1v1h-22v-1h2v133h-2zM7999 183c-8 2-15 3-23 3-18 0-27-11-27-32v-88h1v1h-15-2v-1-16-1h2 16v1h-2l7-30v-1h1 15 1v1 30h-1v-1h24 1v1 16 1h-1-24v-1h1v83c0 6 1 11 3 13s5 3 10 3c3 0 7 0 12-1l2-1v2 17 1zM7997 182v-17h1l1 1c-6 1-10 2-13 2-6 0-10-2-12-5-2-2-3-7-3-14v-83-1h1 24v1h-1v-16h1v1h-24-1v-1-30h1v2h-15v-2l1 1-6 29v1h-1-16v-1h1v16h-1v-1h15 1v1 88c0 21 8 30 25 30 8 0 15-1 22-3v1zM8038 72c5-9 11-15 18-19 7-5 15-7 26-7 14 0 25 4 32 11 7 8 11 20 11 37v89 1h-2-22-1v-1-85c0-9-1-16-2-20-2-4-4-7-8-9s-9-3-16-3c-10 0-18 3-24 10s-9 16-9 28v79 1h-1-22-1v-1-182-1h1 22 1v1 47c0 5 0 10 0 15 0 6-1 9-1 10h-1v-2 2zM8039 74h-1v-2c0 0 0-3 0-9 1-5 1-10 1-15v-47h1v1h-22v-1h1v182h-1v-1h22v1h-1v-79c0-12 3-22 9-30 7-7 16-11 26-11 7 0 13 1 17 4 4 2 7 5 9 10s3 12 3 21v85h-2v-1h22v1h-1v-89c0-17-3-28-10-35-6-7-16-10-30-10-10 0-18 2-25 6-6 4-12 10-16 18l-1 1zM8270 116c0 23-5 41-15 52-11 13-26 19-45 19-20 0-35-6-45-19-10-12-15-30-15-52 0-46 20-70 60-70 21 0 36 6 46 17 10 12 14 29 14 53zM8268 116c0-23-5-40-14-51s-24-16-44-16c-39 0-58 22-58 67 0 22 5 38 15 50 10 13 24 18 43 18s33-5 43-17c10-11 15-28 15-51zM8245 116c0-18-3-31-8-39s-14-12-26-12c-13 0-22 4-27 12-6 8-9 21-9 39 0 17 3 30 9 38 5 9 14 13 25 13 13 0 22-4 28-12 5-8 8-21 8-39zM8247 116c0 18-3 32-8 40-6 9-16 13-30 13-12 0-21-4-27-13s-9-23-9-40c0-18 3-32 9-40 6-9 16-13 29-13s22 4 28 12c6 9 8 23 8 41zM8320 50v84c0 8 1 15 3 20 1 4 4 7 7 9 4 2 9 3 16 3 10 0 18-3 24-10s9-17 9-30v-76-1h1 22 2v1 104c0 15 0 25 0 29v1h-1-21-1v-1c0 0 0-1 0-3s0-4-1-6c0-4 0-8 0-15h1v2-2l1 1c-5 9-11 17-18 21s-15 6-25 6c-15 0-26-4-33-11-7-9-10-21-10-38v-88-1h1 22 1zM8319 51h-22v-1h1v88c0 16 3 28 10 36 6 7 16 10 31 10 9 0 17-2 24-5 6-4 12-11 17-20v-1h1 1l1 1c0 7 0 11 0 14s0 5 0 7c0 1 0 2 0 3h-1v-1h21v1h-1c-1-3-1-14-1-29v-104h1v1h-22v-1h2v76c0 14-4 24-10 31-6 8-15 12-26 12-7 0-13-1-17-4-4-2-7-6-9-11-1-5-2-12-2-20v-84h1zM8488 183c-7 2-14 3-22 3-18 0-28-11-28-32v-88h2v1h-16-1v-1-16-1h1 16v1h-1l7-30v-1h1 15 1v1 30h-1v-1h24 1v1 16 1h-1-24v-1h1v83c0 6 1 11 3 13 1 2 5 3 9 3 3 0 7 0 13-1l1-1v2 17 1zM8487 182v-17h1v1c-5 1-10 2-13 2-5 0-9-2-11-5-3-2-4-7-4-14v-83-1h2 24v1h-1v-16h1v1h-24-2v-1-30h2v2h-15v-2l1 1-6 29-1 1h-1-16v-1h2v16h-2v-1h16 1v1 88c0 21 8 30 25 30 7 0 15-1 22-3v1zM8690 116c0 23-5 41-15 52-11 13-26 19-46 19-19 0-34-6-44-19-10-12-15-30-15-52 0-46 20-70 60-70 21 0 36 6 46 17 9 12 14 29 14 53zM8688 116c0-23-5-40-14-51-10-11-24-16-44-16-39 0-58 22-58 67 0 22 5 38 15 50 9 13 23 18 42 18 20 0 34-5 44-17 10-11 15-28 15-51zM8665 116c0-18-3-31-8-39s-14-12-26-12c-13 0-22 4-27 12-6 8-9 21-9 39 0 17 3 30 9 38 5 9 13 13 25 13 13 0 22-4 27-12 6-8 9-21 9-39zM8667 116c0 18-3 32-9 40-5 9-15 13-29 13-12 0-22-4-28-13-5-9-8-23-8-40 0-18 3-32 9-40 6-9 15-13 29-13 13 0 22 4 28 12 5 9 8 23 8 41zM8740 50v84c0 8 1 15 2 20 2 4 5 7 8 9 4 2 9 3 16 3 10 0 18-3 24-10s9-17 9-30v-76-1h1 22 1v1 104c0 15 1 25 1 29v1h-1-21-1v-1c0 0 0-1 0-3s-1-4-1-6c0-4 0-8 0-15h1v2-2l1 1c-5 9-11 17-18 21s-15 6-25 6c-15 0-26-4-33-11-7-9-11-21-11-38v-88-1h2 22 1zM8739 51h-22v-1h1v88c0 16 3 28 10 36 6 7 16 10 31 10 9 0 17-2 24-5 6-4 12-11 17-20v-1h1 1v1c0 7 1 11 1 14s0 5 0 7c0 1 0 2 0 3h-1v-1h21v1h-1c-1-3-1-14-1-29v-104h1v1h-22v-1h1v76c0 14-3 24-9 31-6 8-15 12-26 12-7 0-13-1-17-4-4-2-7-6-9-11s-3-12-3-20v-84h2zM8856 183v-102c0-10 0-20 0-31v-1h1 21 1v1c1 15 1 24 1 27h-1v-1 1h-1c4-12 8-20 12-24 5-4 12-7 21-7 3 0 6 1 9 2h1v1 20 2l-2-1c-3-1-6-1-11-1-9 0-15 4-20 11-5 8-7 19-7 33v70 1h-1-22-2zM8858 182h22v1h-2v-70c0-15 3-26 8-34s12-13 22-13c5 0 9 1 12 2l-1 1h-1v-20h1v1c-3-1-6-1-8-1-9 0-15 2-19 6s-8 11-12 22v1h-1-2v-1c0-3 0-12-1-27h2v1h-21v-1h1c1 11 1 21 1 31v102h-1zM9136 184h-25-1l-1-1-23-94-4-21h1 1c0 4-2 9-3 16-2 7-10 40-25 99v1h-1-26-1v-1l-37-133v-1h1 22 1v1l23 89-2 1 2-1c0 2 2 10 5 25h-1-1l2-9v-1l27-104v-1h1 24 1v1l23 90 6 24h-1-2l4-17 25-97v-1h1 22 2l-1 1-38 133v1zM9135 183l38-133h1v1h-22v-1h2l-25 97h-2 2l-4 17-1 5-2-5-5-23h1-1l-23-91h1v1h-24v-1h2l-28 105h-1 1l-2 9-1 6-1-6c-3-14-5-22-6-24l-22-90h1v1h-22v-1h2l37 133h-2v-1h26v1h-1c15-60 23-93 24-99 2-7 3-13 4-16l1-6 1 6 5 20-2 1 2-1 23 95h-1v-1h25v1zM9189 183v-102c0-10 0-20-1-31v-1h1 21 1v1c1 15 1 24 1 27h-1v-1h1v1h-2c4-12 8-20 13-24s11-7 20-7c3 0 6 1 9 2h1v1 20 2l-2-1c-2-1-6-1-11-1-9 0-15 4-20 11-4 8-7 19-7 33v70 1h-1-22-1zM9190 182h22v1h-1v-70c0-15 2-26 7-34s13-13 22-13c5 0 9 1 12 2v1h-1v-20h1l-1 1c-2-1-5-1-8-1-8 0-14 2-19 6-4 4-8 11-11 22l-1 1h-1-1v-1c0-3-1-12-1-27h1v1h-21v-1h2c0 11 0 21 0 31v102h-1zM9271 22v-21-1h1 22 1v1 21 1h-1-22-1zM9272 21h22v1h-1v-21h1v1h-22v-1h1v21h-1zM9271 183v-133-1h1 22 1v1 133 1h-1-22-1zM9272 182h22v1h-1v-133h1v1h-22v-1h1v133h-1zM9378 183c-7 2-15 3-22 3-19 0-28-11-28-32v-88h1v1h-15-1v-1-16-1h1 16v1h-1l6-30 1-1h1 14 1v1 30h-1v-1h25 1v1 16 1h-1-25v-1h1v83c0 6 1 11 3 13s5 3 10 3c3 0 7 0 13-1l1-1v2 17 1zM9377 182v-17h1v1c-6 1-10 2-13 2-5 0-9-2-12-5-2-2-3-7-3-14v-83-1h1 25v1h-2v-16h2v1h-25-1v-1-30h1v2h-14v-2l1 1-7 29v1h-1-16v-1h1v16h-1v-1h15 1v1 88c0 21 9 30 26 30 7 0 14-1 21-3l1 1zM9448 183c-7 2-15 3-22 3-19 0-28-11-28-32v-88h1v1h-15-1v-1-16-1h1 16v1h-1l6-30v-1h1 15 1v1 30h-1v-1h25 1v1 16 1h-1-25v-1h1v83c0 6 1 11 3 13s5 3 10 3c3 0 7 0 12-1l2-1v2 17 1zM9446 182v-17h2v1c-6 1-10 2-13 2-5 0-9-2-12-5-2-2-3-7-3-14v-83-1h1 25v1h-2v-16h2v1h-25-1v-1-30h1v2h-15v-2l2 1-7 29v1h-1-16v-1h1v16h-1v-1h15 1v1 88c0 21 9 30 26 30 7 0 14-1 21-3l1 1zM9485 121c0 15 3 26 9 34s15 12 27 12c9 0 16-2 22-6 5-4 9-8 11-14v-1l2 1 19 5h1v2c-8 22-27 33-55 33-20 0-35-6-46-19-10-12-16-30-16-53 0-22 6-39 16-51s26-18 45-18c39 0 59 24 59 72v3 1h-1-94v-1zM9484 119h94v2h-1v-3c0-47-19-69-57-69-19 0-33 5-43 17-10 11-15 28-15 49 0 23 5 40 15 51 10 13 24 18 44 18 27 0 45-10 52-31h1v1l-19-5v-1h1c-2 6-6 11-12 15s-14 6-23 6c-13 0-22-4-29-13-6-8-9-20-9-35v-2zM9554 104c-1-14-5-24-10-30-6-6-14-9-25-9-10 0-18 3-24 10s-9 17-10 29h-1v-1h71v1zM9555 105h-71-1v-1c0-13 4-23 10-30 7-8 16-11 26-11 12 0 21 3 27 10 6 6 9 17 11 31v1zM9689 183v-85c0-8 0-15-2-20-2-4-4-7-8-9-3-2-8-3-16-3-10 0-18 3-24 10-5 7-8 17-8 30v77 1h-2-22-1v-1-105c0-15 0-24-1-28v-1h2 20 1l1 1c0 0 0 1 0 3s0 4 0 6c0 3 0 7 1 14h-2v-2h1v2l-1-1c5-9 11-16 18-20 6-4 15-6 25-6 15 0 26 4 33 11 7 8 10 20 10 37v89 1h-1-22-2zM9691 182h22v1h-1v-89c0-16-4-28-10-35-7-7-17-10-31-10-10 0-18 2-24 5-7 4-12 10-17 19l-1 1h-1-1v-1c0-7 0-11 0-13 0-3-1-5-1-7 0-1 0-2 0-3h1v1h-20v-1h1c0 3 1 13 1 28v105h-2v-1h22v1h-1v-77c0-14 3-24 10-31 6-8 15-12 25-12 8 0 14 1 18 4 4 2 7 6 8 11 2 5 3 12 3 20v85h-1zM9835 115c0 18 2 30 8 39 5 8 13 12 24 12 7 0 14-2 19-6s8-10 9-19v-1h1l22 1 2 1v1c-2 13-8 23-17 32-9 8-21 12-36 12-18 0-33-6-43-19-10-12-15-30-15-52 0-23 5-40 15-52s25-18 43-18c14 0 26 4 35 11s15 17 17 30v1h-1l-23 2h-1v-1c-1-7-4-13-9-17-4-4-10-6-18-6-12 0-20 4-25 11-5 8-7 20-7 38zM9832 115c0-18 3-31 8-39 6-8 15-12 27-12 8 0 15 2 20 6 5 5 8 11 9 18l-1 1v-2l23-1v1h-2c-2-12-7-21-16-28s-19-10-33-10c-18 0-31 5-41 17-9 11-14 28-14 50s5 39 14 50c10 13 23 18 41 18 14 0 25-3 34-11s14-18 16-30h1v1l-22-2v-1h1c-1 9-4 16-10 21-5 4-12 6-20 6-12 0-21-4-26-13-6-9-9-22-9-40zM10055 116c0 23-6 41-16 52-10 13-26 19-45 19-20 0-35-6-45-19-10-12-15-30-15-52 0-46 21-70 61-70 20 0 35 6 45 17 10 12 15 29 15 53zM10052 116c0-23-4-40-14-51-9-11-23-16-43-16-39 0-58 22-58 67 0 22 4 38 14 50 10 13 24 18 43 18s33-5 43-17c10-11 15-28 15-51zM10029 116c0-18-3-31-8-39s-14-12-26-12c-13 0-21 4-27 12s-8 21-8 39c0 17 2 30 8 38 5 9 14 13 26 13 13 0 21-4 27-12 5-8 8-21 8-39zM10032 116c0 18-3 32-9 40-6 9-16 13-29 13s-22-4-28-13-9-23-9-40c0-18 3-32 9-40 6-9 16-13 29-13s23 4 28 12c6 9 9 23 9 41zM10164 183v-85c0-8-1-15-2-20-2-4-4-7-8-9-3-2-9-3-16-3-10 0-18 3-24 10s-9 17-9 30v77 1h-1-22-1v-1-105c0-15 0-24-1-28v-1h1 21 1v1c0 0 1 1 1 3s0 4 0 6c0 3 0 7 0 14h-1v-2h1v2l-2-1c6-9 12-16 18-20 7-4 16-6 26-6 14 0 26 4 32 11 7 8 11 20 11 37v89 1h-1-22-2zM10166 182h22v1h-2v-89c0-16-3-28-9-35-7-7-17-10-31-10-10 0-18 2-24 5-7 4-12 10-17 19l-1 1h-1-1v-1c0-7 0-11-1-13 0-3 0-5 0-7 0-1 0-2 0-3h1v1h-21v-1h2c0 3 0 13 0 28v105h-1v-1h22v1h-1v-77c0-14 3-24 9-31 7-8 15-12 26-12 8 0 13 1 17 4 4 2 7 6 9 11s3 12 3 20v85h-1zM10322 146c0 12-5 22-15 30-9 7-23 11-40 11-16 0-29-3-39-9-9-5-15-15-17-27l-1-1h1l20-4h1v1c2 7 6 12 11 15 6 3 14 4 24 4 11 0 19-1 24-4 5-4 7-8 7-15 0-5-1-8-5-12-3-3-9-5-17-7l1-2-1 2-15-4v-2 2c-13-4-22-7-28-10-5-3-9-7-13-12-3-5-4-10-4-17 0-12 4-22 13-29 9-6 22-9 38-9 15 0 27 2 36 8 9 5 14 13 17 25v1h-1l-20 3h-1l-1-1c-1-6-4-10-9-13s-12-4-21-4-16 1-21 4c-4 3-6 7-6 13 0 3 0 6 2 8s5 4 8 6c4 2 12 4 24 7s21 6 26 8c5 3 9 6 12 9s6 7 7 11c2 4 3 8 3 14zM10319 146c0-5 0-10-2-13-1-4-4-8-7-11-2-2-6-5-11-8-5-2-14-5-25-8v-1 1c-13-3-21-5-25-7-4-1-7-4-9-6-2-3-3-6-3-10 0-7 3-12 8-15s12-5 22-5c9 0 17 2 22 5 6 3 10 8 11 14l-1 1-1-2 20-2v1l-1 1c-2-12-7-19-16-24-8-5-19-8-34-8-16 0-28 3-36 9-9 6-13 15-13 27 0 6 2 11 5 16 2 4 6 8 12 11 5 3 14 6 26 9l16 4c8 2 14 5 18 9 4 3 6 8 6 13 0 7-3 13-9 17-5 3-14 5-25 5-10 0-19-2-25-5-6-4-10-9-12-16l1-1v1l-19 4v-1h1c3 11 8 19 17 25s21 8 37 8c17 0 30-3 39-10s13-16 13-28zM10365 121c0 15 3 26 9 34s14 12 26 12c10 0 17-2 22-6 6-4 10-8 12-14v-1l1 1 19 5h2l-1 2c-8 22-26 33-55 33-20 0-35-6-45-19-11-12-16-30-16-53 0-22 5-39 16-51 10-12 25-18 44-18 40 0 60 24 60 72v3 1h-1-95v-1zM10363 119h95v2h-2v-3c0-47-18-69-57-69-18 0-32 5-42 17-10 11-15 28-15 49 0 23 5 40 15 51 10 13 24 18 43 18 28 0 45-10 53-31h1v1l-20-5 1-1h1c-2 6-6 11-12 15s-14 6-24 6c-12 0-22-4-28-13-7-8-10-20-10-35v-2zM10434 104c-2-14-5-24-11-30-5-6-13-9-24-9-10 0-18 3-24 10s-10 17-10 29h-1v-1h71v1zM10435 105h-71-2v-1c1-13 4-23 11-30 6-8 15-11 26-11s20 3 26 10c6 6 10 17 11 31v1zM10569 183v-85c0-8-1-15-2-20-2-4-4-7-8-9s-9-3-16-3c-10 0-18 3-24 10s-9 17-9 30v77 1h-1-22-1v-1-105c0-15 0-24-1-28v-1h1 21 1v1c0 0 0 1 0 3 1 2 1 4 1 6 0 3 0 7 0 14h-1v-2 2l-1-1c5-9 11-16 18-20s16-6 26-6c14 0 25 4 32 11 7 8 11 20 11 37v89 1h-2-22-1zM10570 182h22v1h-1v-89c0-16-3-28-10-35-6-7-16-10-30-10-10 0-18 2-25 5-6 4-12 10-17 19v1h-1-1v-1c0-7-1-11-1-13 0-3 0-5 0-7 0-1 0-2 0-3h1v1h-21v-1h2c0 3 0 13 0 28v105h-1v-1h22v1h-1v-77c0-14 3-24 9-31 6-8 15-12 26-12 7 0 13 1 17 4 4 2 7 6 9 11s3 12 3 20v85h-2zM10678 183c-8 2-15 3-23 3-18 0-28-11-28-32v-88h2v1h-16-1v-1-16-1h1 16v1h-1l7-30v-1h1 15 1v1 30h-1v-1h24 1v1 16 1h-1-24v-1h1v83c0 6 1 11 3 13s5 3 10 3c2 0 6 0 12-1l1-1v2 17zM10676 182v-17h1v1c-5 1-9 2-12 2-6 0-10-2-12-5-3-2-4-7-4-14v-83-1h2 24v1h-1v-16h1v1h-24-2v-1-30h2v2h-15v-2l1 1-6 29-1 1h-1-16v-1h2v16h-2v-1h16 1v1 88c0 21 8 30 25 30 7 0 15-1 22-3v1zM10701 183v-28-1h1 24 1v1 28 1h-1-24-1zM10702 182h24v1h-1v-28h1v2h-24v-2h2v28h-2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762cm" svg:height="0.521cm" svg:x="18.622cm" svg:y="15.46cm" svg:viewBox="0 0 6763 522" svg:d="M322 299c0 36-14 63-42 83s-67 30-117 30c-94 0-148-34-163-99l51-10c5 23 18 40 37 51s44 16 77 16 59-6 78-17c18-12 27-29 27-51 0-13-3-23-8-31-6-8-14-14-25-19-10-5-22-9-37-13-14-3-30-7-47-11-31-7-54-13-70-20-15-7-28-14-37-23-9-8-16-18-21-29-4-11-7-24-7-38 0-33 13-58 38-76s61-27 108-27c44 0 77 7 100 20 23 14 39 36 49 69l-52 9c-5-21-16-36-32-45s-38-14-66-14c-30 0-54 6-70 16s-24 25-24 45c0 12 3 22 9 30 7 7 16 14 27 19 12 6 36 12 71 20 12 3 24 5 35 8 12 3 23 7 34 10 11 4 21 9 30 14 10 5 18 12 25 20 6 7 12 16 16 27 4 10 6 22 6 36zM634 256c0 103-36 156-108 156-46 0-76-18-92-53h-1c0 2 1 17 1 48v115h-49v-352c0-30-1-50-2-60h48c0 1 0 3 0 8 1 4 1 11 2 20 0 10 0 16 0 20h1c9-19 21-32 35-40 14-9 33-13 57-13 36 0 63 12 81 36 18 25 27 63 27 115zM583 257c0-41-6-70-17-88-11-17-29-26-53-26-19 0-34 4-45 12s-20 21-26 38c-5 18-8 40-8 68 0 39 6 67 18 86 13 18 33 27 61 27 24 0 42-9 53-26 11-18 17-48 17-91zM945 257c0 52-12 91-34 116-23 25-56 39-99 39-44 0-76-14-98-41-22-26-33-64-33-114 0-101 44-152 132-152 45 0 78 12 100 37 21 25 32 63 32 115zM893 257c0-40-6-70-18-88-12-19-32-28-61-28s-50 9-62 28c-13 19-20 48-20 88 0 39 7 69 19 88 13 20 33 29 60 29 29 0 50-9 63-28s19-48 19-89zM1255 257c0 52-11 91-34 116s-56 39-99 39-76-14-98-41c-22-26-33-64-33-114 0-101 44-152 133-152 45 0 78 12 99 37s32 63 32 115zM1203 257c0-40-6-70-18-88-12-19-32-28-61-28-28 0-49 9-62 28s-19 48-19 88c0 39 6 69 19 88 12 20 32 29 59 29 30 0 51-9 63-28 13-19 19-48 19-89zM1316 406v-406h49v406zM1394 517v-35h325v35zM1825 412c-29 0-51-8-66-25-15-15-23-37-23-64 0-31 10-54 30-71 20-16 53-25 98-26l66-1v-16c0-24-5-41-15-51-11-11-27-16-48-16-22 0-38 4-48 11-10 8-16 20-18 36l-52-5c9-53 48-79 119-79 37 0 65 8 83 25 19 17 29 42 29 74v127c0 15 1 26 5 33s11 11 22 11c5 0 10-1 16-2v32c-12 2-25 4-38 4-18 0-31-5-39-15-9-10-13-25-15-45h-1c-13 22-27 38-44 48s-37 15-61 15zM1837 374c18 0 34-4 48-12 14-9 25-20 33-34s12-29 12-44v-24l-54 1c-23 0-40 2-52 7-12 4-21 11-28 20-6 9-9 21-9 36 0 16 4 28 13 37 8 8 21 13 37 13zM2062 406v-227c0-21-1-44-2-69h46c2 34 2 54 2 60h2c7-25 16-42 27-51 10-10 24-14 43-14 6 0 13 1 20 2v45c-7-1-16-2-27-2-20 0-36 8-46 26-11 18-16 43-16 75v155zM2418 406v-188c0-28-3-48-11-59s-22-16-43-16c-20 0-37 8-49 24s-18 38-18 67v172h-49v-233c0-34-1-55-2-63h46c1 1 1 3 1 7s0 9 1 14c0 5 0 15 1 30 11-21 23-36 37-44 13-8 30-12 50-12 22 0 40 4 53 13s22 23 27 43h1c10-20 22-34 37-43 14-9 32-13 52-13 30 0 52 8 65 24 14 16 20 43 20 80v197h-48v-188c0-28-4-48-12-59s-22-16-42-16c-22 0-38 8-50 23-12 16-18 39-18 68v172zM2663 517v-35h326v35zM3269 256c0 103-36 156-108 156-23 0-41-4-56-13s-27-22-36-40h-1c0 6 0 15-1 26-1 12-1 19-2 21h-47c1-11 2-31 2-62v-344h49v116c0 12-1 26-1 42h1c9-19 21-33 36-41s33-12 56-12c37 0 64 12 82 37 17 25 26 63 26 114zM3218 258c0-41-6-71-17-89-11-17-28-26-53-26-28 0-48 9-60 28-13 19-19 49-19 90 0 39 6 67 18 86 13 18 33 27 61 27 24 0 42-9 53-27s17-48 17-89zM3331 406v-227c0-21-1-44-2-69h47c1 34 2 54 2 60h1c8-25 17-42 27-51 10-10 25-14 43-14 7 0 13 1 20 2v45c-7-1-15-2-26-2-21 0-36 8-47 26s-16 43-16 75v155zM3591 412c-29 0-52-8-66-25-15-15-23-37-23-64 0-31 10-54 30-71 20-16 53-25 98-26l66-1v-16c0-24-5-41-15-51-11-11-27-16-48-16-22 0-38 4-48 11-10 8-16 20-18 36l-52-5c9-53 48-79 119-79 37 0 65 8 83 25 19 17 28 42 28 74v127c0 15 2 26 6 33s11 11 22 11c5 0 10-1 16-2v32c-12 2-25 4-38 4-18 0-31-5-40-15-8-10-12-25-14-45h-1c-13 22-27 38-44 48s-37 15-61 15zM3603 374c18 0 34-4 48-12 14-9 25-20 33-34s12-29 12-44v-24l-54 1c-23 0-41 2-52 7-12 4-21 11-28 20-6 9-9 21-9 36 0 16 4 28 13 37 8 8 21 13 37 13zM3864 256c0 40 6 69 18 88 13 19 31 28 56 28 18 0 32-5 44-14 12-10 19-24 22-44l49 3c-4 29-16 51-36 68-20 18-46 27-77 27-42 0-73-14-95-40-22-27-33-65-33-115 0-49 11-87 33-113s53-39 94-39c30 0 55 8 75 23 20 16 33 37 38 65l-51 4c-2-17-9-30-19-39-11-10-25-15-44-15-26 0-45 9-57 26-11 17-17 46-17 87zM4293 406l-99-135-36 29v106h-50v-406h50v253l129-143h58l-120 127 126 169zM4428 268c0 34 7 60 21 78 14 19 35 28 62 28 21 0 38-4 51-13s21-19 26-32l43 12c-18 46-58 71-120 71-44 0-77-14-100-40s-34-65-34-116c0-49 11-86 34-112s55-39 98-39c86 0 130 52 130 157v6zM4588 230c-3-31-11-53-24-68-13-14-32-21-56-21s-43 8-57 24-21 38-22 65zM4814 404c-16 4-32 7-49 7-40 0-59-24-59-68v-197h-34v-36h36l14-66h33v66h54v36h-54v186c0 14 2 24 7 30 4 6 13 9 24 9 7 0 16-2 28-4zM4813 517v-35h326v35zM5170 47v-47h49v47zM5170 406v-296h49v296zM5482 406v-188c0-19-2-34-6-45s-10-19-18-23c-9-5-21-7-37-7-24 0-42 8-56 24s-21 38-21 67v172h-49v-233c0-34 0-55-1-63h46c0 1 1 3 1 7s0 9 0 14c1 5 1 15 1 30h1c11-21 24-35 39-44 15-8 34-12 55-12 33 0 57 8 72 24s22 42 22 80v197zM5826 324c0 27-10 49-31 64-21 16-51 24-89 24-36 0-65-6-85-19s-33-31-38-57l43-9c4 16 13 28 26 35 13 8 31 11 54 11 25 0 44-4 55-11 12-8 17-19 17-35 0-11-4-21-12-28s-21-13-38-18l-36-9c-28-7-48-15-60-22s-21-15-28-25c-6-10-10-22-10-37 0-27 10-47 29-61s47-22 84-22c32 0 58 6 78 18 19 11 31 29 36 55l-44 5c-3-13-10-23-22-30s-28-10-48-10c-22 0-39 3-49 10-11 6-16 17-16 30 0 9 2 15 7 21 4 5 10 10 19 14 8 4 26 9 54 16 26 6 45 12 56 18 12 5 21 11 27 18 7 7 12 15 16 24 3 8 5 18 5 30zM5924 268c0 34 7 60 21 78 14 19 35 28 62 28 21 0 38-4 51-13s21-19 26-32l43 12c-18 46-58 71-120 71-44 0-77-14-100-40s-34-65-34-116c0-49 11-86 34-112s55-39 98-39c87 0 130 52 130 157v6zM6084 230c-3-31-10-53-24-68-13-14-31-21-56-21-24 0-43 8-57 24-13 16-21 38-22 65zM6198 406v-227c0-21 0-44-1-69h46c1 34 2 54 2 60h1c8-25 17-42 27-51 10-10 25-14 43-14 7 0 13 1 20 2v45c-6-1-15-2-26-2-20 0-36 8-47 26-10 18-16 43-16 75v155zM6497 404c-16 4-33 7-50 7-39 0-59-24-59-68v-197h-34v-36h36l14-66h33v66h55v36h-55v186c0 14 3 24 7 30 5 6 13 9 24 9 7 0 16-2 29-4zM6763 324c0 27-11 49-32 64-21 16-50 24-88 24-37 0-65-6-85-19s-33-31-39-57l43-9c5 16 13 28 26 35 13 8 32 11 55 11 25 0 43-4 55-11 11-8 17-19 17-35 0-11-4-21-12-28s-21-13-39-18l-35-9c-28-7-48-15-60-22s-21-15-28-25-10-22-10-37c0-27 9-47 29-61 19-14 47-22 83-22 33 0 59 6 78 18 19 11 31 29 36 55l-44 5c-2-13-10-23-22-30s-28-10-48-10c-22 0-38 3-49 10-10 6-15 17-15 30 0 9 2 15 6 21 4 5 11 10 19 14 9 4 27 9 54 16 26 6 45 12 57 18 11 5 20 11 27 18 6 7 12 15 15 24 4 8 6 18 6 30z">
          <text:p/>
        </draw:path>
        <draw:path draw:style-name="gr2" draw:text-style-name="P2" draw:layer="layout" svg:width="6.767cm" svg:height="0.526cm" svg:x="18.619cm" svg:y="15.458cm" svg:viewBox="0 0 6768 527" svg:d="M327 302c0 36-14 65-42 85s-68 30-119 30c-95 0-150-34-166-100v-3l3-1 50-10h3v2c6 23 18 39 36 49 19 11 44 16 76 16 33 0 58-5 76-17 18-11 26-27 26-48 0-12-2-22-8-29-5-8-13-14-23-19s-22-9-36-12c-15-4-31-7-48-11l1-3-1 3c-31-7-54-14-70-21-16-6-28-14-38-23-9-8-16-18-21-30-5-11-8-24-8-39 0-34 14-60 39-79 26-18 63-28 110-28 44 0 78 7 102 21 23 14 40 38 49 71l1 3h-3l-51 9-3 1v-3c-6-20-16-33-31-42-16-9-37-14-65-14-30 0-53 5-68 15-16 10-23 24-23 43 0 12 2 20 8 28 6 7 15 13 27 19 11 5 34 11 70 19 11 3 23 6 35 9 12 2 23 6 34 10s21 8 31 14c9 5 18 12 25 20s12 17 16 28c4 10 6 23 6 37zM322 302c0-14-2-25-6-35-4-11-9-19-16-27-6-7-14-13-23-18-10-6-19-10-30-14s-22-7-33-10c-12-3-24-6-36-8l1-3-1 3c-35-8-59-15-71-20-12-6-21-13-28-21s-10-18-10-31c0-21 9-37 26-48 16-10 40-16 71-16 29 0 51 4 68 15 16 9 27 25 33 46l-3 1v-3l51-9 1 3h-3c-9-31-25-54-47-67-23-13-56-20-99-20-47 0-82 9-106 26-25 19-37 43-37 75 0 14 2 26 7 37s11 20 20 28 21 16 37 22c15 7 38 13 68 20 18 4 34 8 48 11 14 4 27 8 38 13 10 6 19 13 25 21s9 19 9 32c0 23-10 41-29 53-18 12-45 18-79 18-33 0-59-6-79-17-19-11-32-29-38-52l3-1v3l-50 10-1-3 3-1c14 64 67 96 160 96 50 0 88-10 115-29 28-19 41-45 41-80zM640 259c0 104-37 158-111 158-46 0-78-18-94-53l2-2v3h-1v-3l2-1c1 2 2 18 2 48v115 3h-3-49-3v-3-351c0-30-1-50-2-60v-3h3 48 2v2c1 1 1 4 1 9 1 4 1 11 1 20 1 10 1 16 1 20h-3v-3h1v3l-2-2c9-18 21-32 36-41 14-8 34-13 58-13 37 0 65 13 84 38 18 25 27 64 27 116zM635 259c0-52-9-89-27-113s-43-35-79-35c-23 0-42 4-56 12-13 8-24 21-33 39l-1 1h-2-1-2v-2c0-4-1-10-1-19-1-10-1-16-1-21-1-4-1-7-1-7l3-1v3h-48v-3h3c1 10 2 30 2 60v351h-3v-3h49v3h-3v-115c0-30 0-44-1-45l-2-4h5 1 2l1 1c15 34 44 50 89 50 71 0 106-50 106-152zM583 260c0-40-5-69-16-86s-27-25-51-25c-19 0-33 4-44 11-10 8-18 20-24 37s-8 40-8 67c0 39 6 66 18 84s30 27 58 27c23 0 40-9 51-26 10-17 16-47 16-89zM589 260c0 43-6 74-18 92-11 19-30 28-55 28-29 0-50-10-63-29-13-18-19-48-19-87 0-28 3-51 9-68 6-18 14-32 26-40 11-9 27-13 47-13 25 0 44 10 56 28 11 18 17 48 17 89zM950 260c0 52-11 92-34 118-24 25-58 39-101 39-44 0-78-14-100-41-23-27-34-66-34-116 0-102 46-155 135-155 46 0 80 13 102 38s32 65 32 117zM945 260c0-51-11-89-31-113-21-25-53-36-98-36-87 0-129 49-129 149 0 50 10 87 32 112 22 26 53 39 96 39 42 0 74-12 96-37 23-25 34-62 34-114zM893 260c0-40-6-69-17-87-12-18-31-26-59-26s-48 9-60 27c-13 18-19 47-19 86s6 67 19 87c12 18 31 28 57 28 29 0 49-9 61-28 12-18 18-47 18-87zM899 260c0 41-7 71-20 91-13 19-35 29-65 29-28 0-49-10-62-30s-19-50-19-90 6-70 19-89c14-20 36-30 65-30s51 10 63 29c13 19 19 49 19 90zM1261 260c0 52-12 92-35 118-23 25-57 39-101 39s-77-14-100-41c-22-27-34-66-34-116 0-102 46-155 136-155 45 0 79 13 101 38s33 65 33 117zM1255 260c0-51-10-89-31-113-21-25-53-36-97-36-87 0-130 49-130 149 0 50 11 87 32 112 22 26 53 39 96 39s74-12 97-37c22-25 33-62 33-114zM1204 260c0-40-6-69-18-87s-31-26-59-26-47 9-60 27c-12 18-18 47-18 86s6 67 18 87c12 18 31 28 57 28 29 0 49-9 61-28 12-18 19-47 19-87zM1209 260c0 41-6 71-19 91-13 19-36 29-66 29-27 0-49-10-62-30s-19-50-19-90 7-70 20-89c13-20 35-30 64-30s51 10 64 29c12 19 18 49 18 90zM1316 408v-406-2h3 49 3v2 406 3h-3-49-3zM1319 405h49v3h-3v-406h3v3h-49v-3h3v406h-3zM1394 519v-35-3h3 325 3v3 35 3h-3-325-3zM1397 516h325v3h-3v-35h3v3h-325v-3h3v35h-3zM1828 417c-30 0-53-9-68-25-16-16-24-38-24-66 0-31 11-56 32-73 20-16 53-25 99-27l66-1v3h-3v-16c0-23-5-40-14-49-10-10-25-15-46-15-22 0-37 3-47 10-9 8-15 18-17 34v3h-3l-51-5h-3l1-3c8-54 49-82 121-82 37 0 66 9 85 26 20 18 29 43 29 76v127c0 14 2 25 6 32 3 6 9 9 19 9 5 0 10 0 16-2h3v3 31 2h-2c-13 3-26 5-39 5-18 0-33-5-42-16-8-10-13-25-14-46h2v3h-1v-3l2 1c-12 23-28 39-45 49s-37 15-62 15zM1828 411c24 0 43-5 60-14 16-9 30-24 42-47l1-1h2 1 3v3c1 20 6 34 14 43 7 9 20 13 37 13 13 0 25-1 38-4v3h-3v-31h3l1 3c-6 1-12 2-17 2-11 0-20-5-24-13s-6-19-6-34v-127c0-32-9-55-28-72-18-16-45-24-81-24-70 0-108 25-116 77l-3-1 1-3 51 5v3h-3c2-17 8-30 19-38 10-8 27-12 50-12 22 0 39 6 50 17 10 10 16 29 16 53v16 3h-3l-66 1v-3 3c-45 1-76 10-96 26-19 16-29 38-29 68 0 27 7 47 22 62 14 15 35 23 64 23zM1840 374c17 0 33-4 46-12 14-8 24-19 32-32 8-14 12-28 12-43v-24h3v2l-54 1c-23 1-40 3-51 7-12 5-20 11-26 20-7 8-9 19-9 34s3 26 12 35c8 8 19 12 35 12zM1840 380c-17 0-30-5-39-14s-14-23-14-39c0-15 3-28 10-38 7-9 16-16 29-21 12-4 30-7 53-7v3-3l54-1h3v3 24c0 15-5 31-13 45-8 15-20 27-34 35s-31 13-49 13zM2062 408v-226c0-21-1-44-2-69v-3h3 46 3v3c2 33 2 54 2 60h-3v-2h2v2h-3c8-26 17-44 28-54 10-9 26-14 45-14 6 0 13 1 20 3h2v2 45 4l-3-1c-7-2-15-3-26-3-19 0-34 9-44 25-10 18-16 42-16 74v154 3h-2-49-3zM2065 405h49v3h-3v-154c0-33 5-59 16-77s28-27 49-27c11 0 20 1 27 3v2h-3v-45h3l-1 3c-7-2-13-2-19-2-18 0-32 4-42 13-9 9-18 25-26 50v2h-2-2-2v-3c0-6-1-26-3-60h3v3h-46v-3h3c1 25 1 48 1 69v226h-2zM2419 408v-187c0-28-4-47-12-57-7-11-20-16-40-16s-35 8-47 23c-12 16-18 37-18 66v171 3h-2-49-3v-3-232c0-34-1-55-2-62v-4h3 46 3v3c0 1 1 3 1 7s0 9 0 14c1 5 1 15 1 30h-2v-3 3l-2-2c11-21 23-36 37-44 14-9 32-13 52-13 22 0 41 5 54 14 14 9 23 24 29 44l-3 1v-3h1v3l-3-2c10-20 23-35 38-44s33-13 54-13c30 0 53 8 67 25s21 44 21 82v196 3h-3-48-3v-3-187c0-28-4-47-11-57-7-11-20-16-40-16-21 0-36 8-48 23-11 16-17 37-17 66v171 3h-3-49-2zM2421 405h49v3h-3v-171c0-29 6-53 19-69 12-17 30-25 52-25 21 0 36 6 45 17 8 12 12 32 12 61v187h-3v-3h48v3h-2v-196c0-37-7-63-20-78-13-16-34-23-63-23-20 0-37 4-51 12-14 9-26 22-36 42l-1 1h-1-1-2l-1-2c-5-19-13-32-26-41-12-8-29-12-51-12-20 0-36 3-49 11s-25 22-35 43l-1 1h-2-3v-2c-1-15-1-24-1-30 0-5-1-9-1-13s0-7 0-7l2-1v3h-46v-3h3c1 8 2 29 2 63v232h-3v-3h49v3h-3v-171c0-29 6-53 19-69 12-17 30-25 51-25s37 6 45 17c8 12 12 32 12 61v187h-3zM2663 519v-35-3h3 326 2v3 35 3h-2-326-3zM2666 516h326v3h-3v-35h3v3h-326v-3h3v35h-3zM3275 259c0 104-38 158-111 158-23 0-42-5-58-13-15-8-27-22-37-40l3-2v3h-1v-3h3c0 6 0 15-1 26-1 12-1 19-2 21v2h-3-47-3v-3c1-10 2-30 2-61v-345-2h3 49 3v2 117c0 12-1 26-2 42h-2v-3h1v3l-3-2c9-19 22-33 37-42 16-8 35-12 58-12 37 0 66 13 84 39 18 25 27 64 27 115zM3269 259c0-50-8-87-25-112-18-25-44-36-80-36-22 0-40 3-55 11-14 8-26 21-35 40l-1 1h-1-1-3v-3c0-16 1-29 1-41v-117h3v3h-49v-3h2v345c0 31 0 52-1 62l-3-1v-3h47v3h-2c0-2 1-8 1-20 1-12 1-20 1-26v-2h3 1 1l1 1c9 18 21 30 35 38 15 8 33 12 55 12 70 0 105-50 105-152zM3218 261c0-41-6-70-16-87-11-17-27-26-51-26-27 0-46 9-58 28-12 18-18 47-18 88 0 38 6 66 18 84s30 27 58 27c24 0 40-9 51-26 10-18 16-47 16-88zM3223 261c0 41-5 72-16 90-12 19-31 29-56 29-29 0-50-10-63-29s-19-48-19-87c0-41 6-72 19-92 13-19 35-29 63-29 25 0 44 9 56 28 11 18 16 48 16 90zM3331 408v-226c0-21 0-44-1-69l-1-3h3 47 2l1 3c1 33 2 54 2 60h-3v-2h1v2h-3c8-26 18-44 28-54 11-9 26-14 45-14 7 0 14 1 21 3h2v2 45 4l-4-1c-6-2-14-3-25-3-20 0-34 9-44 25-11 18-16 42-16 74v154 3h-3-49-3zM3334 405h49v3h-3v-154c0-33 6-59 17-77s28-27 49-27c11 0 20 1 27 3l-1 2h-3v-45h3l-1 3c-6-2-13-2-19-2-18 0-31 4-41 13s-19 25-26 50l-1 2h-2-1-3v-3c0-6-1-26-2-60h3v3h-47v-3h3c1 25 2 48 2 69v226h-3zM3594 417c-30 0-53-9-68-25-16-16-24-38-24-66 0-31 11-56 32-73 20-16 53-25 98-27l67-1v3h-3v-16c0-23-5-40-14-49-10-10-25-15-46-15-22 0-37 3-47 10-9 8-15 18-17 34v3h-3l-51-5h-3l1-3c8-54 49-82 121-82 37 0 66 9 85 26 19 18 29 43 29 76v127c0 14 2 25 6 32 3 6 9 9 19 9 5 0 10 0 16-2h3v3 31 2h-2c-13 3-26 5-39 5-19 0-33-5-42-16-8-10-13-25-14-46h2v3h-1v-3l2 1c-12 23-28 39-45 49s-38 15-62 15zM3594 411c24 0 43-5 60-14 16-9 30-24 42-47l1-1h2 1 3v3c1 20 6 34 14 43 7 9 19 13 37 13 13 0 25-1 37-4l1 3h-3v-31h3l1 3c-6 1-12 2-17 2-11 0-20-5-24-13s-6-19-6-34v-127c0-32-9-55-28-72-18-16-45-24-81-24-70 0-108 25-116 77l-3-1 1-3 51 5v3h-3c2-17 8-30 19-38 10-8 27-12 50-12 22 0 39 6 50 17 10 10 16 29 16 53v16 3h-3l-66 1v-3 3c-45 1-76 10-96 26-19 16-29 38-29 68 0 27 7 47 22 62 14 15 35 23 64 23zM3606 374c17 0 32-4 46-12s24-19 32-32c8-14 12-28 12-43v-24h3v2l-54 1c-23 1-40 3-51 7-12 5-20 11-26 20-7 8-10 19-10 34s4 26 13 35c8 8 19 12 35 12zM3606 380c-17 0-30-5-39-14s-14-23-14-39c0-15 3-28 10-38 6-9 16-16 29-21 12-4 30-7 53-7v3-3l54-1h3v3 24c0 15-5 31-13 45-8 15-20 27-34 35s-31 13-49 13zM3870 259c0 39 6 68 18 86s29 27 53 27c17 0 31-4 42-13s18-23 21-42v-3h3l49 4h4l-1 3c-4 29-16 52-37 69-21 18-48 27-79 27-42 0-75-14-97-41-22-26-33-65-33-116 0-50 11-88 33-115s55-40 96-40c31 0 57 8 77 24s33 38 38 66l1 3-3 1-51 3-2 1-1-3c-2-16-8-28-18-37-10-10-24-14-42-14-26 0-43 8-54 25-12 16-17 45-17 85zM3864 259c0-41 6-71 18-89 12-17 32-27 59-27 19 0 35 5 46 16 11 10 17 23 20 40l-3 1v-3l50-4 1 3h-3c-5-27-17-47-37-63-19-15-43-22-73-22-40 0-70 12-92 38-21 25-32 62-32 111 0 50 11 87 32 113 22 25 52 38 93 38 30 0 55-8 75-25 20-16 32-38 36-66h2v3l-50-3 1-3 2 1c-2 20-10 35-22 45s-28 15-46 15c-25 0-45-10-58-30-13-19-19-49-19-89zM4294 410l-100-135 3-1 1 2-36 29-1-2h2v105 3h-2-50-2v-3-406-2h2 50 2v2 254h-2l-2-2 129-143 1-1h1 58 6l-4 5-120 127-2-2 2-2 126 169 4 4h-6-58-1zM4296 405h58v3l-2 2-126-168-2-2 2-2 120-127 2 2v3h-58v-3l2 2-129 143-5 6v-8-254h3v3h-50v-3h3v406h-3v-3h50v3h-3v-105-1l1-1 36-30 2-2 2 3 100 135-3 1zM4434 271c0 33 7 59 20 77 14 17 33 26 60 26 21 0 37-4 49-12 13-9 21-19 25-31l1-3 3 1 43 12 3 1-1 3c-18 47-60 72-123 72-45 0-79-14-102-40-23-27-35-67-35-118 0-49 12-88 35-114 23-27 57-40 100-40 88 0 133 54 133 160v6 3h-3-211v-3zM4431 268h211v3h-3v-6c0-104-42-154-127-154-42 0-74 12-96 38-22 25-34 61-34 110 0 51 12 88 34 114 22 25 55 38 98 38 61 0 100-23 117-68l3 1-1 3-43-13 1-2 2 1c-4 13-14 25-27 33-13 9-31 14-52 14-28 0-50-10-64-29s-22-46-22-80v-3zM4588 234c-2-31-10-53-23-67-12-14-30-20-54-20-23 0-41 7-55 23-13 15-20 36-21 64l-3-1v-2h159v2zM4591 236h-159-3v-3c1-28 9-51 23-67s34-25 59-25 45 8 58 22c14 15 22 39 25 70v3zM4818 409c-16 4-33 6-50 6-41 0-62-24-62-69v-197h3v3h-34-3v-3-36-3h3 36v3h-3l14-67 1-3h2 33 3v3 67h-3v-3h54 3v3 36 3h-3-54v-3h3v186c0 14 2 23 6 28s11 8 22 8c6 0 16-1 28-4l3-1v4 36 2zM4815 406v-36h2l1 3c-13 2-22 3-29 3-12 0-21-3-26-9s-8-17-8-32v-186-3h3 54v3h-2v-36h2v3h-54-3v-3-67h3v3h-33v-3l3 1-15 67v2h-2-36v-3h3v36h-3v-3h34 3v3 197c0 43 18 64 56 64 16 0 33-2 49-7v3zM4813 519v-35-3h3 326 3v3 35 3h-3-326-3zM4816 516h326v3h-3v-35h3v3h-326v-3h3v35h-3zM5170 49v-47-2h3 49 3v2 47 3h-3-49-3zM5173 47h49v2h-3v-47h3v3h-49v-3h3v47h-3zM5170 408v-295-3h3 49 3v3 295 3h-3-49-3zM5173 405h49v3h-3v-295h3v3h-49v-3h3v295h-3zM5482 408v-187c0-19-2-34-6-44-3-10-9-17-17-22-8-4-19-7-35-7-23 0-41 8-54 24-13 15-20 37-20 65v171 3h-3-49-2v-3-232c0-34-1-55-2-62v-4h3 46 2l1 3c0 1 0 3 1 7 0 4 0 9 0 14s1 15 1 30h-3v-3h1v3l-2-2c11-20 25-35 40-44s34-13 56-13c33 0 58 8 74 25 15 16 23 44 23 82v196 3h-3-49-3zM5485 405h49v3h-3v-196c0-37-7-63-22-78-14-16-37-23-69-23-21 0-39 4-53 12-15 8-27 22-38 42l-1 1h-2-1-2l-1-2c0-15 0-24 0-30-1-5-1-9-1-13s0-7-1-7l3-1v3h-46v-3h3c1 8 1 29 1 63v232h-3v-3h49v3h-2v-171c0-29 7-52 21-69s34-25 58-25c16 0 29 2 38 7s16 14 20 25 5 27 5 46v187h-2zM5832 327c0 28-11 51-33 66-21 16-51 24-90 24-37 0-66-7-86-19-21-12-34-32-40-58l-1-3 3-1 43-8 3-1 1 3c4 15 12 26 24 33 13 7 30 10 53 10 25 0 42-3 54-11 10-7 16-17 16-32 0-11-4-19-12-26-7-7-20-12-37-17l1-3-1 3-35-9v-3 3c-29-8-49-15-61-22s-22-16-29-26c-7-11-11-24-11-39 0-27 11-49 30-64 20-14 49-21 86-21 33 0 59 6 79 17 20 12 32 31 38 57v3l-3 1-44 5h-3v-2c-3-13-9-22-21-28-11-7-26-11-46-11-22 0-38 4-48 10s-14 15-14 28c0 8 2 14 6 19s10 10 18 13c8 4 26 9 54 16 26 6 45 13 56 18 12 6 21 12 28 19s12 15 16 24c4 10 6 20 6 32zM5826 327c0-11-1-21-5-29-4-9-8-16-15-23-6-6-15-12-26-18-11-5-30-11-56-18l1-2-1 2c-27-6-46-12-54-16-9-3-16-9-21-14-4-6-7-14-7-23 0-14 6-26 17-33s28-10 51-10c20 0 37 3 49 11 13 7 21 18 23 32h-2l-1-3 45-5v3h-3c-5-24-16-42-35-53s-44-17-76-17c-36 0-64 7-82 21-19 14-28 33-28 59 0 14 3 26 10 35 6 10 15 18 27 25 11 7 31 14 59 21l35 9c18 5 32 11 40 19 9 8 13 18 13 30 0 16-6 29-18 37s-31 12-57 12c-23 0-42-4-56-11-13-8-23-20-27-37l3-1v3l-43 9v-3l2-1c6 25 18 43 38 55 19 12 47 18 83 18 38 0 66-7 87-22 20-15 30-35 30-62zM5930 271c0 33 7 59 21 77 13 17 32 26 59 26 21 0 37-4 49-12 13-9 21-19 25-31l1-3 3 1 43 12 3 1-1 3c-18 47-60 72-123 72-44 0-79-14-102-40-23-27-35-67-35-118 0-49 12-88 35-114 23-27 57-40 100-40 88 0 133 54 133 160v6 3h-3-211v-3zM5927 268h211v3h-3v-6c0-104-42-154-127-154-42 0-73 12-96 38-22 25-33 61-33 110 0 51 11 88 33 114 23 25 55 38 98 38 61 0 100-23 117-68l3 1-1 3-43-13 1-2 3 1c-5 13-14 25-28 33-13 9-31 14-52 14-28 0-49-10-64-29-14-19-21-46-21-80v-3zM6084 234c-2-31-10-53-23-67-12-14-30-20-54-20-23 0-41 7-54 23-14 15-21 36-22 64l-3-1v-2h159v2zM6087 236h-159-3v-3c1-28 9-51 23-67 15-16 35-25 59-25 25 0 45 8 59 22 13 15 21 39 24 70v3zM6198 408v-226c0-21 0-44-1-69v-3h3 46 3v3c1 33 2 54 2 60h-3v-2h1v2h-3c8-26 18-44 28-54 11-9 26-14 45-14 7 0 14 1 21 3h2v2 45 4l-4-1c-6-2-14-3-25-3-20 0-34 9-44 25-11 18-16 42-16 74v154 3h-3-49-3zM6201 405h49v3h-3v-154c0-33 6-59 17-77s28-27 49-27c11 0 20 1 27 3l-1 2h-3v-45h3l-1 3c-6-2-12-2-19-2-18 0-31 4-41 13s-18 25-26 50l-1 2h-2-1-3v-3c0-6-1-26-2-60h3v3h-46v-3h2c1 25 2 48 2 69v226h-3zM6500 409c-16 4-33 6-50 6-40 0-62-24-62-69v-197h3v3h-34-3v-3-36-3h3 36v3h-3l15-67v-3h2 33 3v3 67h-3v-3h55 3v3 36 3h-3-55v-3h3v186c0 14 2 23 6 28 5 5 11 8 22 8 7 0 16-1 28-4l4-1v4 36 2zM6497 406v-36h3v3c-12 2-22 3-29 3-12 0-21-3-26-9s-8-17-8-32v-186-3h3 55v3h-3v-36h3v3h-55-3v-3-67h3v3h-33v-3l3 1-14 67-1 2h-2-36v-3h3v36h-3v-3h34 3v3 197c0 43 18 64 56 64 17 0 33-2 49-7l1 3zM6768 327c0 28-11 51-32 66-22 16-52 24-90 24-37 0-66-7-87-19-20-12-34-32-40-58v-3l3-1 43-8 3-1v3c4 15 12 26 25 33 12 7 30 10 53 10 25 0 42-3 53-11 11-7 16-17 16-32 0-11-3-19-11-26s-20-12-38-17l1-3-1 3-35-9 1-3-1 3c-28-8-48-15-61-22-12-7-22-16-28-26-7-11-11-24-11-39 0-27 10-49 30-64 20-14 48-21 85-21 33 0 60 6 80 17 19 12 32 31 37 57l1 3-3 1-44 5h-3v-2c-3-13-10-22-21-28-12-7-27-11-47-11-21 0-37 4-47 10s-15 15-15 28c0 8 2 14 6 19s10 10 19 13c8 4 26 9 53 16 26 6 45 13 57 18 12 6 21 12 28 19s12 15 16 24c4 10 5 20 5 32zM6763 327c0-11-2-21-5-29-4-9-9-16-15-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8 18 84 18 37 0 66-7 86-22 21-15 31-35 31-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6cm" svg:height="0.28cm" svg:x="18.593cm" svg:y="18.847cm" svg:viewBox="0 0 1867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3-58-23-104 0-47 8-82 23-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67 32c-28 43-48 76-59 100s-20 48-26 71c-5 24-8 48-8 74h-37c0-36 8-72 22-111 15-38 40-82 74-132h-146v-30h180z">
          <text:p/>
        </draw:path>
        <draw:path draw:style-name="gr2" draw:text-style-name="P2" draw:layer="layout" svg:width="1.87cm" svg:height="0.284cm" svg:x="18.591cm" svg:y="18.845cm" svg:viewBox="0 0 1871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6-12-72-38c-17-24-25-59-25-105 0-47 8-82 24-106s41-36 74-36 57 12 73 36c15 24 23 60 23 106zM1208 142c0-46-8-80-23-103s-37-35-69-35-56 11-71 34c-16 23-23 58-23 104 0 45 8 80 24 103 16 24 38 36 69 36s53-12 69-36 24-58 24-103zM1172 142c0-39-4-67-13-84s-23-26-43-26c-21 0-35 8-44 25s-14 45-14 85c0 38 5 66 14 84 9 17 23 26 43 26s34-9 43-27c10-18 14-45 14-83zM1176 142c0 38-4 67-14 85-10 19-26 28-47 28s-37-9-47-27c-9-19-14-47-14-86 0-40 5-69 14-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0 36c-27 42-47 75-58 99-12 24-20 47-26 71-6 23-8 47-8 73v2h-2-37-2v-2c0-36 8-73 23-111 14-39 39-83 74-133l1 1v2h-146-2v-2-30-2h2 180 2v2 28 1zM1867 34v-28h2v2h-180v-2h2v30h-2v-2h146 4l-2 3c-35 50-59 94-74 132-14 38-22 74-22 110h-2v-2h37v2h-2c0-26 3-51 8-74 6-24 15-48 26-72 12-24 31-57 59-100l2 1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5.773cm" svg:height="3.503cm" svg:x="3.98cm" svg:y="13.679cm" svg:viewBox="0 0 5774 3504" svg:d="M4795 1093l979 1697-412 714h-801-2310-799l-1433-2482c-41-240-15-501 72-702 86-202 223-320 368-320h800c152 0 295 131 380 350 86 220 102 498 45 743l82 141h1485l-122-212c-42-240-15-501 71-702 87-202 223-320 368-320h800c153 0 296 131 382 350 85 220 102 498 45 743z">
          <text:p/>
        </draw:path>
        <draw:polygon draw:style-name="gr7" draw:text-style-name="P1" draw:layer="layout" svg:width="0cm" svg:height="0cm" svg:x="6.847cm" svg:y="15.398cm" svg:viewBox="0 0 0 0" draw:points="0,0">
          <text:p/>
        </draw:polygon>
        <draw:polygon draw:style-name="gr6" draw:text-style-name="P3" draw:layer="layout" svg:width="3.207cm" svg:height="1.555cm" svg:x="5.745cm" svg:y="14.913cm" svg:viewBox="0 0 3208 1556" draw:points="2310,0 3208,1556 897,1556 0,0 1485,0">
          <text:p/>
        </draw:polygon>
        <draw:polygon draw:style-name="gr7" draw:text-style-name="P1" draw:layer="layout" svg:width="0cm" svg:height="0cm" svg:x="6.847cm" svg:y="15.398cm" svg:viewBox="0 0 0 0" draw:points="0,0">
          <text:p/>
        </draw:polygon>
        <draw:path draw:style-name="gr6" draw:text-style-name="P3" draw:layer="layout" svg:width="1.864cm" svg:height="3.503cm" svg:x="3.98cm" svg:y="13.679cm" svg:viewBox="0 0 1865 3504" svg:d="M1453 3504l412-714-980-1697c58-245 41-523-44-743-86-219-229-350-382-350-145 0-282 118-368 320-87 201-113 462-72 702z">
          <text:p/>
        </draw:path>
        <draw:polygon draw:style-name="gr7" draw:text-style-name="P1" draw:layer="layout" svg:width="0cm" svg:height="0cm" svg:x="6.847cm" svg:y="15.398cm" svg:viewBox="0 0 0 0" draw:points="0,0">
          <text:p/>
        </draw:polygon>
        <draw:polygon draw:style-name="gr6" draw:text-style-name="P3" draw:layer="layout" svg:width="2.722cm" svg:height="0.714cm" svg:x="6.23cm" svg:y="16.468cm" svg:viewBox="0 0 2723 715" draw:points="2723,0 2311,715 0,715 412,0">
          <text:p/>
        </draw:polygon>
        <draw:polygon draw:style-name="gr7" draw:text-style-name="P1" draw:layer="layout" svg:width="0cm" svg:height="0cm" svg:x="6.847cm" svg:y="15.398cm" svg:viewBox="0 0 0 0" draw:points="0,0">
          <text:p/>
        </draw:polygon>
        <draw:polygon draw:style-name="gr6" draw:text-style-name="P3" draw:layer="layout" svg:width="1.779cm" svg:height="1.696cm" svg:x="7.973cm" svg:y="14.772cm" svg:viewBox="0 0 1780 1697" draw:points="801,0 1780,1697 980,1697 82,141 0,0">
          <text:p/>
        </draw:polygon>
        <draw:polygon draw:style-name="gr7" draw:text-style-name="P1" draw:layer="layout" svg:width="0cm" svg:height="0cm" svg:x="6.847cm" svg:y="15.398cm" svg:viewBox="0 0 0 0" draw:points="0,0">
          <text:p/>
        </draw:polygon>
        <draw:polygon draw:style-name="gr6" draw:text-style-name="P3" draw:layer="layout" svg:width="1.779cm" svg:height="1.696cm" svg:x="4.863cm" svg:y="14.772cm" svg:viewBox="0 0 1780 1697" draw:points="1780,1697 980,1697 0,0 800,0 882,141">
          <text:p/>
        </draw:polygon>
        <draw:polygon draw:style-name="gr7" draw:text-style-name="P1" draw:layer="layout" svg:width="0cm" svg:height="0cm" svg:x="6.847cm" svg:y="15.398cm" svg:viewBox="0 0 0 0" draw:points="0,0">
          <text:p/>
        </draw:polygon>
        <draw:path draw:style-name="gr6" draw:text-style-name="P3" draw:layer="layout" svg:width="0.965cm" svg:height="1.234cm" svg:x="7.089cm" svg:y="13.679cm" svg:viewBox="0 0 966 1235" svg:d="M885 1094l81 141h-825l-122-212c-42-240-15-501 71-703 88-202 224-320 369-320 153 0 296 131 381 350 85 221 102 499 45 744z">
          <text:p/>
        </draw:path>
        <draw:polygon draw:style-name="gr7" draw:text-style-name="P1" draw:layer="layout" svg:width="0cm" svg:height="0cm" svg:x="6.847cm" svg:y="15.398cm" svg:viewBox="0 0 0 0" draw:points="0,0">
          <text:p/>
        </draw:polygon>
        <draw:path draw:style-name="gr6" draw:text-style-name="P3" draw:layer="layout" svg:width="1.259cm" svg:height="1.093cm" svg:x="4.438cm" svg:y="13.679cm" svg:viewBox="0 0 1260 1094" svg:d="M1226 1094c57-246 41-524-46-744-85-219-228-350-380-350h-800c153 0 295 131 381 350 85 220 102 498 44 744z">
          <text:p/>
        </draw:path>
        <draw:polygon draw:style-name="gr7" draw:text-style-name="P1" draw:layer="layout" svg:width="0cm" svg:height="0cm" svg:x="6.847cm" svg:y="15.398cm" svg:viewBox="0 0 0 0" draw:points="0,0">
          <text:p/>
        </draw:polygon>
        <draw:path draw:style-name="gr6" draw:text-style-name="P3" draw:layer="layout" svg:width="1.259cm" svg:height="1.093cm" svg:x="7.547cm" svg:y="13.679cm" svg:viewBox="0 0 1260 1094" svg:d="M1227 1094c57-246 40-524-45-744-85-219-228-350-381-350h-801c153 0 296 131 381 350 85 220 102 498 45 744z">
          <text:p/>
        </draw:path>
        <draw:polygon draw:style-name="gr7" draw:text-style-name="P1" draw:layer="layout" svg:width="0cm" svg:height="0cm" svg:x="6.847cm" svg:y="15.398cm" svg:viewBox="0 0 0 0" draw:points="0,0">
          <text:p/>
        </draw:polygon>
        <draw:polygon draw:style-name="gr6" draw:text-style-name="P3" draw:layer="layout" svg:width="1.212cm" svg:height="0.714cm" svg:x="8.54cm" svg:y="16.468cm" svg:viewBox="0 0 1213 715" draw:points="1213,0 801,715 0,715 412,0">
          <text:p/>
        </draw:polygon>
        <draw:polygon draw:style-name="gr7" draw:text-style-name="P1" draw:layer="layout" svg:width="0cm" svg:height="0cm" svg:x="6.847cm" svg:y="15.398cm" svg:viewBox="0 0 0 0" draw:points="0,0">
          <text:p/>
        </draw:polygon>
        <draw:polygon draw:style-name="gr6" draw:text-style-name="P3" draw:layer="layout" svg:width="1.211cm" svg:height="0.714cm" svg:x="5.431cm" svg:y="16.468cm" svg:viewBox="0 0 1212 715" draw:points="800,715 1212,0 413,0 0,715">
          <text:p/>
        </draw:polygon>
        <draw:polygon draw:style-name="gr7" draw:text-style-name="P1" draw:layer="layout" svg:width="0cm" svg:height="0cm" svg:x="6.847cm" svg:y="15.398cm" svg:viewBox="0 0 0 0" draw:points="0,0">
          <text:p/>
        </draw:polygon>
        <draw:path draw:style-name="gr6" draw:text-style-name="P3" draw:layer="layout" svg:width="0.381cm" svg:height="0.659cm" svg:x="4.247cm" svg:y="14.144cm" svg:viewBox="0 0 382 660" svg:d="M192 660c50 0 99-34 135-96 54-95 70-236 41-360-30-123-99-204-176-204-106 0-192 148-192 331 0 182 86 329 192 329z">
          <text:p/>
        </draw:path>
        <draw:polygon draw:style-name="gr7" draw:text-style-name="P1" draw:layer="layout" svg:width="0cm" svg:height="0cm" svg:x="6.847cm" svg:y="15.398cm" svg:viewBox="0 0 0 0" draw:points="0,0">
          <text:p/>
        </draw:polygon>
        <draw:path draw:style-name="gr6" draw:text-style-name="P3" draw:layer="layout" svg:width="0.381cm" svg:height="0.659cm" svg:x="7.357cm" svg:y="14.144cm" svg:viewBox="0 0 382 660" svg:d="M191 660c51 0 99-34 135-96 55-95 71-236 41-360-29-123-99-204-176-204-105 0-191 148-191 331 0 182 86 329 191 329z">
          <text:p/>
        </draw:path>
        <draw:polygon draw:style-name="gr7" draw:text-style-name="P1" draw:layer="layout" svg:width="0cm" svg:height="0cm" svg:x="6.847cm" svg:y="15.398cm" svg:viewBox="0 0 0 0" draw:points="0,0">
          <text:p/>
        </draw:polygon>
        <draw:path draw:style-name="gr6" draw:text-style-name="P3" draw:layer="layout" svg:width="0.438cm" svg:height="0.34cm" svg:x="8.415cm" svg:y="15.069cm" svg:viewBox="0 0 439 341" svg:d="M428 291c28-49 2-122-65-185-67-64-162-106-241-106-53 0-92 19-111 51-38 66 24 173 140 240 114 67 238 67 277 0z">
          <text:p/>
        </draw:path>
        <draw:polygon draw:style-name="gr7" draw:text-style-name="P1" draw:layer="layout" svg:width="0cm" svg:height="0cm" svg:x="6.847cm" svg:y="15.398cm" svg:viewBox="0 0 0 0" draw:points="0,0">
          <text:p/>
        </draw:polygon>
        <draw:path draw:style-name="gr6" draw:text-style-name="P3" draw:layer="layout" svg:width="0.437cm" svg:height="0.34cm" svg:x="5.82cm" svg:y="15.931cm" svg:viewBox="0 0 438 341" svg:d="M427 291c28-49 3-123-64-186s-162-105-241-105c-53 0-93 18-111 50-38 66 24 175 139 241s239 66 277 0z">
          <text:p/>
        </draw:path>
        <draw:polygon draw:style-name="gr7" draw:text-style-name="P1" draw:layer="layout" svg:width="0cm" svg:height="0cm" svg:x="6.847cm" svg:y="15.398cm" svg:viewBox="0 0 0 0" draw:points="0,0">
          <text:p/>
        </draw:polygon>
        <draw:path draw:style-name="gr6" draw:text-style-name="P3" draw:layer="layout" svg:width="0.437cm" svg:height="0.34cm" svg:x="5.322cm" svg:y="15.069cm" svg:viewBox="0 0 438 341" svg:d="M427 291c28-49 3-122-64-185-67-64-162-106-242-106-52 0-92 19-110 51-38 66 24 173 139 240s239 67 277 0z">
          <text:p/>
        </draw:path>
        <draw:polygon draw:style-name="gr7" draw:text-style-name="P1" draw:layer="layout" svg:width="0cm" svg:height="0cm" svg:x="6.847cm" svg:y="15.398cm" svg:viewBox="0 0 0 0" draw:points="0,0">
          <text:p/>
        </draw:polygon>
        <draw:path draw:style-name="gr6" draw:text-style-name="P3" draw:layer="layout" svg:width="0.438cm" svg:height="0.34cm" svg:x="8.913cm" svg:y="15.931cm" svg:viewBox="0 0 439 341" svg:d="M427 291c29-49 3-123-64-186s-162-105-241-105c-52 0-93 18-111 50-38 66 24 175 139 241s239 66 277 0z">
          <text:p/>
        </draw:path>
        <draw:polygon draw:style-name="gr7" draw:text-style-name="P1" draw:layer="layout" svg:width="0cm" svg:height="0cm" svg:x="6.847cm" svg:y="15.398cm" svg:viewBox="0 0 0 0" draw:points="0,0">
          <text:p/>
        </draw:polygon>
        <draw:line draw:style-name="gr8" draw:text-style-name="P1" draw:layer="layout" svg:x1="8.773cm" svg:y1="14.772cm" svg:x2="7.973cm" svg:y2="14.772cm">
          <text:p/>
        </draw:line>
        <draw:path draw:style-name="gr8" draw:text-style-name="P1" draw:layer="layout" svg:width="0.459cm" svg:height="1.093cm" svg:x="8.347cm" svg:y="13.679cm" svg:viewBox="0 0 460 1094" svg:d="M427 1094c57-246 40-524-45-744-85-219-228-350-382-350">
          <text:p/>
        </draw:path>
        <draw:path draw:style-name="gr8" draw:text-style-name="P1" draw:layer="layout" svg:width="0.46cm" svg:height="1.093cm" svg:x="7.547cm" svg:y="13.679cm" svg:viewBox="0 0 461 1094" svg:d="M427 1094c58-246 40-524-45-744-85-219-228-350-382-350">
          <text:p/>
        </draw:path>
        <draw:path draw:style-name="gr8" draw:text-style-name="P1" draw:layer="layout" svg:width="0.458cm" svg:height="1.022cm" svg:x="7.089cm" svg:y="13.679cm" svg:viewBox="0 0 459 1023" svg:d="M459 0c-145 0-281 118-368 321-87 201-114 462-71 702">
          <text:p/>
        </draw:path>
        <draw:line draw:style-name="gr8" draw:text-style-name="P1" draw:layer="layout" svg:x1="8.773cm" svg:y1="14.772cm" svg:x2="9.753cm" svg:y2="16.469cm">
          <text:p/>
        </draw:line>
        <draw:line draw:style-name="gr8" draw:text-style-name="P1" draw:layer="layout" svg:x1="7.973cm" svg:y1="14.772cm" svg:x2="8.055cm" svg:y2="14.914cm">
          <text:p/>
        </draw:line>
        <draw:line draw:style-name="gr8" draw:text-style-name="P1" draw:layer="layout" svg:x1="9.752cm" svg:y1="16.468cm" svg:x2="8.952cm" svg:y2="16.468cm">
          <text:p/>
        </draw:line>
        <draw:line draw:style-name="gr8" draw:text-style-name="P1" draw:layer="layout" svg:x1="8.054cm" svg:y1="14.913cm" svg:x2="8.953cm" svg:y2="16.469cm">
          <text:p/>
        </draw:line>
        <draw:path draw:style-name="gr8" draw:text-style-name="P1" draw:layer="layout" svg:width="0.11cm" svg:height="0.05cm" svg:x="8.426cm" svg:y="15.069cm" svg:viewBox="0 0 111 51" svg:d="M111 0c-52 0-92 18-111 51">
          <text:p/>
        </draw:path>
        <draw:path draw:style-name="gr8" draw:text-style-name="P1" draw:layer="layout" svg:width="0.427cm" svg:height="0.29cm" svg:x="8.415cm" svg:y="15.119cm" svg:viewBox="0 0 428 291" svg:d="M11 0c-38 67 24 174 139 241 114 66 239 66 278 0">
          <text:p/>
        </draw:path>
        <draw:path draw:style-name="gr8" draw:text-style-name="P1" draw:layer="layout" svg:width="0.317cm" svg:height="0.29cm" svg:x="8.536cm" svg:y="15.069cm" svg:viewBox="0 0 318 291" svg:d="M307 291c28-49 2-122-65-185-67-65-163-106-242-106">
          <text:p/>
        </draw:path>
        <draw:path draw:style-name="gr8" draw:text-style-name="P1" draw:layer="layout" svg:width="0.11cm" svg:height="0.05cm" svg:x="8.924cm" svg:y="15.931cm" svg:viewBox="0 0 111 51" svg:d="M111 0c-53 0-93 18-111 51">
          <text:p/>
        </draw:path>
        <draw:path draw:style-name="gr8" draw:text-style-name="P1" draw:layer="layout" svg:width="0.426cm" svg:height="0.29cm" svg:x="8.913cm" svg:y="15.981cm" svg:viewBox="0 0 427 291" svg:d="M11 0c-38 67 24 175 138 241 116 66 240 66 278 0">
          <text:p/>
        </draw:path>
        <draw:path draw:style-name="gr8" draw:text-style-name="P1" draw:layer="layout" svg:width="0.317cm" svg:height="0.29cm" svg:x="9.034cm" svg:y="15.931cm" svg:viewBox="0 0 318 291" svg:d="M306 291c29-49 3-122-65-186-67-63-162-105-241-105">
          <text:p/>
        </draw:path>
        <draw:line draw:style-name="gr8" draw:text-style-name="P1" draw:layer="layout" svg:x1="9.34cm" svg:y1="17.182cm" svg:x2="8.54cm" svg:y2="17.182cm">
          <text:p/>
        </draw:line>
        <draw:line draw:style-name="gr8" draw:text-style-name="P1" draw:layer="layout" svg:x1="7.231cm" svg:y1="14.914cm" svg:x2="7.108cm" svg:y2="14.701cm">
          <text:p/>
        </draw:line>
        <draw:line draw:style-name="gr8" draw:text-style-name="P1" draw:layer="layout" svg:x1="9.753cm" svg:y1="16.468cm" svg:x2="9.34cm" svg:y2="17.183cm">
          <text:p/>
        </draw:line>
        <draw:path draw:style-name="gr8" draw:text-style-name="P1" draw:layer="layout" svg:width="0.191cm" svg:height="0.563cm" svg:x="7.547cm" svg:y="14.144cm" svg:viewBox="0 0 192 564" svg:d="M135 564c56-95 72-236 42-361-30-123-100-203-177-203">
          <text:p/>
        </draw:path>
        <draw:path draw:style-name="gr8" draw:text-style-name="P1" draw:layer="layout" svg:width="0.19cm" svg:height="0.659cm" svg:x="7.357cm" svg:y="14.144cm" svg:viewBox="0 0 191 660" svg:d="M191 0c-106 0-191 148-191 331 0 182 85 329 191 329">
          <text:p/>
        </draw:path>
        <draw:path draw:style-name="gr8" draw:text-style-name="P1" draw:layer="layout" svg:width="0.135cm" svg:height="0.096cm" svg:x="7.547cm" svg:y="14.707cm" svg:viewBox="0 0 136 97" svg:d="M0 97c52 0 100-34 136-97">
          <text:p/>
        </draw:path>
        <draw:line draw:style-name="gr8" draw:text-style-name="P1" draw:layer="layout" svg:x1="8.953cm" svg:y1="16.468cm" svg:x2="8.54cm" svg:y2="17.183cm">
          <text:p/>
        </draw:line>
        <draw:line draw:style-name="gr8" draw:text-style-name="P1" draw:layer="layout" svg:x1="8.054cm" svg:y1="14.913cm" svg:x2="5.745cm" svg:y2="14.913cm">
          <text:p/>
        </draw:line>
        <draw:line draw:style-name="gr8" draw:text-style-name="P1" draw:layer="layout" svg:x1="6.643cm" svg:y1="16.469cm" svg:x2="5.745cm" svg:y2="14.913cm">
          <text:p/>
        </draw:line>
        <draw:line draw:style-name="gr8" draw:text-style-name="P1" draw:layer="layout" svg:x1="8.952cm" svg:y1="16.468cm" svg:x2="6.642cm" svg:y2="16.468cm">
          <text:p/>
        </draw:line>
        <draw:line draw:style-name="gr8" draw:text-style-name="P1" draw:layer="layout" svg:x1="8.54cm" svg:y1="17.182cm" svg:x2="6.23cm" svg:y2="17.182cm">
          <text:p/>
        </draw:line>
        <draw:line draw:style-name="gr8" draw:text-style-name="P1" draw:layer="layout" svg:x1="6.23cm" svg:y1="17.183cm" svg:x2="6.643cm" svg:y2="16.468cm">
          <text:p/>
        </draw:line>
        <draw:line draw:style-name="gr8" draw:text-style-name="P1" draw:layer="layout" svg:x1="6.642cm" svg:y1="16.468cm" svg:x2="5.843cm" svg:y2="16.468cm">
          <text:p/>
        </draw:line>
        <draw:line draw:style-name="gr8" draw:text-style-name="P1" draw:layer="layout" svg:x1="5.844cm" svg:y1="16.469cm" svg:x2="4.863cm" svg:y2="14.772cm">
          <text:p/>
        </draw:line>
        <draw:line draw:style-name="gr8" draw:text-style-name="P1" draw:layer="layout" svg:x1="5.746cm" svg:y1="14.914cm" svg:x2="5.663cm" svg:y2="14.772cm">
          <text:p/>
        </draw:line>
        <draw:line draw:style-name="gr8" draw:text-style-name="P1" draw:layer="layout" svg:x1="5.663cm" svg:y1="14.772cm" svg:x2="4.863cm" svg:y2="14.772cm">
          <text:p/>
        </draw:line>
        <draw:path draw:style-name="gr8" draw:text-style-name="P1" draw:layer="layout" svg:width="0.11cm" svg:height="0.05cm" svg:x="5.333cm" svg:y="15.069cm" svg:viewBox="0 0 111 51" svg:d="M111 0c-53 0-93 18-111 51">
          <text:p/>
        </draw:path>
        <draw:path draw:style-name="gr8" draw:text-style-name="P1" draw:layer="layout" svg:width="0.426cm" svg:height="0.29cm" svg:x="5.322cm" svg:y="15.119cm" svg:viewBox="0 0 427 291" svg:d="M12 0c-39 67 24 174 138 241 115 66 239 66 277 0">
          <text:p/>
        </draw:path>
        <draw:path draw:style-name="gr8" draw:text-style-name="P1" draw:layer="layout" svg:width="0.316cm" svg:height="0.29cm" svg:x="5.443cm" svg:y="15.069cm" svg:viewBox="0 0 317 291" svg:d="M306 291c28-49 3-122-64-185-67-65-163-106-242-106">
          <text:p/>
        </draw:path>
        <draw:path draw:style-name="gr8" draw:text-style-name="P1" draw:layer="layout" svg:width="0.111cm" svg:height="0.05cm" svg:x="5.831cm" svg:y="15.931cm" svg:viewBox="0 0 112 51" svg:d="M112 0c-53 0-93 18-112 51">
          <text:p/>
        </draw:path>
        <draw:path draw:style-name="gr8" draw:text-style-name="P1" draw:layer="layout" svg:width="0.426cm" svg:height="0.29cm" svg:x="5.82cm" svg:y="15.981cm" svg:viewBox="0 0 427 291" svg:d="M11 0c-38 67 24 175 138 241 115 66 240 66 278 0">
          <text:p/>
        </draw:path>
        <draw:path draw:style-name="gr8" draw:text-style-name="P1" draw:layer="layout" svg:width="0.316cm" svg:height="0.29cm" svg:x="5.941cm" svg:y="15.931cm" svg:viewBox="0 0 317 291" svg:d="M306 291c28-49 3-122-64-186-68-63-163-105-242-105">
          <text:p/>
        </draw:path>
        <draw:line draw:style-name="gr8" draw:text-style-name="P1" draw:layer="layout" svg:x1="6.23cm" svg:y1="17.182cm" svg:x2="5.431cm" svg:y2="17.182cm">
          <text:p/>
        </draw:line>
        <draw:line draw:style-name="gr8" draw:text-style-name="P1" draw:layer="layout" svg:x1="5.432cm" svg:y1="17.183cm" svg:x2="3.998cm" svg:y2="14.701cm">
          <text:p/>
        </draw:line>
        <draw:path draw:style-name="gr8" draw:text-style-name="P1" draw:layer="layout" svg:width="0.459cm" svg:height="1.093cm" svg:x="5.238cm" svg:y="13.679cm" svg:viewBox="0 0 460 1094" svg:d="M426 1094c57-246 41-524-45-744-85-219-228-350-381-350">
          <text:p/>
        </draw:path>
        <draw:line draw:style-name="gr8" draw:text-style-name="P1" draw:layer="layout" svg:x1="5.431cm" svg:y1="17.183cm" svg:x2="5.844cm" svg:y2="16.468cm">
          <text:p/>
        </draw:line>
        <draw:path draw:style-name="gr8" draw:text-style-name="P1" draw:layer="layout" svg:width="0.459cm" svg:height="1.093cm" svg:x="4.438cm" svg:y="13.679cm" svg:viewBox="0 0 460 1094" svg:d="M426 1094c58-246 41-524-44-744-87-219-229-350-382-350">
          <text:p/>
        </draw:path>
        <draw:path draw:style-name="gr8" draw:text-style-name="P1" draw:layer="layout" svg:width="0.459cm" svg:height="1.022cm" svg:x="3.98cm" svg:y="13.679cm" svg:viewBox="0 0 460 1023" svg:d="M460 0c-146 0-283 118-369 321-87 201-113 462-72 702">
          <text:p/>
        </draw:path>
        <draw:path draw:style-name="gr8" draw:text-style-name="P1" draw:layer="layout" svg:width="0.19cm" svg:height="0.563cm" svg:x="4.438cm" svg:y="14.144cm" svg:viewBox="0 0 191 564" svg:d="M136 564c54-95 70-236 41-361-30-123-99-203-177-203">
          <text:p/>
        </draw:path>
        <draw:path draw:style-name="gr8" draw:text-style-name="P1" draw:layer="layout" svg:width="0.191cm" svg:height="0.659cm" svg:x="4.247cm" svg:y="14.144cm" svg:viewBox="0 0 192 660" svg:d="M192 0c-105 0-192 148-192 331 0 182 87 329 192 329">
          <text:p/>
        </draw:path>
        <draw:path draw:style-name="gr8" draw:text-style-name="P1" draw:layer="layout" svg:width="0.135cm" svg:height="0.096cm" svg:x="4.438cm" svg:y="14.707cm" svg:viewBox="0 0 136 97" svg:d="M0 97c50 0 100-34 136-97">
          <text:p/>
        </draw:path>
        <draw:line draw:style-name="gr8" draw:text-style-name="P1" draw:layer="layout" svg:x1="7.547cm" svg:y1="13.679cm" svg:x2="8.347cm" svg:y2="13.679cm">
          <text:p/>
        </draw:line>
        <draw:line draw:style-name="gr8" draw:text-style-name="P1" draw:layer="layout" svg:x1="4.438cm" svg:y1="13.679cm" svg:x2="5.238cm" svg:y2="13.679cm">
          <text:p/>
        </draw:line>
        <draw:polygon draw:style-name="gr6" draw:text-style-name="P3" draw:layer="layout" svg:width="3.926cm" svg:height="4.788cm" svg:x="14.174cm" svg:y="5.864cm" svg:viewBox="0 0 3927 4789" draw:points="1527,0 3927,0 3927,979 3927,3809 3927,4789 1527,4789 1453,4789 1354,4789 1233,4789 1095,4789 946,4789 637,4789 489,4789 352,4789 232,4789 133,4789 60,4789 15,4789 0,4789 0,3809 15,3809 60,3809 133,3809 232,3809 352,3809 489,3809 637,3809 946,3809 1095,3809 1233,3809 1354,3809 1453,3809 1527,3809 1727,3809 1727,979 1527,979 1453,979 1354,979 1233,979 1095,979 946,979 637,979 489,979 352,979 232,979 133,979 60,979 15,979 0,979 0,0 15,0 60,0 133,0 232,0 352,0 489,0 637,0 946,0 1095,0 1233,0 1354,0 1453,0">
          <text:p/>
        </draw:polygon>
        <draw:polygon draw:style-name="gr7" draw:text-style-name="P1" draw:layer="layout" svg:width="0cm" svg:height="0cm" svg:x="16.104cm" svg:y="8.258cm" svg:viewBox="0 0 0 0" draw:points="0,0">
          <text:p/>
        </draw:polygon>
        <draw:polygon draw:style-name="gr6" draw:text-style-name="P3" draw:layer="layout" svg:width="2.199cm" svg:height="2.829cm" svg:x="15.901cm" svg:y="6.843cm" svg:viewBox="0 0 2200 2830" draw:points="0,0 2200,0 2200,2830 0,2830">
          <text:p/>
        </draw:polygon>
        <draw:polygon draw:style-name="gr7" draw:text-style-name="P1" draw:layer="layout" svg:width="0cm" svg:height="0cm" svg:x="16.104cm" svg:y="8.258cm" svg:viewBox="0 0 0 0" draw:points="0,0">
          <text:p/>
        </draw:polygon>
        <draw:polygon draw:style-name="gr6" draw:text-style-name="P3" draw:layer="layout" svg:width="2.399cm" svg:height="0.979cm" svg:x="15.701cm" svg:y="5.864cm" svg:viewBox="0 0 2400 980" draw:points="0,0 2400,0 2400,980 200,980 0,980">
          <text:p/>
        </draw:polygon>
        <draw:polygon draw:style-name="gr7" draw:text-style-name="P1" draw:layer="layout" svg:width="0cm" svg:height="0cm" svg:x="16.104cm" svg:y="8.258cm" svg:viewBox="0 0 0 0" draw:points="0,0">
          <text:p/>
        </draw:polygon>
        <draw:polygon draw:style-name="gr6" draw:text-style-name="P3" draw:layer="layout" svg:width="2.399cm" svg:height="0.98cm" svg:x="15.701cm" svg:y="9.672cm" svg:viewBox="0 0 2400 981" draw:points="2400,0 2400,981 0,981 0,0 200,0">
          <text:p/>
        </draw:polygon>
        <draw:polygon draw:style-name="gr7" draw:text-style-name="P1" draw:layer="layout" svg:width="0cm" svg:height="0cm" svg:x="16.104cm" svg:y="8.258cm" svg:viewBox="0 0 0 0" draw:points="0,0">
          <text:p/>
        </draw:polygon>
        <draw:polygon draw:style-name="gr6" draw:text-style-name="P3" draw:layer="layout" svg:width="1.527cm" svg:height="0.98cm" svg:x="14.174cm" svg:y="9.672cm" svg:viewBox="0 0 1528 981" draw:points="1528,0 1528,981 1454,981 1355,981 1234,981 1096,981 947,981 638,981 490,981 353,981 232,981 133,981 60,981 15,981 0,981 0,0 15,0 60,0 133,0 232,0 353,0 490,0 638,0 947,0 1096,0 1234,0 1355,0 1454,0">
          <text:p/>
        </draw:polygon>
        <draw:polygon draw:style-name="gr7" draw:text-style-name="P1" draw:layer="layout" svg:width="0cm" svg:height="0cm" svg:x="16.104cm" svg:y="8.258cm" svg:viewBox="0 0 0 0" draw:points="0,0">
          <text:p/>
        </draw:polygon>
        <draw:polygon draw:style-name="gr6" draw:text-style-name="P3" draw:layer="layout" svg:width="1.527cm" svg:height="0.979cm" svg:x="14.174cm" svg:y="5.864cm" svg:viewBox="0 0 1528 980" draw:points="1528,0 1528,980 1454,980 1355,980 1234,980 1096,980 947,980 638,980 490,980 353,980 232,980 133,980 60,980 15,980 0,980 0,0 15,0 60,0 133,0 232,0 353,0 490,0 638,0 947,0 1096,0 1234,0 1355,0 1454,0">
          <text:p/>
        </draw:polygon>
        <draw:polygon draw:style-name="gr7" draw:text-style-name="P1" draw:layer="layout" svg:width="0cm" svg:height="0cm" svg:x="16.104cm" svg:y="8.258cm" svg:viewBox="0 0 0 0" draw:points="0,0">
          <text:p/>
        </draw:polygon>
        <draw:path draw:style-name="gr6" draw:text-style-name="P3" draw:layer="layout" svg:width="0.479cm" svg:height="0.48cm" svg:x="17.341cm" svg:y="6.124cm" svg:viewBox="0 0 480 481" svg:d="M480 240c0 133-107 241-239 241-134 0-241-108-241-241s107-240 241-240c132 0 239 107 239 240z">
          <text:p/>
        </draw:path>
        <draw:polygon draw:style-name="gr7" draw:text-style-name="P1" draw:layer="layout" svg:width="0cm" svg:height="0cm" svg:x="16.104cm" svg:y="8.258cm" svg:viewBox="0 0 0 0" draw:points="0,0">
          <text:p/>
        </draw:polygon>
        <draw:path draw:style-name="gr6" draw:text-style-name="P3" draw:layer="layout" svg:width="0.48cm" svg:height="0.48cm" svg:x="16.121cm" svg:y="9.912cm" svg:viewBox="0 0 481 481" svg:d="M481 240c0 133-108 241-241 241-132 0-240-108-240-241 0-132 108-240 240-240 133 0 241 108 241 240z">
          <text:p/>
        </draw:path>
        <draw:polygon draw:style-name="gr7" draw:text-style-name="P1" draw:layer="layout" svg:width="0cm" svg:height="0cm" svg:x="16.104cm" svg:y="8.258cm" svg:viewBox="0 0 0 0" draw:points="0,0">
          <text:p/>
        </draw:polygon>
        <draw:path draw:style-name="gr6" draw:text-style-name="P3" draw:layer="layout" svg:width="0.48cm" svg:height="0.48cm" svg:x="16.121cm" svg:y="6.124cm" svg:viewBox="0 0 481 481" svg:d="M481 240c0 133-108 241-241 241-132 0-240-108-240-241s108-240 240-240c133 0 241 107 241 240z">
          <text:p/>
        </draw:path>
        <draw:polygon draw:style-name="gr7" draw:text-style-name="P1" draw:layer="layout" svg:width="0cm" svg:height="0cm" svg:x="16.104cm" svg:y="8.258cm" svg:viewBox="0 0 0 0" draw:points="0,0">
          <text:p/>
        </draw:polygon>
        <draw:path draw:style-name="gr6" draw:text-style-name="P3" draw:layer="layout" svg:width="0.479cm" svg:height="0.48cm" svg:x="17.341cm" svg:y="9.912cm" svg:viewBox="0 0 480 481" svg:d="M480 240c0 133-107 241-239 241-134 0-241-108-241-241 0-132 107-240 241-240 132 0 239 108 239 240z">
          <text:p/>
        </draw:path>
        <draw:polygon draw:style-name="gr7" draw:text-style-name="P1" draw:layer="layout" svg:width="0cm" svg:height="0cm" svg:x="16.104cm" svg:y="8.258cm" svg:viewBox="0 0 0 0" draw:points="0,0">
          <text:p/>
        </draw:polygon>
        <draw:line draw:style-name="gr8" draw:text-style-name="P1" draw:layer="layout" svg:x1="15.701cm" svg:y1="5.864cm" svg:x2="15.701cm" svg:y2="6.843cm">
          <text:p/>
        </draw:line>
        <draw:polyline draw:style-name="gr8" draw:text-style-name="P1" draw:layer="layout" svg:width="1.526cm" svg:height="0cm" svg:x="14.174cm" svg:y="5.864cm" svg:viewBox="0 0 1527 0" draw:points="1527,0 1453,0 1354,0 1233,0 1095,0 946,0 637,0 489,0 352,0 232,0 133,0 60,0 15,0 0,0">
          <text:p/>
        </draw:polyline>
        <draw:polyline draw:style-name="gr8" draw:text-style-name="P1" draw:layer="layout" svg:width="1.526cm" svg:height="0cm" svg:x="14.174cm" svg:y="6.843cm" svg:viewBox="0 0 1527 0" draw:points="1527,0 1453,0 1354,0 1233,0 1095,0 946,0 637,0 489,0 352,0 232,0 133,0 60,0 15,0 0,0">
          <text:p/>
        </draw:polyline>
        <draw:line draw:style-name="gr8" draw:text-style-name="P1" draw:layer="layout" svg:x1="15.701cm" svg:y1="5.864cm" svg:x2="18.1cm" svg:y2="5.864cm">
          <text:p/>
        </draw:line>
        <draw:line draw:style-name="gr8" draw:text-style-name="P1" draw:layer="layout" svg:x1="15.701cm" svg:y1="6.843cm" svg:x2="15.901cm" svg:y2="6.843cm">
          <text:p/>
        </draw:line>
        <draw:line draw:style-name="gr8" draw:text-style-name="P1" draw:layer="layout" svg:x1="18.1cm" svg:y1="5.864cm" svg:x2="18.1cm" svg:y2="6.843cm">
          <text:p/>
        </draw:line>
        <draw:line draw:style-name="gr8" draw:text-style-name="P1" draw:layer="layout" svg:x1="15.901cm" svg:y1="6.843cm" svg:x2="18.1cm" svg:y2="6.843cm">
          <text:p/>
        </draw:line>
        <draw:path draw:style-name="gr8" draw:text-style-name="P1" draw:layer="layout" svg:width="0.48cm" svg:height="0.48cm" svg:x="16.121cm" svg:y="6.124cm" svg:viewBox="0 0 481 481" svg:d="M481 240c0 133-108 241-241 241-132 0-240-108-240-241s108-240 240-240c133 0 241 107 241 240z">
          <text:p/>
        </draw:path>
        <draw:path draw:style-name="gr8" draw:text-style-name="P1" draw:layer="layout" svg:width="0.479cm" svg:height="0.48cm" svg:x="17.341cm" svg:y="6.124cm" svg:viewBox="0 0 480 481" svg:d="M480 240c0 133-107 241-239 241-134 0-241-108-241-241s107-240 241-240c132 0 239 107 239 240z">
          <text:p/>
        </draw:path>
        <draw:line draw:style-name="gr8" draw:text-style-name="P1" draw:layer="layout" svg:x1="15.901cm" svg:y1="6.843cm" svg:x2="15.901cm" svg:y2="9.672cm">
          <text:p/>
        </draw:line>
        <draw:line draw:style-name="gr8" draw:text-style-name="P1" draw:layer="layout" svg:x1="18.1cm" svg:y1="9.672cm" svg:x2="15.901cm" svg:y2="9.672cm">
          <text:p/>
        </draw:line>
        <draw:line draw:style-name="gr8" draw:text-style-name="P1" draw:layer="layout" svg:x1="18.1cm" svg:y1="6.843cm" svg:x2="18.1cm" svg:y2="9.672cm">
          <text:p/>
        </draw:line>
        <draw:line draw:style-name="gr8" draw:text-style-name="P1" draw:layer="layout" svg:x1="18.1cm" svg:y1="9.672cm" svg:x2="18.1cm" svg:y2="10.652cm">
          <text:p/>
        </draw:line>
        <draw:line draw:style-name="gr8" draw:text-style-name="P1" draw:layer="layout" svg:x1="18.1cm" svg:y1="10.652cm" svg:x2="15.701cm" svg:y2="10.652cm">
          <text:p/>
        </draw:line>
        <draw:line draw:style-name="gr8" draw:text-style-name="P1" draw:layer="layout" svg:x1="15.901cm" svg:y1="9.672cm" svg:x2="15.701cm" svg:y2="9.672cm">
          <text:p/>
        </draw:line>
        <draw:line draw:style-name="gr8" draw:text-style-name="P1" draw:layer="layout" svg:x1="15.701cm" svg:y1="9.672cm" svg:x2="15.701cm" svg:y2="10.652cm">
          <text:p/>
        </draw:line>
        <draw:path draw:style-name="gr8" draw:text-style-name="P1" draw:layer="layout" svg:width="0.48cm" svg:height="0.48cm" svg:x="16.121cm" svg:y="9.912cm" svg:viewBox="0 0 481 481" svg:d="M481 240c0 133-108 241-241 241-132 0-240-108-240-241 0-132 108-240 240-240 133 0 241 108 241 240z">
          <text:p/>
        </draw:path>
        <draw:path draw:style-name="gr8" draw:text-style-name="P1" draw:layer="layout" svg:width="0.479cm" svg:height="0.48cm" svg:x="17.341cm" svg:y="9.912cm" svg:viewBox="0 0 480 481" svg:d="M480 240c0 133-107 241-239 241-134 0-241-108-241-241 0-132 107-240 241-240 132 0 239 108 239 240z">
          <text:p/>
        </draw:path>
        <draw:polyline draw:style-name="gr8" draw:text-style-name="P1" draw:layer="layout" svg:width="1.526cm" svg:height="0cm" svg:x="14.174cm" svg:y="9.672cm" svg:viewBox="0 0 1527 0" draw:points="1527,0 1453,0 1354,0 1233,0 1095,0 946,0 637,0 489,0 352,0 232,0 133,0 60,0 15,0 0,0">
          <text:p/>
        </draw:polyline>
        <draw:polyline draw:style-name="gr8" draw:text-style-name="P1" draw:layer="layout" svg:width="1.526cm" svg:height="0cm" svg:x="14.174cm" svg:y="10.652cm" svg:viewBox="0 0 1527 0" draw:points="1527,0 1453,0 1354,0 1233,0 1095,0 946,0 637,0 489,0 352,0 232,0 133,0 60,0 15,0 0,0">
          <text:p/>
        </draw:polyline>
        <draw:line draw:style-name="gr8" draw:text-style-name="P1" draw:layer="layout" svg:x1="14.174cm" svg:y1="6.843cm" svg:x2="14.174cm" svg:y2="5.864cm">
          <text:p/>
        </draw:line>
        <draw:line draw:style-name="gr8" draw:text-style-name="P1" draw:layer="layout" svg:x1="14.174cm" svg:y1="10.652cm" svg:x2="14.174cm" svg:y2="9.672cm">
          <text:p/>
        </draw:line>
        <draw:polygon draw:style-name="gr7" draw:text-style-name="P1" draw:layer="layout" svg:width="0cm" svg:height="0cm" svg:x="16.104cm" svg:y="8.258cm" svg:viewBox="0 0 0 0" draw:points="0,0">
          <text:p/>
        </draw:polygon>
        <draw:polyline draw:style-name="gr9" draw:text-style-name="P1" draw:layer="layout" svg:width="2.494cm" svg:height="1.748cm" svg:x="16.541cm" svg:y="6.522cm" svg:viewBox="0 0 2495 1749" draw:points="2495,1749 1994,1749 0,0">
          <text:p/>
        </draw:polyline>
        <draw:polygon draw:style-name="gr10" draw:text-style-name="P2" draw:layer="layout" svg:width="0.431cm" svg:height="0.392cm" svg:x="16.541cm" svg:y="6.522cm" svg:viewBox="0 0 432 393" draw:points="0,0 322,393 432,267">
          <text:p/>
        </draw:polygon>
        <draw:polygon draw:style-name="gr7" draw:text-style-name="P1" draw:layer="layout" svg:width="0cm" svg:height="0cm" svg:x="16.104cm" svg:y="8.258cm" svg:viewBox="0 0 0 0" draw:points="0,0">
          <text:p/>
        </draw:polygon>
        <draw:polyline draw:style-name="gr9" draw:text-style-name="P1" draw:layer="layout" svg:width="1.324cm" svg:height="1.691cm" svg:x="17.686cm" svg:y="6.579cm" svg:viewBox="0 0 1325 1692" draw:points="1325,1692 825,1692 0,0">
          <text:p/>
        </draw:polyline>
        <draw:polygon draw:style-name="gr10" draw:text-style-name="P2" draw:layer="layout" svg:width="0.294cm" svg:height="0.486cm" svg:x="17.686cm" svg:y="6.579cm" svg:viewBox="0 0 295 487" draw:points="0,0 145,487 295,413">
          <text:p/>
        </draw:polygon>
        <draw:polygon draw:style-name="gr7" draw:text-style-name="P1" draw:layer="layout" svg:width="0cm" svg:height="0cm" svg:x="16.104cm" svg:y="8.258cm" svg:viewBox="0 0 0 0" draw:points="0,0">
          <text:p/>
        </draw:polygon>
        <draw:polyline draw:style-name="gr9" draw:text-style-name="P1" draw:layer="layout" svg:width="2.476cm" svg:height="1.736cm" svg:x="16.541cm" svg:y="8.258cm" svg:viewBox="0 0 2477 1737" draw:points="2477,0 1976,0 0,1737">
          <text:p/>
        </draw:polyline>
        <draw:polygon draw:style-name="gr10" draw:text-style-name="P2" draw:layer="layout" svg:width="0.431cm" svg:height="0.393cm" svg:x="16.541cm" svg:y="9.601cm" svg:viewBox="0 0 432 394" draw:points="0,394 432,126 322,0">
          <text:p/>
        </draw:polygon>
        <draw:polygon draw:style-name="gr7" draw:text-style-name="P1" draw:layer="layout" svg:width="0cm" svg:height="0cm" svg:x="16.104cm" svg:y="8.258cm" svg:viewBox="0 0 0 0" draw:points="0,0">
          <text:p/>
        </draw:polygon>
        <draw:polyline draw:style-name="gr9" draw:text-style-name="P1" draw:layer="layout" svg:width="1.348cm" svg:height="1.676cm" svg:x="17.689cm" svg:y="8.262cm" svg:viewBox="0 0 1349 1677" draw:points="1349,0 849,0 0,1677">
          <text:p/>
        </draw:polyline>
        <draw:polygon draw:style-name="gr10" draw:text-style-name="P2" draw:layer="layout" svg:width="0.3cm" svg:height="0.484cm" svg:x="17.689cm" svg:y="9.454cm" svg:viewBox="0 0 301 485" draw:points="0,485 301,76 152,0">
          <text:p/>
        </draw:polygon>
        <draw:path draw:style-name="gr6" draw:text-style-name="P3" draw:layer="layout" svg:width="5.773cm" svg:height="3.504cm" svg:x="3.588cm" svg:y="4.463cm" svg:viewBox="0 0 5774 3505" svg:d="M4794 1095l980 1696-412 714h-801-2310-799l-1433-2481c-41-242-15-502 72-704 86-201 223-320 368-320h800c152 0 295 132 380 351 86 219 103 499 45 744l82 141h1485l-122-212c-22-123-25-255-11-382-65-32-122-81-155-133-33-51-39-102-18-139l20-35c-30 52-3 131 70 200 72 68 175 113 261 113 56 0 99-19 119-54l-21 36c-20 34-62 53-119 53-48 0-104-14-157-41-14 127-11 259 11 382l122 212h824l-81-141c57-245 40-525-45-744s-228-351-381-351c-92 0-182 48-258 138 76 32 144 84 185 143s51 117 27 159c-21 36-66 56-126 56-91 0-200-47-277-119-76-73-105-157-73-212 37-65 147-76 264-27 76-90 166-138 258-138h800c153 0 296 132 381 351s102 499 45 744z">
          <text:p/>
        </draw:path>
        <draw:polygon draw:style-name="gr7" draw:text-style-name="P1" draw:layer="layout" svg:width="0cm" svg:height="0cm" svg:x="7.061cm" svg:y="5.997cm" svg:viewBox="0 0 0 0" draw:points="0,0">
          <text:p/>
        </draw:polygon>
        <draw:polygon draw:style-name="gr6" draw:text-style-name="P3" draw:layer="layout" svg:width="3.207cm" svg:height="1.555cm" svg:x="5.353cm" svg:y="5.698cm" svg:viewBox="0 0 3208 1556" draw:points="2309,0 3208,1556 898,1556 0,0 1485,0">
          <text:p/>
        </draw:polygon>
        <draw:polygon draw:style-name="gr7" draw:text-style-name="P1" draw:layer="layout" svg:width="0cm" svg:height="0cm" svg:x="7.061cm" svg:y="5.997cm" svg:viewBox="0 0 0 0" draw:points="0,0">
          <text:p/>
        </draw:polygon>
        <draw:path draw:style-name="gr6" draw:text-style-name="P3" draw:layer="layout" svg:width="1.864cm" svg:height="3.504cm" svg:x="3.588cm" svg:y="4.463cm" svg:viewBox="0 0 1865 3505" svg:d="M1453 3505l412-714-981-1696c58-245 41-525-44-744-86-219-228-351-381-351-145 0-282 119-368 320-87 202-113 462-72 704z">
          <text:p/>
        </draw:path>
        <draw:polygon draw:style-name="gr7" draw:text-style-name="P1" draw:layer="layout" svg:width="0cm" svg:height="0cm" svg:x="7.061cm" svg:y="5.997cm" svg:viewBox="0 0 0 0" draw:points="0,0">
          <text:p/>
        </draw:polygon>
        <draw:polygon draw:style-name="gr6" draw:text-style-name="P3" draw:layer="layout" svg:width="2.722cm" svg:height="0.714cm" svg:x="5.838cm" svg:y="7.253cm" svg:viewBox="0 0 2723 715" draw:points="2723,0 2311,715 0,715 413,0">
          <text:p/>
        </draw:polygon>
        <draw:polygon draw:style-name="gr7" draw:text-style-name="P1" draw:layer="layout" svg:width="0cm" svg:height="0cm" svg:x="7.061cm" svg:y="5.997cm" svg:viewBox="0 0 0 0" draw:points="0,0">
          <text:p/>
        </draw:polygon>
        <draw:polygon draw:style-name="gr6" draw:text-style-name="P3" draw:layer="layout" svg:width="1.779cm" svg:height="1.696cm" svg:x="7.581cm" svg:y="5.557cm" svg:viewBox="0 0 1780 1697" draw:points="801,0 1780,1697 980,1697 81,141 0,0">
          <text:p/>
        </draw:polygon>
        <draw:polygon draw:style-name="gr7" draw:text-style-name="P1" draw:layer="layout" svg:width="0cm" svg:height="0cm" svg:x="7.061cm" svg:y="5.997cm" svg:viewBox="0 0 0 0" draw:points="0,0">
          <text:p/>
        </draw:polygon>
        <draw:polygon draw:style-name="gr6" draw:text-style-name="P3" draw:layer="layout" svg:width="1.78cm" svg:height="1.696cm" svg:x="4.471cm" svg:y="5.557cm" svg:viewBox="0 0 1781 1697" draw:points="1781,1697 980,1697 0,0 800,0 882,141">
          <text:p/>
        </draw:polygon>
        <draw:polygon draw:style-name="gr7" draw:text-style-name="P1" draw:layer="layout" svg:width="0cm" svg:height="0cm" svg:x="7.061cm" svg:y="5.997cm" svg:viewBox="0 0 0 0" draw:points="0,0">
          <text:p/>
        </draw:polygon>
        <draw:path draw:style-name="gr6" draw:text-style-name="P3" draw:layer="layout" svg:width="1.259cm" svg:height="1.094cm" svg:x="4.046cm" svg:y="4.463cm" svg:viewBox="0 0 1260 1095" svg:d="M1226 1095c58-245 41-524-45-744-85-219-228-351-380-351h-801c153 0 295 132 382 351 85 220 102 499 44 744z">
          <text:p/>
        </draw:path>
        <draw:polygon draw:style-name="gr7" draw:text-style-name="P1" draw:layer="layout" svg:width="0cm" svg:height="0cm" svg:x="7.061cm" svg:y="5.997cm" svg:viewBox="0 0 0 0" draw:points="0,0">
          <text:p/>
        </draw:polygon>
        <draw:path draw:style-name="gr6" draw:text-style-name="P3" draw:layer="layout" svg:width="1.259cm" svg:height="1.094cm" svg:x="7.155cm" svg:y="4.463cm" svg:viewBox="0 0 1260 1095" svg:d="M1227 1095c57-245 40-524-45-744-85-219-229-351-382-351h-800c153 0 296 132 381 351 85 220 102 499 45 744z">
          <text:p/>
        </draw:path>
        <draw:polygon draw:style-name="gr7" draw:text-style-name="P1" draw:layer="layout" svg:width="0cm" svg:height="0cm" svg:x="7.061cm" svg:y="5.997cm" svg:viewBox="0 0 0 0" draw:points="0,0">
          <text:p/>
        </draw:polygon>
        <draw:polygon draw:style-name="gr6" draw:text-style-name="P3" draw:layer="layout" svg:width="1.212cm" svg:height="0.714cm" svg:x="8.148cm" svg:y="7.253cm" svg:viewBox="0 0 1213 715" draw:points="1213,0 800,715 0,715 412,0">
          <text:p/>
        </draw:polygon>
        <draw:polygon draw:style-name="gr7" draw:text-style-name="P1" draw:layer="layout" svg:width="0cm" svg:height="0cm" svg:x="7.061cm" svg:y="5.997cm" svg:viewBox="0 0 0 0" draw:points="0,0">
          <text:p/>
        </draw:polygon>
        <draw:polygon draw:style-name="gr6" draw:text-style-name="P3" draw:layer="layout" svg:width="1.212cm" svg:height="0.714cm" svg:x="5.039cm" svg:y="7.253cm" svg:viewBox="0 0 1213 715" draw:points="800,715 1213,0 413,0 0,715">
          <text:p/>
        </draw:polygon>
        <draw:polygon draw:style-name="gr7" draw:text-style-name="P1" draw:layer="layout" svg:width="0cm" svg:height="0cm" svg:x="7.061cm" svg:y="5.997cm" svg:viewBox="0 0 0 0" draw:points="0,0">
          <text:p/>
        </draw:polygon>
        <draw:path draw:style-name="gr6" draw:text-style-name="P3" draw:layer="layout" svg:width="0.38cm" svg:height="0.66cm" svg:x="3.856cm" svg:y="4.928cm" svg:viewBox="0 0 381 661" svg:d="M191 661c50 0 99-35 135-97 54-94 70-236 41-359-30-123-99-205-176-205-106 0-191 149-191 331s85 330 191 330z">
          <text:p/>
        </draw:path>
        <draw:polygon draw:style-name="gr7" draw:text-style-name="P1" draw:layer="layout" svg:width="0cm" svg:height="0cm" svg:x="7.061cm" svg:y="5.997cm" svg:viewBox="0 0 0 0" draw:points="0,0">
          <text:p/>
        </draw:polygon>
        <draw:path draw:style-name="gr6" draw:text-style-name="P3" draw:layer="layout" svg:width="0.381cm" svg:height="0.66cm" svg:x="6.965cm" svg:y="4.928cm" svg:viewBox="0 0 382 661" svg:d="M191 661c51 0 99-35 135-97 55-94 71-236 41-359-29-123-98-205-176-205-105 0-191 149-191 331s86 330 191 330z">
          <text:p/>
        </draw:path>
        <draw:polygon draw:style-name="gr7" draw:text-style-name="P1" draw:layer="layout" svg:width="0cm" svg:height="0cm" svg:x="7.061cm" svg:y="5.997cm" svg:viewBox="0 0 0 0" draw:points="0,0">
          <text:p/>
        </draw:polygon>
        <draw:path draw:style-name="gr6" draw:text-style-name="P3" draw:layer="layout" svg:width="0.522cm" svg:height="0.424cm" svg:x="6.6cm" svg:y="4.571cm" svg:viewBox="0 0 523 425" svg:d="M34 57c37-65 147-76 264-27 76 32 144 84 186 143 41 59 51 117 27 160l-21 35c-11 20-30 35-55 45-21 8-45 12-71 12-74 0-161-31-233-84s-120-120-129-179c-4-26 0-50 11-70z">
          <text:p/>
        </draw:path>
        <draw:polygon draw:style-name="gr7" draw:text-style-name="P1" draw:layer="layout" svg:width="0cm" svg:height="0cm" svg:x="7.061cm" svg:y="5.997cm" svg:viewBox="0 0 0 0" draw:points="0,0">
          <text:p/>
        </draw:polygon>
        <draw:path draw:style-name="gr6" draw:text-style-name="P3" draw:layer="layout" svg:width="0.523cm" svg:height="0.424cm" svg:x="9.693cm" svg:y="4.571cm" svg:viewBox="0 0 524 425" svg:d="M34 57c44-76 186-76 317 0 132 76 204 199 160 276l-20 35c-13 20-31 35-56 45-20 8-44 12-71 12-74 0-160-31-233-84-72-53-120-120-129-179-5-26 0-50 12-70z">
          <text:p/>
        </draw:path>
        <draw:polygon draw:style-name="gr7" draw:text-style-name="P1" draw:layer="layout" svg:width="0cm" svg:height="0cm" svg:x="7.061cm" svg:y="5.997cm" svg:viewBox="0 0 0 0" draw:points="0,0">
          <text:p/>
        </draw:polygon>
        <draw:path draw:style-name="gr6" draw:text-style-name="P3" draw:layer="layout" svg:width="0.523cm" svg:height="0.425cm" svg:x="6.102cm" svg:y="3.708cm" svg:viewBox="0 0 524 426" svg:d="M34 57c44-76 186-76 317 0 133 76 204 199 160 276l-20 36c-12 19-30 35-55 44-21 8-46 13-72 13-74 0-161-32-233-84-72-53-120-120-129-180-5-26 0-50 12-69z">
          <text:p/>
        </draw:path>
        <draw:polygon draw:style-name="gr7" draw:text-style-name="P1" draw:layer="layout" svg:width="0cm" svg:height="0cm" svg:x="7.061cm" svg:y="5.997cm" svg:viewBox="0 0 0 0" draw:points="0,0">
          <text:p/>
        </draw:polygon>
        <draw:path draw:style-name="gr6" draw:text-style-name="P3" draw:layer="layout" svg:width="0.523cm" svg:height="0.425cm" svg:x="9.195cm" svg:y="3.708cm" svg:viewBox="0 0 524 426" svg:d="M34 57c44-76 186-76 318 0s203 199 159 276l-20 36c-12 19-31 35-56 44-20 8-44 13-71 13-73 0-160-32-232-84-73-53-121-120-130-180-5-26 0-50 12-69z">
          <text:p/>
        </draw:path>
        <draw:polygon draw:style-name="gr7" draw:text-style-name="P1" draw:layer="layout" svg:width="0cm" svg:height="0cm" svg:x="7.061cm" svg:y="5.997cm" svg:viewBox="0 0 0 0" draw:points="0,0">
          <text:p/>
        </draw:polygon>
        <draw:path draw:style-name="gr6" draw:text-style-name="P3" draw:layer="layout" svg:width="0.502cm" svg:height="0.389cm" svg:x="6.122cm" svg:y="3.708cm" svg:viewBox="0 0 503 390" svg:d="M490 332c-21 38-66 58-126 58-91 0-200-48-277-121-77-72-106-156-74-212 44-76 187-76 318 0 132 76 203 199 159 275z">
          <text:p/>
        </draw:path>
        <draw:polygon draw:style-name="gr7" draw:text-style-name="P1" draw:layer="layout" svg:width="0cm" svg:height="0cm" svg:x="7.061cm" svg:y="5.997cm" svg:viewBox="0 0 0 0" draw:points="0,0">
          <text:p/>
        </draw:polygon>
        <draw:path draw:style-name="gr6" draw:text-style-name="P3" draw:layer="layout" svg:width="0.502cm" svg:height="0.388cm" svg:x="9.713cm" svg:y="4.571cm" svg:viewBox="0 0 503 389" svg:d="M490 333c-21 36-66 56-126 56-91 0-200-47-276-120-78-73-107-157-75-212 45-76 187-76 318 0 132 76 203 199 159 276z">
          <text:p/>
        </draw:path>
        <draw:polygon draw:style-name="gr7" draw:text-style-name="P1" draw:layer="layout" svg:width="0cm" svg:height="0cm" svg:x="7.061cm" svg:y="5.997cm" svg:viewBox="0 0 0 0" draw:points="0,0">
          <text:p/>
        </draw:polygon>
        <draw:path draw:style-name="gr6" draw:text-style-name="P3" draw:layer="layout" svg:width="0.502cm" svg:height="0.389cm" svg:x="9.215cm" svg:y="3.708cm" svg:viewBox="0 0 503 390" svg:d="M490 332c-21 38-66 58-126 58-90 0-200-48-276-121-78-72-107-156-75-212 45-76 187-76 319 0 131 76 202 199 158 275z">
          <text:p/>
        </draw:path>
        <draw:polygon draw:style-name="gr7" draw:text-style-name="P1" draw:layer="layout" svg:width="0cm" svg:height="0cm" svg:x="7.061cm" svg:y="5.997cm" svg:viewBox="0 0 0 0" draw:points="0,0">
          <text:p/>
        </draw:polygon>
        <draw:path draw:style-name="gr6" draw:text-style-name="P3" draw:layer="layout" svg:width="0.438cm" svg:height="0.339cm" svg:x="8.023cm" svg:y="5.854cm" svg:viewBox="0 0 439 340" svg:d="M428 290c28-48 2-121-65-185-66-64-162-105-241-105-52 0-92 17-111 49-38 68 24 175 140 241 114 66 238 66 277 0z">
          <text:p/>
        </draw:path>
        <draw:polygon draw:style-name="gr7" draw:text-style-name="P1" draw:layer="layout" svg:width="0cm" svg:height="0cm" svg:x="7.061cm" svg:y="5.997cm" svg:viewBox="0 0 0 0" draw:points="0,0">
          <text:p/>
        </draw:polygon>
        <draw:path draw:style-name="gr6" draw:text-style-name="P3" draw:layer="layout" svg:width="0.438cm" svg:height="0.339cm" svg:x="8.521cm" svg:y="6.716cm" svg:viewBox="0 0 439 340" svg:d="M428 290c29-48 2-122-65-185-67-64-162-105-241-105-52 0-92 18-110 50-39 66 24 173 139 240 114 67 238 67 277 0z">
          <text:p/>
        </draw:path>
        <draw:polygon draw:style-name="gr7" draw:text-style-name="P1" draw:layer="layout" svg:width="0cm" svg:height="0cm" svg:x="7.061cm" svg:y="5.997cm" svg:viewBox="0 0 0 0" draw:points="0,0">
          <text:p/>
        </draw:polygon>
        <draw:path draw:style-name="gr6" draw:text-style-name="P3" draw:layer="layout" svg:width="0.438cm" svg:height="0.339cm" svg:x="4.93cm" svg:y="5.854cm" svg:viewBox="0 0 439 340" svg:d="M428 290c28-48 2-121-65-185s-162-105-241-105c-53 0-93 17-111 49-38 68 24 175 140 241 114 66 238 66 277 0z">
          <text:p/>
        </draw:path>
        <draw:polygon draw:style-name="gr7" draw:text-style-name="P1" draw:layer="layout" svg:width="0cm" svg:height="0cm" svg:x="7.061cm" svg:y="5.997cm" svg:viewBox="0 0 0 0" draw:points="0,0">
          <text:p/>
        </draw:polygon>
        <draw:path draw:style-name="gr6" draw:text-style-name="P3" draw:layer="layout" svg:width="0.437cm" svg:height="0.339cm" svg:x="5.428cm" svg:y="6.716cm" svg:viewBox="0 0 438 340" svg:d="M427 290c28-48 3-122-64-185-67-64-162-105-241-105-52 0-93 18-111 50-38 66 25 173 139 240 115 67 239 67 277 0z">
          <text:p/>
        </draw:path>
        <draw:polygon draw:style-name="gr7" draw:text-style-name="P1" draw:layer="layout" svg:width="0cm" svg:height="0cm" svg:x="7.061cm" svg:y="5.997cm" svg:viewBox="0 0 0 0" draw:points="0,0">
          <text:p/>
        </draw:polygon>
        <draw:path draw:style-name="gr6" draw:text-style-name="P3" draw:layer="layout" svg:width="0.569cm" svg:height="0.484cm" svg:x="9.136cm" svg:y="3.765cm" svg:viewBox="0 0 570 485" svg:d="M570 275l-20 36c-12 19-30 36-55 45l-20 36c-1 14-5 27-12 39-20 34-63 54-119 54-85 0-189-45-262-113-72-70-100-149-69-201 6-12 16-22 28-30l20-36c-4-26 0-50 12-69l20-36c-32 56-3 140 74 212 77 73 187 120 277 120 60 0 105-20 126-57z">
          <text:p/>
        </draw:path>
        <draw:polygon draw:style-name="gr7" draw:text-style-name="P1" draw:layer="layout" svg:width="0cm" svg:height="0cm" svg:x="7.061cm" svg:y="5.997cm" svg:viewBox="0 0 0 0" draw:points="0,0">
          <text:p/>
        </draw:polygon>
        <draw:path draw:style-name="gr6" draw:text-style-name="P3" draw:layer="layout" svg:width="0.569cm" svg:height="0.483cm" svg:x="9.633cm" svg:y="4.628cm" svg:viewBox="0 0 570 484" svg:d="M570 275l-20 35c-12 20-30 35-55 45l-20 35c-1 14-5 28-12 39-20 36-63 55-119 55-87 0-190-46-262-114-72-69-100-148-69-200 6-12 16-22 28-30l20-35c-4-26 0-50 12-70l20-35c-32 55-3 139 74 212 76 72 186 119 277 119 60 0 105-20 126-56z">
          <text:p/>
        </draw:path>
        <draw:polygon draw:style-name="gr7" draw:text-style-name="P1" draw:layer="layout" svg:width="0cm" svg:height="0cm" svg:x="7.061cm" svg:y="5.997cm" svg:viewBox="0 0 0 0" draw:points="0,0">
          <text:p/>
        </draw:polygon>
        <draw:path draw:style-name="gr6" draw:text-style-name="P3" draw:layer="layout" svg:width="0.569cm" svg:height="0.484cm" svg:x="6.042cm" svg:y="3.765cm" svg:viewBox="0 0 570 485" svg:d="M570 275l-20 36c-12 19-30 36-55 45l-21 36c-1 14-5 27-12 39-20 34-63 54-119 54-86 0-189-45-261-113-72-70-100-149-70-201 7-12 17-22 29-30l20-36c-4-26 0-50 12-69l20-36c-32 56-3 140 74 212 76 73 185 120 276 120 61 0 106-20 127-57z">
          <text:p/>
        </draw:path>
        <draw:polygon draw:style-name="gr7" draw:text-style-name="P1" draw:layer="layout" svg:width="0cm" svg:height="0cm" svg:x="7.061cm" svg:y="5.997cm" svg:viewBox="0 0 0 0" draw:points="0,0">
          <text:p/>
        </draw:polygon>
        <draw:path draw:style-name="gr6" draw:text-style-name="P3" draw:layer="layout" svg:width="0.569cm" svg:height="0.483cm" svg:x="6.54cm" svg:y="4.628cm" svg:viewBox="0 0 570 484" svg:d="M570 275l-22 35c-11 20-30 35-54 45l-21 35c-1 14-5 28-11 39-20 36-63 55-119 55-86 0-189-46-261-114-73-69-101-148-70-200 7-12 17-22 29-30l20-35c-4-26 0-50 11-70l21-35c-32 55-3 139 73 212 77 72 186 119 277 119 60 0 105-20 127-56z">
          <text:p/>
        </draw:path>
        <draw:polygon draw:style-name="gr7" draw:text-style-name="P1" draw:layer="layout" svg:width="0cm" svg:height="0cm" svg:x="7.061cm" svg:y="5.997cm" svg:viewBox="0 0 0 0" draw:points="0,0">
          <text:p/>
        </draw:polygon>
        <draw:path draw:style-name="gr6" draw:text-style-name="P3" draw:layer="layout" svg:width="0.481cm" svg:height="0.364cm" svg:x="9.646cm" svg:y="4.733cm" svg:viewBox="0 0 482 365" svg:d="M482 251l-20 35-16 28c-19 33-61 51-115 51-82 0-183-43-252-109-70-66-96-143-67-193l16-28 20-35c9 59 57 126 129 178 74 54 160 85 234 85 27 0 51-4 71-12z">
          <text:p/>
        </draw:path>
        <draw:polygon draw:style-name="gr7" draw:text-style-name="P1" draw:layer="layout" svg:width="0cm" svg:height="0cm" svg:x="7.061cm" svg:y="5.997cm" svg:viewBox="0 0 0 0" draw:points="0,0">
          <text:p/>
        </draw:polygon>
        <draw:path draw:style-name="gr6" draw:text-style-name="P3" draw:layer="layout" svg:width="0.481cm" svg:height="0.365cm" svg:x="6.055cm" svg:y="3.87cm" svg:viewBox="0 0 482 366" svg:d="M482 250l-20 36-16 27c-20 34-62 53-116 53-82 0-182-43-251-110-70-66-96-142-67-193l16-27 20-36c9 60 57 127 129 179s159 84 233 84c27 0 52-5 72-13z">
          <text:p/>
        </draw:path>
        <draw:polygon draw:style-name="gr7" draw:text-style-name="P1" draw:layer="layout" svg:width="0cm" svg:height="0cm" svg:x="7.061cm" svg:y="5.997cm" svg:viewBox="0 0 0 0" draw:points="0,0">
          <text:p/>
        </draw:polygon>
        <draw:path draw:style-name="gr6" draw:text-style-name="P3" draw:layer="layout" svg:width="0.481cm" svg:height="0.364cm" svg:x="6.553cm" svg:y="4.733cm" svg:viewBox="0 0 482 365" svg:d="M482 251l-21 35-16 28c-19 33-61 51-115 51-82 0-182-43-251-109-70-66-97-143-67-193l16-28 20-35c9 59 57 126 129 178 72 54 159 85 234 85 26 0 50-4 71-12z">
          <text:p/>
        </draw:path>
        <draw:polygon draw:style-name="gr7" draw:text-style-name="P1" draw:layer="layout" svg:width="0cm" svg:height="0cm" svg:x="7.061cm" svg:y="5.997cm" svg:viewBox="0 0 0 0" draw:points="0,0">
          <text:p/>
        </draw:polygon>
        <draw:path draw:style-name="gr6" draw:text-style-name="P3" draw:layer="layout" svg:width="0.481cm" svg:height="0.365cm" svg:x="9.148cm" svg:y="3.87cm" svg:viewBox="0 0 482 366" svg:d="M482 250l-20 36-16 27c-19 34-60 53-115 53-82 0-182-43-252-110-70-66-96-142-67-193l16-27 20-36c9 60 57 127 130 179s160 84 233 84c27 0 51-5 71-13z">
          <text:p/>
        </draw:path>
        <draw:polygon draw:style-name="gr7" draw:text-style-name="P1" draw:layer="layout" svg:width="0cm" svg:height="0cm" svg:x="7.061cm" svg:y="5.997cm" svg:viewBox="0 0 0 0" draw:points="0,0">
          <text:p/>
        </draw:polygon>
        <draw:path draw:style-name="gr6" draw:text-style-name="P3" draw:layer="layout" svg:width="0.274cm" svg:height="0.212cm" svg:x="9.827cm" svg:y="4.659cm" svg:viewBox="0 0 275 213" svg:d="M268 182c-12 20-36 31-69 31-49 0-110-26-152-65-41-41-57-87-40-117 24-41 102-41 174 0 72 42 111 110 87 151z">
          <text:p/>
        </draw:path>
        <draw:polygon draw:style-name="gr7" draw:text-style-name="P1" draw:layer="layout" svg:width="0cm" svg:height="0cm" svg:x="7.061cm" svg:y="5.997cm" svg:viewBox="0 0 0 0" draw:points="0,0">
          <text:p/>
        </draw:polygon>
        <draw:path draw:style-name="gr6" draw:text-style-name="P3" draw:layer="layout" svg:width="0.274cm" svg:height="0.212cm" svg:x="6.734cm" svg:y="4.659cm" svg:viewBox="0 0 275 213" svg:d="M268 182c-12 20-36 31-70 31-49 0-109-26-151-65-42-41-58-87-40-117 24-41 101-41 173 0 73 42 112 110 88 151z">
          <text:p/>
        </draw:path>
        <draw:polygon draw:style-name="gr7" draw:text-style-name="P1" draw:layer="layout" svg:width="0cm" svg:height="0cm" svg:x="7.061cm" svg:y="5.997cm" svg:viewBox="0 0 0 0" draw:points="0,0">
          <text:p/>
        </draw:polygon>
        <draw:path draw:style-name="gr6" draw:text-style-name="P3" draw:layer="layout" svg:width="0.274cm" svg:height="0.213cm" svg:x="6.236cm" svg:y="3.797cm" svg:viewBox="0 0 275 214" svg:d="M268 183c-12 20-36 31-69 31-50 0-110-26-152-66s-57-86-40-116c24-43 102-43 174 0 72 41 111 109 87 151z">
          <text:p/>
        </draw:path>
        <draw:polygon draw:style-name="gr7" draw:text-style-name="P1" draw:layer="layout" svg:width="0cm" svg:height="0cm" svg:x="7.061cm" svg:y="5.997cm" svg:viewBox="0 0 0 0" draw:points="0,0">
          <text:p/>
        </draw:polygon>
        <draw:path draw:style-name="gr6" draw:text-style-name="P3" draw:layer="layout" svg:width="0.274cm" svg:height="0.213cm" svg:x="9.329cm" svg:y="3.797cm" svg:viewBox="0 0 275 214" svg:d="M268 183c-11 20-36 31-69 31-49 0-110-26-151-66-42-40-58-86-41-116 24-43 103-43 174 0 72 41 111 109 87 151z">
          <text:p/>
        </draw:path>
        <draw:polygon draw:style-name="gr7" draw:text-style-name="P1" draw:layer="layout" svg:width="0cm" svg:height="0cm" svg:x="7.061cm" svg:y="5.997cm" svg:viewBox="0 0 0 0" draw:points="0,0">
          <text:p/>
        </draw:polygon>
        <draw:path draw:style-name="gr6" draw:text-style-name="P3" draw:layer="layout" svg:width="0.493cm" svg:height="0.378cm" svg:x="6.52cm" svg:y="4.768cm" svg:viewBox="0 0 494 379" svg:d="M494 250c-1 14-5 28-11 39l-21 36c-20 35-62 54-119 54-48 0-104-14-157-41-66-33-123-82-156-134-33-51-39-102-18-139l20-35c7-12 17-22 29-30l-16 28c-30 50-3 126 67 192s170 109 252 109c54 0 95-18 114-51z">
          <text:p/>
        </draw:path>
        <draw:polygon draw:style-name="gr7" draw:text-style-name="P1" draw:layer="layout" svg:width="0cm" svg:height="0cm" svg:x="7.061cm" svg:y="5.997cm" svg:viewBox="0 0 0 0" draw:points="0,0">
          <text:p/>
        </draw:polygon>
        <draw:path draw:style-name="gr6" draw:text-style-name="P3" draw:layer="layout" svg:width="0.493cm" svg:height="0.378cm" svg:x="9.115cm" svg:y="3.906cm" svg:viewBox="0 0 494 379" svg:d="M494 251c-1 14-5 27-12 39l-20 35c-20 35-63 54-119 54-86 0-189-45-261-113-73-69-101-148-70-200l21-36c6-12 16-22 28-30l-16 27c-29 52-3 128 67 194s169 109 251 109c55 0 96-19 115-52z">
          <text:p/>
        </draw:path>
        <draw:polygon draw:style-name="gr7" draw:text-style-name="P1" draw:layer="layout" svg:width="0cm" svg:height="0cm" svg:x="7.061cm" svg:y="5.997cm" svg:viewBox="0 0 0 0" draw:points="0,0">
          <text:p/>
        </draw:polygon>
        <draw:path draw:style-name="gr6" draw:text-style-name="P3" draw:layer="layout" svg:width="0.494cm" svg:height="0.378cm" svg:x="6.022cm" svg:y="3.906cm" svg:viewBox="0 0 495 379" svg:d="M495 251c-1 14-5 27-12 39l-21 35c-19 35-62 54-118 54-86 0-189-45-262-113-73-69-100-148-70-200l20-36c7-12 17-22 29-30l-16 27c-29 52-3 128 67 194s170 109 252 109c54 0 95-19 115-52z">
          <text:p/>
        </draw:path>
        <draw:polygon draw:style-name="gr7" draw:text-style-name="P1" draw:layer="layout" svg:width="0cm" svg:height="0cm" svg:x="7.061cm" svg:y="5.997cm" svg:viewBox="0 0 0 0" draw:points="0,0">
          <text:p/>
        </draw:polygon>
        <draw:path draw:style-name="gr6" draw:text-style-name="P3" draw:layer="layout" svg:width="0.494cm" svg:height="0.378cm" svg:x="9.613cm" svg:y="4.768cm" svg:viewBox="0 0 495 379" svg:d="M495 250c-2 14-6 28-13 39l-21 36c-19 35-62 54-118 54-86 0-189-45-261-114-73-68-101-147-70-200l21-35c6-12 16-22 28-30l-16 28c-29 50-3 126 67 192 69 66 169 109 251 109 54 0 96-18 115-51z">
          <text:p/>
        </draw:path>
        <draw:polygon draw:style-name="gr7" draw:text-style-name="P1" draw:layer="layout" svg:width="0cm" svg:height="0cm" svg:x="7.061cm" svg:y="5.997cm" svg:viewBox="0 0 0 0" draw:points="0,0">
          <text:p/>
        </draw:polygon>
        <draw:path draw:style-name="gr6" draw:text-style-name="P3" draw:layer="layout" svg:width="0.482cm" svg:height="0.348cm" svg:x="6.022cm" svg:y="3.936cm" svg:viewBox="0 0 483 349" svg:d="M483 260l-22 35c-19 35-62 54-118 54-86 0-189-45-261-113-73-69-101-148-70-201l20-35c-30 52-2 132 70 201 72 68 175 113 261 113 56 0 99-20 120-54z">
          <text:p/>
        </draw:path>
        <draw:polygon draw:style-name="gr7" draw:text-style-name="P1" draw:layer="layout" svg:width="0cm" svg:height="0cm" svg:x="7.061cm" svg:y="5.997cm" svg:viewBox="0 0 0 0" draw:points="0,0">
          <text:p/>
        </draw:polygon>
        <draw:path draw:style-name="gr6" draw:text-style-name="P3" draw:layer="layout" svg:width="0.482cm" svg:height="0.348cm" svg:x="9.613cm" svg:y="4.798cm" svg:viewBox="0 0 483 349" svg:d="M483 260l-21 36c-19 34-62 53-118 53-86 0-190-44-262-114-73-68-100-147-70-200l21-35c-31 52-3 131 69 200s176 114 262 114c56 0 99-19 119-54z">
          <text:p/>
        </draw:path>
        <draw:polygon draw:style-name="gr7" draw:text-style-name="P1" draw:layer="layout" svg:width="0cm" svg:height="0cm" svg:x="7.061cm" svg:y="5.997cm" svg:viewBox="0 0 0 0" draw:points="0,0">
          <text:p/>
        </draw:polygon>
        <draw:path draw:style-name="gr6" draw:text-style-name="P3" draw:layer="layout" svg:width="0.482cm" svg:height="0.348cm" svg:x="9.115cm" svg:y="3.936cm" svg:viewBox="0 0 483 349" svg:d="M483 260l-20 35c-20 35-63 54-119 54-87 0-190-45-262-113-73-69-100-148-70-201l21-35c-31 52-3 132 69 201 73 68 177 113 262 113 56 0 99-20 119-54z">
          <text:p/>
        </draw:path>
        <draw:polygon draw:style-name="gr7" draw:text-style-name="P1" draw:layer="layout" svg:width="0cm" svg:height="0cm" svg:x="7.061cm" svg:y="5.997cm" svg:viewBox="0 0 0 0" draw:points="0,0">
          <text:p/>
        </draw:polygon>
        <draw:line draw:style-name="gr8" draw:text-style-name="P1" draw:layer="layout" svg:x1="8.381cm" svg:y1="5.557cm" svg:x2="7.581cm" svg:y2="5.557cm">
          <text:p/>
        </draw:line>
        <draw:path draw:style-name="gr8" draw:text-style-name="P1" draw:layer="layout" svg:width="0.459cm" svg:height="1.094cm" svg:x="7.955cm" svg:y="4.463cm" svg:viewBox="0 0 460 1095" svg:d="M427 1095c57-245 40-524-45-744-85-219-228-351-382-351">
          <text:p/>
        </draw:path>
        <draw:path draw:style-name="gr8" draw:text-style-name="P1" draw:layer="layout" svg:width="0.459cm" svg:height="1.094cm" svg:x="7.155cm" svg:y="4.463cm" svg:viewBox="0 0 460 1095" svg:d="M427 1095c57-245 40-524-46-744-85-219-228-351-381-351">
          <text:p/>
        </draw:path>
        <draw:path draw:style-name="gr8" draw:text-style-name="P1" draw:layer="layout" svg:width="0.258cm" svg:height="0.138cm" svg:x="6.897cm" svg:y="4.463cm" svg:viewBox="0 0 259 139" svg:d="M259 0c-93 0-183 49-259 139">
          <text:p/>
        </draw:path>
        <draw:path draw:style-name="gr8" draw:text-style-name="P1" draw:layer="layout" svg:width="0.019cm" svg:height="0.381cm" svg:x="6.697cm" svg:y="5.105cm" svg:viewBox="0 0 20 382" svg:d="M9 0c-15 128-12 259 11 382">
          <text:p/>
        </draw:path>
        <draw:line draw:style-name="gr8" draw:text-style-name="P1" draw:layer="layout" svg:x1="8.381cm" svg:y1="5.557cm" svg:x2="9.361cm" svg:y2="7.254cm">
          <text:p/>
        </draw:line>
        <draw:line draw:style-name="gr8" draw:text-style-name="P1" draw:layer="layout" svg:x1="7.581cm" svg:y1="5.557cm" svg:x2="7.663cm" svg:y2="5.699cm">
          <text:p/>
        </draw:line>
        <draw:line draw:style-name="gr8" draw:text-style-name="P1" draw:layer="layout" svg:x1="9.36cm" svg:y1="7.253cm" svg:x2="8.56cm" svg:y2="7.253cm">
          <text:p/>
        </draw:line>
        <draw:line draw:style-name="gr8" draw:text-style-name="P1" draw:layer="layout" svg:x1="7.662cm" svg:y1="5.698cm" svg:x2="8.561cm" svg:y2="7.254cm">
          <text:p/>
        </draw:line>
        <draw:path draw:style-name="gr8" draw:text-style-name="P1" draw:layer="layout" svg:width="0.11cm" svg:height="0.049cm" svg:x="8.034cm" svg:y="5.854cm" svg:viewBox="0 0 111 50" svg:d="M111 0c-53 0-92 18-111 50">
          <text:p/>
        </draw:path>
        <draw:path draw:style-name="gr8" draw:text-style-name="P1" draw:layer="layout" svg:width="0.427cm" svg:height="0.29cm" svg:x="8.023cm" svg:y="5.903cm" svg:viewBox="0 0 428 291" svg:d="M11 0c-38 68 24 175 139 241 114 66 239 66 278 0">
          <text:p/>
        </draw:path>
        <draw:path draw:style-name="gr8" draw:text-style-name="P1" draw:layer="layout" svg:width="0.317cm" svg:height="0.289cm" svg:x="8.144cm" svg:y="5.854cm" svg:viewBox="0 0 318 290" svg:d="M307 290c28-48 2-121-65-185s-163-105-242-105">
          <text:p/>
        </draw:path>
        <draw:path draw:style-name="gr8" draw:text-style-name="P1" draw:layer="layout" svg:width="0.11cm" svg:height="0.05cm" svg:x="8.532cm" svg:y="6.716cm" svg:viewBox="0 0 111 51" svg:d="M111 0c-52 0-93 18-111 51">
          <text:p/>
        </draw:path>
        <draw:path draw:style-name="gr8" draw:text-style-name="P1" draw:layer="layout" svg:width="0.427cm" svg:height="0.289cm" svg:x="8.521cm" svg:y="6.766cm" svg:viewBox="0 0 428 290" svg:d="M11 0c-38 67 24 174 139 240 115 67 239 67 278 0">
          <text:p/>
        </draw:path>
        <draw:path draw:style-name="gr8" draw:text-style-name="P1" draw:layer="layout" svg:width="0.317cm" svg:height="0.289cm" svg:x="8.642cm" svg:y="6.716cm" svg:viewBox="0 0 318 290" svg:d="M307 290c28-48 2-121-65-184-67-65-162-106-242-106">
          <text:p/>
        </draw:path>
        <draw:line draw:style-name="gr8" draw:text-style-name="P1" draw:layer="layout" svg:x1="8.948cm" svg:y1="7.967cm" svg:x2="8.148cm" svg:y2="7.967cm">
          <text:p/>
        </draw:line>
        <draw:line draw:style-name="gr8" draw:text-style-name="P1" draw:layer="layout" svg:x1="6.839cm" svg:y1="5.699cm" svg:x2="6.716cm" svg:y2="5.486cm">
          <text:p/>
        </draw:line>
        <draw:line draw:style-name="gr8" draw:text-style-name="P1" draw:layer="layout" svg:x1="9.361cm" svg:y1="7.253cm" svg:x2="8.948cm" svg:y2="7.968cm">
          <text:p/>
        </draw:line>
        <draw:path draw:style-name="gr8" draw:text-style-name="P1" draw:layer="layout" svg:width="0.191cm" svg:height="0.563cm" svg:x="7.155cm" svg:y="4.928cm" svg:viewBox="0 0 192 564" svg:d="M135 564c56-94 72-237 42-360s-99-204-177-204">
          <text:p/>
        </draw:path>
        <draw:path draw:style-name="gr8" draw:text-style-name="P1" draw:layer="layout" svg:width="0.19cm" svg:height="0.66cm" svg:x="6.965cm" svg:y="4.928cm" svg:viewBox="0 0 191 661" svg:d="M191 0c-106 0-191 149-191 331s85 330 191 330">
          <text:p/>
        </draw:path>
        <draw:path draw:style-name="gr8" draw:text-style-name="P1" draw:layer="layout" svg:width="0.135cm" svg:height="0.097cm" svg:x="7.155cm" svg:y="5.491cm" svg:viewBox="0 0 136 98" svg:d="M0 98c52 0 100-35 136-98">
          <text:p/>
        </draw:path>
        <draw:line draw:style-name="gr8" draw:text-style-name="P1" draw:layer="layout" svg:x1="8.561cm" svg:y1="7.253cm" svg:x2="8.148cm" svg:y2="7.968cm">
          <text:p/>
        </draw:line>
        <draw:line draw:style-name="gr8" draw:text-style-name="P1" draw:layer="layout" svg:x1="7.662cm" svg:y1="5.698cm" svg:x2="5.353cm" svg:y2="5.698cm">
          <text:p/>
        </draw:line>
        <draw:line draw:style-name="gr8" draw:text-style-name="P1" draw:layer="layout" svg:x1="6.252cm" svg:y1="7.254cm" svg:x2="5.353cm" svg:y2="5.698cm">
          <text:p/>
        </draw:line>
        <draw:line draw:style-name="gr8" draw:text-style-name="P1" draw:layer="layout" svg:x1="8.56cm" svg:y1="7.253cm" svg:x2="6.251cm" svg:y2="7.253cm">
          <text:p/>
        </draw:line>
        <draw:line draw:style-name="gr8" draw:text-style-name="P1" draw:layer="layout" svg:x1="8.148cm" svg:y1="7.967cm" svg:x2="5.838cm" svg:y2="7.967cm">
          <text:p/>
        </draw:line>
        <draw:line draw:style-name="gr8" draw:text-style-name="P1" draw:layer="layout" svg:x1="5.838cm" svg:y1="7.968cm" svg:x2="6.252cm" svg:y2="7.253cm">
          <text:p/>
        </draw:line>
        <draw:line draw:style-name="gr8" draw:text-style-name="P1" draw:layer="layout" svg:x1="6.251cm" svg:y1="7.253cm" svg:x2="5.451cm" svg:y2="7.253cm">
          <text:p/>
        </draw:line>
        <draw:line draw:style-name="gr8" draw:text-style-name="P1" draw:layer="layout" svg:x1="5.452cm" svg:y1="7.254cm" svg:x2="4.471cm" svg:y2="5.557cm">
          <text:p/>
        </draw:line>
        <draw:line draw:style-name="gr8" draw:text-style-name="P1" draw:layer="layout" svg:x1="5.354cm" svg:y1="5.699cm" svg:x2="5.271cm" svg:y2="5.557cm">
          <text:p/>
        </draw:line>
        <draw:line draw:style-name="gr8" draw:text-style-name="P1" draw:layer="layout" svg:x1="5.271cm" svg:y1="5.557cm" svg:x2="4.471cm" svg:y2="5.557cm">
          <text:p/>
        </draw:line>
        <draw:path draw:style-name="gr8" draw:text-style-name="P1" draw:layer="layout" svg:width="0.11cm" svg:height="0.049cm" svg:x="4.941cm" svg:y="5.854cm" svg:viewBox="0 0 111 50" svg:d="M111 0c-52 0-93 18-111 50">
          <text:p/>
        </draw:path>
        <draw:path draw:style-name="gr8" draw:text-style-name="P1" draw:layer="layout" svg:width="0.427cm" svg:height="0.29cm" svg:x="4.93cm" svg:y="5.903cm" svg:viewBox="0 0 428 291" svg:d="M11 0c-38 68 24 175 139 241 114 66 238 66 278 0">
          <text:p/>
        </draw:path>
        <draw:path draw:style-name="gr8" draw:text-style-name="P1" draw:layer="layout" svg:width="0.317cm" svg:height="0.289cm" svg:x="5.051cm" svg:y="5.854cm" svg:viewBox="0 0 318 290" svg:d="M307 290c28-48 2-121-65-185s-163-105-242-105">
          <text:p/>
        </draw:path>
        <draw:path draw:style-name="gr8" draw:text-style-name="P1" draw:layer="layout" svg:width="0.11cm" svg:height="0.05cm" svg:x="5.439cm" svg:y="6.716cm" svg:viewBox="0 0 111 51" svg:d="M111 0c-53 0-93 18-111 51">
          <text:p/>
        </draw:path>
        <draw:path draw:style-name="gr8" draw:text-style-name="P1" draw:layer="layout" svg:width="0.426cm" svg:height="0.289cm" svg:x="5.428cm" svg:y="6.766cm" svg:viewBox="0 0 427 290" svg:d="M11 0c-38 67 24 174 138 240 115 67 240 67 278 0">
          <text:p/>
        </draw:path>
        <draw:path draw:style-name="gr8" draw:text-style-name="P1" draw:layer="layout" svg:width="0.316cm" svg:height="0.289cm" svg:x="5.549cm" svg:y="6.716cm" svg:viewBox="0 0 317 290" svg:d="M306 290c28-48 3-121-65-184-67-65-162-106-241-106">
          <text:p/>
        </draw:path>
        <draw:line draw:style-name="gr8" draw:text-style-name="P1" draw:layer="layout" svg:x1="5.838cm" svg:y1="7.967cm" svg:x2="5.039cm" svg:y2="7.967cm">
          <text:p/>
        </draw:line>
        <draw:line draw:style-name="gr8" draw:text-style-name="P1" draw:layer="layout" svg:x1="5.04cm" svg:y1="7.968cm" svg:x2="3.606cm" svg:y2="5.486cm">
          <text:p/>
        </draw:line>
        <draw:path draw:style-name="gr8" draw:text-style-name="P1" draw:layer="layout" svg:width="0.459cm" svg:height="1.094cm" svg:x="4.846cm" svg:y="4.463cm" svg:viewBox="0 0 460 1095" svg:d="M426 1095c58-245 41-524-46-744-85-219-228-351-380-351">
          <text:p/>
        </draw:path>
        <draw:line draw:style-name="gr8" draw:text-style-name="P1" draw:layer="layout" svg:x1="5.039cm" svg:y1="7.968cm" svg:x2="5.452cm" svg:y2="7.253cm">
          <text:p/>
        </draw:line>
        <draw:path draw:style-name="gr8" draw:text-style-name="P1" draw:layer="layout" svg:width="0.459cm" svg:height="1.094cm" svg:x="4.046cm" svg:y="4.463cm" svg:viewBox="0 0 460 1095" svg:d="M426 1095c58-245 41-524-44-744-87-219-229-351-382-351">
          <text:p/>
        </draw:path>
        <draw:path draw:style-name="gr8" draw:text-style-name="P1" draw:layer="layout" svg:width="0.459cm" svg:height="1.023cm" svg:x="3.588cm" svg:y="4.463cm" svg:viewBox="0 0 460 1024" svg:d="M460 0c-145 0-283 119-369 321-87 202-113 462-72 703">
          <text:p/>
        </draw:path>
        <draw:path draw:style-name="gr8" draw:text-style-name="P1" draw:layer="layout" svg:width="0.19cm" svg:height="0.563cm" svg:x="4.046cm" svg:y="4.928cm" svg:viewBox="0 0 191 564" svg:d="M136 564c54-94 70-237 41-360-30-123-99-204-177-204">
          <text:p/>
        </draw:path>
        <draw:path draw:style-name="gr8" draw:text-style-name="P1" draw:layer="layout" svg:width="0.19cm" svg:height="0.66cm" svg:x="3.856cm" svg:y="4.928cm" svg:viewBox="0 0 191 661" svg:d="M191 0c-105 0-191 149-191 331s86 330 191 330">
          <text:p/>
        </draw:path>
        <draw:path draw:style-name="gr8" draw:text-style-name="P1" draw:layer="layout" svg:width="0.135cm" svg:height="0.097cm" svg:x="4.046cm" svg:y="5.491cm" svg:viewBox="0 0 136 98" svg:d="M0 98c51 0 100-35 136-98">
          <text:p/>
        </draw:path>
        <draw:path draw:style-name="gr8" draw:text-style-name="P1" draw:layer="layout" svg:width="0.197cm" svg:height="0.181cm" svg:x="6.236cm" svg:y="3.828cm" svg:viewBox="0 0 198 182" svg:d="M198 182c-49 0-109-26-151-66-42-39-58-86-40-116">
          <text:p/>
        </draw:path>
        <draw:path draw:style-name="gr8" draw:text-style-name="P1" draw:layer="layout" svg:width="0.267cm" svg:height="0.182cm" svg:x="6.243cm" svg:y="3.797cm" svg:viewBox="0 0 268 183" svg:d="M0 32c25-43 103-43 174 0 72 41 112 109 87 151">
          <text:p/>
        </draw:path>
        <draw:path draw:style-name="gr8" draw:text-style-name="P1" draw:layer="layout" svg:width="0.069cm" svg:height="0.031cm" svg:x="6.434cm" svg:y="3.978cm" svg:viewBox="0 0 70 32" svg:d="M70 0c-13 21-37 32-70 32">
          <text:p/>
        </draw:path>
        <draw:path draw:style-name="gr8" draw:text-style-name="P1" draw:layer="layout" svg:width="0.363cm" svg:height="0.332cm" svg:x="6.122cm" svg:y="3.765cm" svg:viewBox="0 0 364 333" svg:d="M364 333c-91 0-201-47-277-120-77-72-106-156-74-213">
          <text:p/>
        </draw:path>
        <draw:path draw:style-name="gr8" draw:text-style-name="P1" draw:layer="layout" svg:width="0.489cm" svg:height="0.332cm" svg:x="6.135cm" svg:y="3.708cm" svg:viewBox="0 0 490 333" svg:d="M0 57c44-76 186-76 317 0 132 77 204 200 160 276">
          <text:p/>
        </draw:path>
        <draw:path draw:style-name="gr8" draw:text-style-name="P1" draw:layer="layout" svg:width="0.126cm" svg:height="0.057cm" svg:x="6.485cm" svg:y="4.04cm" svg:viewBox="0 0 127 58" svg:d="M127 0c-21 38-67 58-127 58">
          <text:p/>
        </draw:path>
        <draw:path draw:style-name="gr8" draw:text-style-name="P1" draw:layer="layout" svg:width="0.363cm" svg:height="0.332cm" svg:x="6.102cm" svg:y="3.801cm" svg:viewBox="0 0 364 333" svg:d="M364 333c-91 0-201-48-278-120-77-73-106-157-73-213">
          <text:p/>
        </draw:path>
        <draw:path draw:style-name="gr8" draw:text-style-name="P1" draw:layer="layout" svg:width="0.126cm" svg:height="0.057cm" svg:x="6.465cm" svg:y="4.076cm" svg:viewBox="0 0 127 58" svg:d="M127 0c-21 36-68 58-127 58">
          <text:p/>
        </draw:path>
        <draw:path draw:style-name="gr8" draw:text-style-name="P1" draw:layer="layout" svg:width="0.33cm" svg:height="0.302cm" svg:x="6.055cm" svg:y="3.933cm" svg:viewBox="0 0 331 303" svg:d="M331 303c-82 0-182-43-251-109-71-67-97-143-68-194">
          <text:p/>
        </draw:path>
        <draw:path draw:style-name="gr8" draw:text-style-name="P1" draw:layer="layout" svg:width="0.115cm" svg:height="0.052cm" svg:x="6.385cm" svg:y="4.183cm" svg:viewBox="0 0 116 53" svg:d="M116 0c-20 34-62 53-116 53">
          <text:p/>
        </draw:path>
        <draw:path draw:style-name="gr8" draw:text-style-name="P1" draw:layer="layout" svg:width="0.343cm" svg:height="0.313cm" svg:x="6.042cm" svg:y="3.936cm" svg:viewBox="0 0 344 314" svg:d="M344 314c-87 0-190-46-262-114-72-69-100-148-70-200">
          <text:p/>
        </draw:path>
        <draw:path draw:style-name="gr8" draw:text-style-name="P1" draw:layer="layout" svg:width="0.029cm" svg:height="0.03cm" svg:x="6.054cm" svg:y="3.906cm" svg:viewBox="0 0 30 31" svg:d="M0 31c7-12 18-23 30-31">
          <text:p/>
        </draw:path>
        <draw:path draw:style-name="gr8" draw:text-style-name="P1" draw:layer="layout" svg:width="0.012cm" svg:height="0.039cm" svg:x="6.504cm" svg:y="4.156cm" svg:viewBox="0 0 13 40" svg:d="M13 0c-1 14-5 27-13 40">
          <text:p/>
        </draw:path>
        <draw:path draw:style-name="gr8" draw:text-style-name="P1" draw:layer="layout" svg:width="0.119cm" svg:height="0.054cm" svg:x="6.385cm" svg:y="4.195cm" svg:viewBox="0 0 120 55" svg:d="M120 0c-20 35-63 55-120 55">
          <text:p/>
        </draw:path>
        <draw:path draw:style-name="gr8" draw:text-style-name="P1" draw:layer="layout" svg:width="0.343cm" svg:height="0.313cm" svg:x="6.022cm" svg:y="3.971cm" svg:viewBox="0 0 344 314" svg:d="M344 314c-87 0-190-45-262-114-73-69-100-148-70-200">
          <text:p/>
        </draw:path>
        <draw:path draw:style-name="gr8" draw:text-style-name="P1" draw:layer="layout" svg:width="0.118cm" svg:height="0.054cm" svg:x="6.365cm" svg:y="4.23cm" svg:viewBox="0 0 119 55" svg:d="M119 0c-19 35-63 55-119 55">
          <text:p/>
        </draw:path>
        <draw:path draw:style-name="gr8" draw:text-style-name="P1" draw:layer="layout" svg:width="0.198cm" svg:height="0.181cm" svg:x="6.734cm" svg:y="4.69cm" svg:viewBox="0 0 199 182" svg:d="M199 182c-49 0-110-26-152-65-42-41-58-87-40-117">
          <text:p/>
        </draw:path>
        <draw:path draw:style-name="gr8" draw:text-style-name="P1" draw:layer="layout" svg:width="0.267cm" svg:height="0.181cm" svg:x="6.741cm" svg:y="4.659cm" svg:viewBox="0 0 268 182" svg:d="M0 31c24-41 102-41 174 0 72 42 111 110 87 151">
          <text:p/>
        </draw:path>
        <draw:path draw:style-name="gr8" draw:text-style-name="P1" draw:layer="layout" svg:width="0.069cm" svg:height="0.031cm" svg:x="6.932cm" svg:y="4.84cm" svg:viewBox="0 0 70 32" svg:d="M70 0c-12 21-37 32-70 32">
          <text:p/>
        </draw:path>
        <draw:path draw:style-name="gr8" draw:text-style-name="P1" draw:layer="layout" svg:width="0.363cm" svg:height="0.331cm" svg:x="6.62cm" svg:y="4.628cm" svg:viewBox="0 0 364 332" svg:d="M364 332c-91 0-200-47-278-119-76-74-105-158-73-213">
          <text:p/>
        </draw:path>
        <draw:path draw:style-name="gr8" draw:text-style-name="P1" draw:layer="layout" svg:width="0.489cm" svg:height="0.332cm" svg:x="6.633cm" svg:y="4.571cm" svg:viewBox="0 0 490 333" svg:d="M0 57c44-76 186-76 317 0 132 76 204 200 160 276">
          <text:p/>
        </draw:path>
        <draw:path draw:style-name="gr8" draw:text-style-name="P1" draw:layer="layout" svg:width="0.126cm" svg:height="0.056cm" svg:x="6.983cm" svg:y="4.903cm" svg:viewBox="0 0 127 57" svg:d="M127 0c-21 36-67 57-127 57">
          <text:p/>
        </draw:path>
        <draw:path draw:style-name="gr8" draw:text-style-name="P1" draw:layer="layout" svg:width="0.364cm" svg:height="0.332cm" svg:x="6.6cm" svg:y="4.663cm" svg:viewBox="0 0 365 333" svg:d="M365 333c-91 0-200-48-278-120-77-73-106-157-74-213">
          <text:p/>
        </draw:path>
        <draw:path draw:style-name="gr8" draw:text-style-name="P1" draw:layer="layout" svg:width="0.125cm" svg:height="0.057cm" svg:x="6.963cm" svg:y="4.938cm" svg:viewBox="0 0 126 58" svg:d="M126 0c-21 37-67 58-126 58">
          <text:p/>
        </draw:path>
        <draw:path draw:style-name="gr8" draw:text-style-name="P1" draw:layer="layout" svg:width="0.33cm" svg:height="0.301cm" svg:x="6.553cm" svg:y="4.796cm" svg:viewBox="0 0 331 302" svg:d="M331 302c-82 0-183-43-252-109-70-67-97-143-67-193">
          <text:p/>
        </draw:path>
        <draw:path draw:style-name="gr8" draw:text-style-name="P1" draw:layer="layout" svg:width="0.114cm" svg:height="0.051cm" svg:x="6.883cm" svg:y="5.046cm" svg:viewBox="0 0 115 52" svg:d="M115 0c-19 34-60 52-115 52">
          <text:p/>
        </draw:path>
        <draw:path draw:style-name="gr8" draw:text-style-name="P1" draw:layer="layout" svg:width="0.343cm" svg:height="0.313cm" svg:x="6.54cm" svg:y="4.798cm" svg:viewBox="0 0 344 314" svg:d="M344 314c-86 0-189-45-262-113-73-69-100-149-70-201">
          <text:p/>
        </draw:path>
        <draw:path draw:style-name="gr8" draw:text-style-name="P1" draw:layer="layout" svg:width="0.029cm" svg:height="0.03cm" svg:x="6.552cm" svg:y="4.768cm" svg:viewBox="0 0 30 31" svg:d="M0 31c7-12 18-23 30-31">
          <text:p/>
        </draw:path>
        <draw:path draw:style-name="gr8" draw:text-style-name="P1" draw:layer="layout" svg:width="0.011cm" svg:height="0.039cm" svg:x="7.002cm" svg:y="5.018cm" svg:viewBox="0 0 12 40" svg:d="M12 0c-2 14-6 28-12 40">
          <text:p/>
        </draw:path>
        <draw:path draw:style-name="gr8" draw:text-style-name="P1" draw:layer="layout" svg:width="0.119cm" svg:height="0.054cm" svg:x="6.883cm" svg:y="5.057cm" svg:viewBox="0 0 120 55" svg:d="M120 0c-20 36-63 55-120 55">
          <text:p/>
        </draw:path>
        <draw:path draw:style-name="gr8" draw:text-style-name="P1" draw:layer="layout" svg:width="0.342cm" svg:height="0.313cm" svg:x="6.52cm" svg:y="4.833cm" svg:viewBox="0 0 343 314" svg:d="M343 314c-85 0-188-44-262-113-72-68-99-147-69-201">
          <text:p/>
        </draw:path>
        <draw:path draw:style-name="gr8" draw:text-style-name="P1" draw:layer="layout" svg:width="0.119cm" svg:height="0.053cm" svg:x="6.862cm" svg:y="5.093cm" svg:viewBox="0 0 120 54" svg:d="M120 0c-20 35-62 54-120 54">
          <text:p/>
        </draw:path>
        <draw:path draw:style-name="gr8" draw:text-style-name="P1" draw:layer="layout" svg:width="0.198cm" svg:height="0.181cm" svg:x="9.329cm" svg:y="3.828cm" svg:viewBox="0 0 199 182" svg:d="M199 182c-49 0-109-26-151-66-42-39-58-86-41-116">
          <text:p/>
        </draw:path>
        <draw:path draw:style-name="gr8" draw:text-style-name="P1" draw:layer="layout" svg:width="0.267cm" svg:height="0.182cm" svg:x="9.336cm" svg:y="3.797cm" svg:viewBox="0 0 268 183" svg:d="M0 32c24-43 102-43 174 0 72 41 111 109 87 151">
          <text:p/>
        </draw:path>
        <draw:path draw:style-name="gr8" draw:text-style-name="P1" draw:layer="layout" svg:width="0.069cm" svg:height="0.031cm" svg:x="9.527cm" svg:y="3.978cm" svg:viewBox="0 0 70 32" svg:d="M70 0c-11 21-36 32-70 32">
          <text:p/>
        </draw:path>
        <draw:path draw:style-name="gr8" draw:text-style-name="P1" draw:layer="layout" svg:width="0.363cm" svg:height="0.332cm" svg:x="9.215cm" svg:y="3.765cm" svg:viewBox="0 0 364 333" svg:d="M364 333c-90 0-200-47-276-120-78-72-107-156-75-213">
          <text:p/>
        </draw:path>
        <draw:path draw:style-name="gr8" draw:text-style-name="P1" draw:layer="layout" svg:width="0.489cm" svg:height="0.332cm" svg:x="9.228cm" svg:y="3.708cm" svg:viewBox="0 0 490 333" svg:d="M0 57c44-76 186-76 319 0 131 77 202 200 158 276">
          <text:p/>
        </draw:path>
        <draw:path draw:style-name="gr8" draw:text-style-name="P1" draw:layer="layout" svg:width="0.126cm" svg:height="0.057cm" svg:x="9.578cm" svg:y="4.04cm" svg:viewBox="0 0 127 58" svg:d="M127 0c-22 38-67 58-127 58">
          <text:p/>
        </draw:path>
        <draw:path draw:style-name="gr8" draw:text-style-name="P1" draw:layer="layout" svg:width="0.363cm" svg:height="0.332cm" svg:x="9.195cm" svg:y="3.801cm" svg:viewBox="0 0 364 333" svg:d="M364 333c-91 0-200-48-277-120-77-73-106-157-74-213">
          <text:p/>
        </draw:path>
        <draw:path draw:style-name="gr8" draw:text-style-name="P1" draw:layer="layout" svg:width="0.126cm" svg:height="0.057cm" svg:x="9.558cm" svg:y="4.076cm" svg:viewBox="0 0 127 58" svg:d="M127 0c-21 36-66 58-127 58">
          <text:p/>
        </draw:path>
        <draw:path draw:style-name="gr8" draw:text-style-name="P1" draw:layer="layout" svg:width="0.33cm" svg:height="0.302cm" svg:x="9.148cm" svg:y="3.933cm" svg:viewBox="0 0 331 303" svg:d="M331 303c-83 0-182-43-252-109-70-67-96-143-67-194">
          <text:p/>
        </draw:path>
        <draw:path draw:style-name="gr8" draw:text-style-name="P1" draw:layer="layout" svg:width="0.115cm" svg:height="0.052cm" svg:x="9.478cm" svg:y="4.183cm" svg:viewBox="0 0 116 53" svg:d="M116 0c-19 34-60 53-116 53">
          <text:p/>
        </draw:path>
        <draw:path draw:style-name="gr8" draw:text-style-name="P1" draw:layer="layout" svg:width="0.343cm" svg:height="0.313cm" svg:x="9.136cm" svg:y="3.936cm" svg:viewBox="0 0 344 314" svg:d="M344 314c-86 0-189-46-262-114-72-69-100-148-69-200">
          <text:p/>
        </draw:path>
        <draw:path draw:style-name="gr8" draw:text-style-name="P1" draw:layer="layout" svg:width="0.028cm" svg:height="0.03cm" svg:x="9.148cm" svg:y="3.906cm" svg:viewBox="0 0 29 31" svg:d="M0 31c6-12 16-23 29-31">
          <text:p/>
        </draw:path>
        <draw:path draw:style-name="gr8" draw:text-style-name="P1" draw:layer="layout" svg:width="0.013cm" svg:height="0.039cm" svg:x="9.597cm" svg:y="4.156cm" svg:viewBox="0 0 14 40" svg:d="M14 0c-2 14-6 27-14 40">
          <text:p/>
        </draw:path>
        <draw:path draw:style-name="gr8" draw:text-style-name="P1" draw:layer="layout" svg:width="0.119cm" svg:height="0.054cm" svg:x="9.478cm" svg:y="4.195cm" svg:viewBox="0 0 120 55" svg:d="M120 0c-20 35-63 55-120 55">
          <text:p/>
        </draw:path>
        <draw:path draw:style-name="gr8" draw:text-style-name="P1" draw:layer="layout" svg:width="0.343cm" svg:height="0.313cm" svg:x="9.115cm" svg:y="3.971cm" svg:viewBox="0 0 344 314" svg:d="M344 314c-87 0-190-45-262-114-73-69-100-148-70-200">
          <text:p/>
        </draw:path>
        <draw:path draw:style-name="gr8" draw:text-style-name="P1" draw:layer="layout" svg:width="0.119cm" svg:height="0.054cm" svg:x="9.458cm" svg:y="4.23cm" svg:viewBox="0 0 120 55" svg:d="M120 0c-20 35-63 55-120 55">
          <text:p/>
        </draw:path>
        <draw:path draw:style-name="gr8" draw:text-style-name="P1" draw:layer="layout" svg:width="0.198cm" svg:height="0.181cm" svg:x="9.827cm" svg:y="4.69cm" svg:viewBox="0 0 199 182" svg:d="M199 182c-50 0-110-26-152-65-41-41-57-87-40-117">
          <text:p/>
        </draw:path>
        <draw:path draw:style-name="gr8" draw:text-style-name="P1" draw:layer="layout" svg:width="0.267cm" svg:height="0.181cm" svg:x="9.834cm" svg:y="4.659cm" svg:viewBox="0 0 268 182" svg:d="M0 31c24-41 102-41 174 0 72 42 111 110 87 151">
          <text:p/>
        </draw:path>
        <draw:path draw:style-name="gr8" draw:text-style-name="P1" draw:layer="layout" svg:width="0.069cm" svg:height="0.031cm" svg:x="10.025cm" svg:y="4.84cm" svg:viewBox="0 0 70 32" svg:d="M70 0c-12 21-36 32-70 32">
          <text:p/>
        </draw:path>
        <draw:path draw:style-name="gr8" draw:text-style-name="P1" draw:layer="layout" svg:width="0.363cm" svg:height="0.331cm" svg:x="9.713cm" svg:y="4.628cm" svg:viewBox="0 0 364 332" svg:d="M364 332c-91 0-201-47-277-119-77-74-106-158-74-213">
          <text:p/>
        </draw:path>
        <draw:path draw:style-name="gr8" draw:text-style-name="P1" draw:layer="layout" svg:width="0.489cm" svg:height="0.332cm" svg:x="9.726cm" svg:y="4.571cm" svg:viewBox="0 0 490 333" svg:d="M0 57c44-76 186-76 318 0s203 200 159 276">
          <text:p/>
        </draw:path>
        <draw:path draw:style-name="gr8" draw:text-style-name="P1" draw:layer="layout" svg:width="0.126cm" svg:height="0.056cm" svg:x="10.076cm" svg:y="4.903cm" svg:viewBox="0 0 127 57" svg:d="M127 0c-22 36-67 57-127 57">
          <text:p/>
        </draw:path>
        <draw:path draw:style-name="gr8" draw:text-style-name="P1" draw:layer="layout" svg:width="0.363cm" svg:height="0.332cm" svg:x="9.693cm" svg:y="4.663cm" svg:viewBox="0 0 364 333" svg:d="M364 333c-92 0-201-48-278-120-76-73-106-157-73-213">
          <text:p/>
        </draw:path>
        <draw:path draw:style-name="gr8" draw:text-style-name="P1" draw:layer="layout" svg:width="0.126cm" svg:height="0.057cm" svg:x="10.056cm" svg:y="4.938cm" svg:viewBox="0 0 127 58" svg:d="M127 0c-21 37-67 58-127 58">
          <text:p/>
        </draw:path>
        <draw:path draw:style-name="gr8" draw:text-style-name="P1" draw:layer="layout" svg:width="0.33cm" svg:height="0.301cm" svg:x="9.646cm" svg:y="4.796cm" svg:viewBox="0 0 331 302" svg:d="M331 302c-82 0-182-43-252-109-70-67-96-143-67-193">
          <text:p/>
        </draw:path>
        <draw:path draw:style-name="gr8" draw:text-style-name="P1" draw:layer="layout" svg:width="0.115cm" svg:height="0.051cm" svg:x="9.976cm" svg:y="5.046cm" svg:viewBox="0 0 116 52" svg:d="M116 0c-20 34-62 52-116 52">
          <text:p/>
        </draw:path>
        <draw:path draw:style-name="gr8" draw:text-style-name="P1" draw:layer="layout" svg:width="0.343cm" svg:height="0.313cm" svg:x="9.633cm" svg:y="4.798cm" svg:viewBox="0 0 344 314" svg:d="M344 314c-86 0-189-45-262-113-72-69-100-149-69-201">
          <text:p/>
        </draw:path>
        <draw:path draw:style-name="gr8" draw:text-style-name="P1" draw:layer="layout" svg:width="0.028cm" svg:height="0.03cm" svg:x="9.646cm" svg:y="4.768cm" svg:viewBox="0 0 29 31" svg:d="M0 31c6-12 16-23 29-31">
          <text:p/>
        </draw:path>
        <draw:path draw:style-name="gr8" draw:text-style-name="P1" draw:layer="layout" svg:width="0.012cm" svg:height="0.039cm" svg:x="10.095cm" svg:y="5.018cm" svg:viewBox="0 0 13 40" svg:d="M13 0c-1 14-6 28-13 40">
          <text:p/>
        </draw:path>
        <draw:path draw:style-name="gr8" draw:text-style-name="P1" draw:layer="layout" svg:width="0.119cm" svg:height="0.054cm" svg:x="9.976cm" svg:y="5.057cm" svg:viewBox="0 0 120 55" svg:d="M120 0c-21 36-64 55-120 55">
          <text:p/>
        </draw:path>
        <draw:path draw:style-name="gr8" draw:text-style-name="P1" draw:layer="layout" svg:width="0.343cm" svg:height="0.313cm" svg:x="9.613cm" svg:y="4.833cm" svg:viewBox="0 0 344 314" svg:d="M344 314c-86 0-189-44-262-113-73-68-100-147-70-201">
          <text:p/>
        </draw:path>
        <draw:path draw:style-name="gr8" draw:text-style-name="P1" draw:layer="layout" svg:width="0.118cm" svg:height="0.053cm" svg:x="9.956cm" svg:y="5.093cm" svg:viewBox="0 0 119 54" svg:d="M119 0c-19 35-62 54-119 54">
          <text:p/>
        </draw:path>
        <draw:line draw:style-name="gr8" draw:text-style-name="P1" draw:layer="layout" svg:x1="7.155cm" svg:y1="4.463cm" svg:x2="7.955cm" svg:y2="4.463cm">
          <text:p/>
        </draw:line>
        <draw:line draw:style-name="gr8" draw:text-style-name="P1" draw:layer="layout" svg:x1="4.046cm" svg:y1="4.463cm" svg:x2="4.846cm" svg:y2="4.463cm">
          <text:p/>
        </draw:line>
        <draw:line draw:style-name="gr8" draw:text-style-name="P1" draw:layer="layout" svg:x1="6.612cm" svg:y1="4.04cm" svg:x2="6.591cm" svg:y2="4.077cm">
          <text:p/>
        </draw:line>
        <draw:line draw:style-name="gr8" draw:text-style-name="P1" draw:layer="layout" svg:x1="6.136cm" svg:y1="3.765cm" svg:x2="6.115cm" svg:y2="3.802cm">
          <text:p/>
        </draw:line>
        <draw:line draw:style-name="gr8" draw:text-style-name="P1" draw:layer="layout" svg:x1="6.537cm" svg:y1="4.12cm" svg:x2="6.5cm" svg:y2="4.184cm">
          <text:p/>
        </draw:line>
        <draw:line draw:style-name="gr8" draw:text-style-name="P1" draw:layer="layout" svg:x1="6.104cm" svg:y1="3.87cm" svg:x2="6.067cm" svg:y2="3.934cm">
          <text:p/>
        </draw:line>
        <draw:line draw:style-name="gr8" draw:text-style-name="P1" draw:layer="layout" svg:x1="6.505cm" svg:y1="4.195cm" svg:x2="6.483cm" svg:y2="4.231cm">
          <text:p/>
        </draw:line>
        <draw:line draw:style-name="gr8" draw:text-style-name="P1" draw:layer="layout" svg:x1="6.055cm" svg:y1="3.936cm" svg:x2="6.034cm" svg:y2="3.972cm">
          <text:p/>
        </draw:line>
        <draw:line draw:style-name="gr8" draw:text-style-name="P1" draw:layer="layout" svg:x1="7.11cm" svg:y1="4.903cm" svg:x2="7.088cm" svg:y2="4.939cm">
          <text:p/>
        </draw:line>
        <draw:line draw:style-name="gr8" draw:text-style-name="P1" draw:layer="layout" svg:x1="6.634cm" svg:y1="4.628cm" svg:x2="6.612cm" svg:y2="4.664cm">
          <text:p/>
        </draw:line>
        <draw:line draw:style-name="gr8" draw:text-style-name="P1" draw:layer="layout" svg:x1="7.035cm" svg:y1="4.983cm" svg:x2="6.997cm" svg:y2="5.047cm">
          <text:p/>
        </draw:line>
        <draw:line draw:style-name="gr8" draw:text-style-name="P1" draw:layer="layout" svg:x1="6.602cm" svg:y1="4.733cm" svg:x2="6.565cm" svg:y2="4.797cm">
          <text:p/>
        </draw:line>
        <draw:line draw:style-name="gr8" draw:text-style-name="P1" draw:layer="layout" svg:x1="7.003cm" svg:y1="5.057cm" svg:x2="6.981cm" svg:y2="5.095cm">
          <text:p/>
        </draw:line>
        <draw:line draw:style-name="gr8" draw:text-style-name="P1" draw:layer="layout" svg:x1="6.553cm" svg:y1="4.798cm" svg:x2="6.532cm" svg:y2="4.834cm">
          <text:p/>
        </draw:line>
        <draw:line draw:style-name="gr8" draw:text-style-name="P1" draw:layer="layout" svg:x1="9.705cm" svg:y1="4.04cm" svg:x2="9.684cm" svg:y2="4.077cm">
          <text:p/>
        </draw:line>
        <draw:line draw:style-name="gr8" draw:text-style-name="P1" draw:layer="layout" svg:x1="9.229cm" svg:y1="3.765cm" svg:x2="9.208cm" svg:y2="3.802cm">
          <text:p/>
        </draw:line>
        <draw:line draw:style-name="gr8" draw:text-style-name="P1" draw:layer="layout" svg:x1="9.63cm" svg:y1="4.12cm" svg:x2="9.593cm" svg:y2="4.184cm">
          <text:p/>
        </draw:line>
        <draw:line draw:style-name="gr8" draw:text-style-name="P1" draw:layer="layout" svg:x1="9.197cm" svg:y1="3.87cm" svg:x2="9.16cm" svg:y2="3.934cm">
          <text:p/>
        </draw:line>
        <draw:line draw:style-name="gr8" draw:text-style-name="P1" draw:layer="layout" svg:x1="9.598cm" svg:y1="4.195cm" svg:x2="9.577cm" svg:y2="4.231cm">
          <text:p/>
        </draw:line>
        <draw:line draw:style-name="gr8" draw:text-style-name="P1" draw:layer="layout" svg:x1="9.149cm" svg:y1="3.936cm" svg:x2="9.127cm" svg:y2="3.972cm">
          <text:p/>
        </draw:line>
        <draw:line draw:style-name="gr8" draw:text-style-name="P1" draw:layer="layout" svg:x1="10.203cm" svg:y1="4.903cm" svg:x2="10.182cm" svg:y2="4.939cm">
          <text:p/>
        </draw:line>
        <draw:line draw:style-name="gr8" draw:text-style-name="P1" draw:layer="layout" svg:x1="9.727cm" svg:y1="4.628cm" svg:x2="9.706cm" svg:y2="4.664cm">
          <text:p/>
        </draw:line>
        <draw:line draw:style-name="gr8" draw:text-style-name="P1" draw:layer="layout" svg:x1="10.128cm" svg:y1="4.983cm" svg:x2="10.091cm" svg:y2="5.047cm">
          <text:p/>
        </draw:line>
        <draw:line draw:style-name="gr8" draw:text-style-name="P1" draw:layer="layout" svg:x1="9.695cm" svg:y1="4.733cm" svg:x2="9.658cm" svg:y2="4.797cm">
          <text:p/>
        </draw:line>
        <draw:line draw:style-name="gr8" draw:text-style-name="P1" draw:layer="layout" svg:x1="10.096cm" svg:y1="5.057cm" svg:x2="10.074cm" svg:y2="5.095cm">
          <text:p/>
        </draw:line>
        <draw:line draw:style-name="gr8" draw:text-style-name="P1" draw:layer="layout" svg:x1="9.647cm" svg:y1="4.798cm" svg:x2="9.625cm" svg:y2="4.834cm">
          <text:p/>
        </draw:line>
        <draw:frame draw:style-name="gr11" draw:text-style-name="P5" draw:layer="layout" svg:width="9.04cm" svg:height="0.623cm" svg:x="19.177cm" svg:y="8.001cm">
          <draw:text-box>
            <text:p text:style-name="P4"><text:span text:style-name="T1">4X M3 Brass Inserts [HD-MS0030]</text:span></text:p>
          </draw:text-box>
        </draw:frame>
        <draw:frame draw:style-name="gr12" draw:text-style-name="P6" draw:layer="layout" svg:width="0.119cm" svg:height="0.141cm" svg:x="26.379cm" svg:y="9.28cm">
          <draw:text-box>
            <text:p text:style-name="P4"><text:span text:style-name="T2"><text:s/></text:span></text:p>
          </draw:text-box>
        </draw:frame>
        <draw:frame draw:style-name="gr13" draw:text-style-name="P7" draw:layer="layout" svg:width="0.665cm" svg:height="0.78cm" svg:x="27.613cm" svg:y="19.214cm">
          <draw:text-box>
            <text:p text:style-name="P4"><text:span text:style-name="T3">X</text:span></text:p>
          </draw:text-box>
        </draw:frame>
        <draw:frame draw:style-name="gr12" draw:text-style-name="P6" draw:layer="layout" svg:width="0.119cm" svg:height="0.141cm" svg:x="28.023cm" svg:y="19.721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6T08:36:30.800477209</dc:date>
    <meta:editing-duration>PT51S</meta:editing-duration>
    <meta:editing-cycles>2</meta:editing-cycles>
    <meta:generator>LibreOffice/5.2.7.2$Linux_X86_64 LibreOffice_project/20m0$Build-2</meta:generator>
    <meta:document-statistic meta:object-count="514"/>
  </office:meta>
</office:document-meta>
</file>